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5.08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11.3770833333333cm" style:use-optimal-column-width="true"/>
    </style:style>
    <style:style style:name="co5" style:family="table-column">
      <style:table-column-properties fo:break-before="auto" style:column-width="12.48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5.29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ranjos_Populaciona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odmun</text:p>
          </table:table-cell>
          <table:table-cell office:value-type="string" table:style-name="ce2">
            <text:p>Nome do Município</text:p>
          </table:table-cell>
          <table:table-cell office:value-type="string" table:style-name="ce2">
            <text:p>Código do AP</text:p>
          </table:table-cell>
          <table:table-cell office:value-type="string" table:style-name="ce2">
            <text:p>Nome do Arranjo Populacional</text:p>
          </table:table-cell>
          <table:table-cell office:value-type="string" table:style-name="ce2">
            <text:p>Tipo de Arranjo Populacional</text:p>
          </table:table-cell>
          <table:table-cell table:number-columns-repeated="16379"/>
        </table:table-row>
        <table:table-row table:style-name="ro1">
          <table:table-cell office:value-type="float" office:value="3500105" table:style-name="ce1">
            <text:p>3500105</text:p>
          </table:table-cell>
          <table:table-cell office:value-type="string" table:style-name="ce1">
            <text:p>Adamantina</text:p>
          </table:table-cell>
          <table:table-cell office:value-type="float" office:value="3500105" table:style-name="ce1">
            <text:p>3500105</text:p>
          </table:table-cell>
          <table:table-cell office:value-type="string" table:style-name="ce1">
            <text:p>Arranjo Populacional de Adamantina - Lucél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0853" table:style-name="ce1">
            <text:p>3540853</text:p>
          </table:table-cell>
          <table:table-cell office:value-type="string" table:style-name="ce1">
            <text:p>Pracinha</text:p>
          </table:table-cell>
          <table:table-cell office:value-type="float" office:value="3500105" table:style-name="ce1">
            <text:p>3500105</text:p>
          </table:table-cell>
          <table:table-cell office:value-type="string" table:style-name="ce1">
            <text:p>Arranjo Populacional de Adamantina - Lucél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8908" table:style-name="ce1">
            <text:p>3528908</text:p>
          </table:table-cell>
          <table:table-cell office:value-type="string" table:style-name="ce1">
            <text:p>Mariápolis</text:p>
          </table:table-cell>
          <table:table-cell office:value-type="float" office:value="3500105" table:style-name="ce1">
            <text:p>3500105</text:p>
          </table:table-cell>
          <table:table-cell office:value-type="string" table:style-name="ce1">
            <text:p>Arranjo Populacional de Adamantina - Lucél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0806" table:style-name="ce1">
            <text:p>3520806</text:p>
          </table:table-cell>
          <table:table-cell office:value-type="string" table:style-name="ce1">
            <text:p>Inúbia Paulista</text:p>
          </table:table-cell>
          <table:table-cell office:value-type="float" office:value="3500105" table:style-name="ce1">
            <text:p>3500105</text:p>
          </table:table-cell>
          <table:table-cell office:value-type="string" table:style-name="ce1">
            <text:p>Arranjo Populacional de Adamantina - Lucél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7405" table:style-name="ce1">
            <text:p>3527405</text:p>
          </table:table-cell>
          <table:table-cell office:value-type="string" table:style-name="ce1">
            <text:p>Lucélia</text:p>
          </table:table-cell>
          <table:table-cell office:value-type="float" office:value="3500105" table:style-name="ce1">
            <text:p>3500105</text:p>
          </table:table-cell>
          <table:table-cell office:value-type="string" table:style-name="ce1">
            <text:p>Arranjo Populacional de Adamantina - Lucél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0202" table:style-name="ce1">
            <text:p>4100202</text:p>
          </table:table-cell>
          <table:table-cell office:value-type="string" table:style-name="ce1">
            <text:p>Adrianópolis</text:p>
          </table:table-cell>
          <table:table-cell office:value-type="float" office:value="4100202" table:style-name="ce1">
            <text:p>4100202</text:p>
          </table:table-cell>
          <table:table-cell office:value-type="string" table:style-name="ce1">
            <text:p>Arranjo Populacional de Adrianópolis/PR - Ribeir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2800" table:style-name="ce1">
            <text:p>3542800</text:p>
          </table:table-cell>
          <table:table-cell office:value-type="string" table:style-name="ce1">
            <text:p>Ribeira</text:p>
          </table:table-cell>
          <table:table-cell office:value-type="float" office:value="4100202" table:style-name="ce1">
            <text:p>4100202</text:p>
          </table:table-cell>
          <table:table-cell office:value-type="string" table:style-name="ce1">
            <text:p>Arranjo Populacional de Adrianópolis/PR - Ribeir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0501" table:style-name="ce1">
            <text:p>3500501</text:p>
          </table:table-cell>
          <table:table-cell office:value-type="string" table:style-name="ce1">
            <text:p>Águas de Lindóia</text:p>
          </table:table-cell>
          <table:table-cell office:value-type="float" office:value="3500501" table:style-name="ce1">
            <text:p>3500501</text:p>
          </table:table-cell>
          <table:table-cell office:value-type="string" table:style-name="ce1">
            <text:p>Arranjo Populacional de Águas de Lindó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7009" table:style-name="ce1">
            <text:p>3527009</text:p>
          </table:table-cell>
          <table:table-cell office:value-type="string" table:style-name="ce1">
            <text:p>Lindóia</text:p>
          </table:table-cell>
          <table:table-cell office:value-type="float" office:value="3500501" table:style-name="ce1">
            <text:p>3500501</text:p>
          </table:table-cell>
          <table:table-cell office:value-type="string" table:style-name="ce1">
            <text:p>Arranjo Populacional de Águas de Lindó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01508" table:style-name="ce1">
            <text:p>3101508</text:p>
          </table:table-cell>
          <table:table-cell office:value-type="string" table:style-name="ce1">
            <text:p>Além Paraíba</text:p>
          </table:table-cell>
          <table:table-cell office:value-type="float" office:value="3101508" table:style-name="ce1">
            <text:p>3101508</text:p>
          </table:table-cell>
          <table:table-cell office:value-type="string" table:style-name="ce1">
            <text:p>Arranjo Populacional de Além Paraíba/MG - Sapucai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5406" table:style-name="ce1">
            <text:p>3305406</text:p>
          </table:table-cell>
          <table:table-cell office:value-type="string" table:style-name="ce1">
            <text:p>Sapucaia</text:p>
          </table:table-cell>
          <table:table-cell office:value-type="float" office:value="3101508" table:style-name="ce1">
            <text:p>3101508</text:p>
          </table:table-cell>
          <table:table-cell office:value-type="string" table:style-name="ce1">
            <text:p>Arranjo Populacional de Além Paraíba/MG - Sapucai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9407" table:style-name="ce1">
            <text:p>5219407</text:p>
          </table:table-cell>
          <table:table-cell office:value-type="string" table:style-name="ce1">
            <text:p>Santa Rita do Araguaia</text:p>
          </table:table-cell>
          <table:table-cell office:value-type="float" office:value="5100300" table:style-name="ce1">
            <text:p>5100300</text:p>
          </table:table-cell>
          <table:table-cell office:value-type="string" table:style-name="ce1">
            <text:p>Arranjo Populacional de Alto Araguaia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0300" table:style-name="ce1">
            <text:p>5100300</text:p>
          </table:table-cell>
          <table:table-cell office:value-type="string" table:style-name="ce1">
            <text:p>Alto Araguaia</text:p>
          </table:table-cell>
          <table:table-cell office:value-type="float" office:value="5100300" table:style-name="ce1">
            <text:p>5100300</text:p>
          </table:table-cell>
          <table:table-cell office:value-type="string" table:style-name="ce1">
            <text:p>Arranjo Populacional de Alto Araguaia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0501" table:style-name="ce1">
            <text:p>2100501</text:p>
          </table:table-cell>
          <table:table-cell office:value-type="string" table:style-name="ce1">
            <text:p>Alto Parnaíba</text:p>
          </table:table-cell>
          <table:table-cell office:value-type="float" office:value="2100501" table:style-name="ce1">
            <text:p>2100501</text:p>
          </table:table-cell>
          <table:table-cell office:value-type="string" table:style-name="ce1">
            <text:p>Arranjo Populacional de Alto Parnaíba/MA - Santa Filomena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09203" table:style-name="ce1">
            <text:p>2209203</text:p>
          </table:table-cell>
          <table:table-cell office:value-type="string" table:style-name="ce1">
            <text:p>Santa Filomena</text:p>
          </table:table-cell>
          <table:table-cell office:value-type="float" office:value="2100501" table:style-name="ce1">
            <text:p>2100501</text:p>
          </table:table-cell>
          <table:table-cell office:value-type="string" table:style-name="ce1">
            <text:p>Arranjo Populacional de Alto Parnaíba/MA - Santa Filomena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20686" table:style-name="ce1">
            <text:p>5220686</text:p>
          </table:table-cell>
          <table:table-cell office:value-type="string" table:style-name="ce1">
            <text:p>Simolândia</text:p>
          </table:table-cell>
          <table:table-cell office:value-type="float" office:value="5200803" table:style-name="ce1">
            <text:p>5200803</text:p>
          </table:table-cell>
          <table:table-cell office:value-type="string" table:style-name="ce1">
            <text:p>Arranjo Populacional de Alvorada do Norte - Simolând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0803" table:style-name="ce1">
            <text:p>5200803</text:p>
          </table:table-cell>
          <table:table-cell office:value-type="string" table:style-name="ce1">
            <text:p>Alvorada do Norte</text:p>
          </table:table-cell>
          <table:table-cell office:value-type="float" office:value="5200803" table:style-name="ce1">
            <text:p>5200803</text:p>
          </table:table-cell>
          <table:table-cell office:value-type="string" table:style-name="ce1">
            <text:p>Arranjo Populacional de Alvorada do Norte - Simolând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10906" table:style-name="ce1">
            <text:p>2110906</text:p>
          </table:table-cell>
          <table:table-cell office:value-type="string" table:style-name="ce1">
            <text:p>São Francisco do Maranhão</text:p>
          </table:table-cell>
          <table:table-cell office:value-type="float" office:value="2200509" table:style-name="ce1">
            <text:p>2200509</text:p>
          </table:table-cell>
          <table:table-cell office:value-type="string" table:style-name="ce1">
            <text:p>Arranjo Populacional de Amarante/PI - São Francisco do Maranhão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00509" table:style-name="ce1">
            <text:p>2200509</text:p>
          </table:table-cell>
          <table:table-cell office:value-type="string" table:style-name="ce1">
            <text:p>Amarante</text:p>
          </table:table-cell>
          <table:table-cell office:value-type="float" office:value="2200509" table:style-name="ce1">
            <text:p>2200509</text:p>
          </table:table-cell>
          <table:table-cell office:value-type="string" table:style-name="ce1">
            <text:p>Arranjo Populacional de Amarante/PI - São Francisco do Maranhão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5803" table:style-name="ce1">
            <text:p>3545803</text:p>
          </table:table-cell>
          <table:table-cell office:value-type="string" table:style-name="ce1">
            <text:p>Santa Bárbara d´Oeste</text:p>
          </table:table-cell>
          <table:table-cell office:value-type="float" office:value="3501608" table:style-name="ce1">
            <text:p>3501608</text:p>
          </table:table-cell>
          <table:table-cell office:value-type="string" table:style-name="ce1">
            <text:p>Arranjo Populacional de Americana - Santa Bárbara d´Oeste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3403" table:style-name="ce1">
            <text:p>3533403</text:p>
          </table:table-cell>
          <table:table-cell office:value-type="string" table:style-name="ce1">
            <text:p>Nova Odessa</text:p>
          </table:table-cell>
          <table:table-cell office:value-type="float" office:value="3501608" table:style-name="ce1">
            <text:p>3501608</text:p>
          </table:table-cell>
          <table:table-cell office:value-type="string" table:style-name="ce1">
            <text:p>Arranjo Populacional de Americana - Santa Bárbara d´Oeste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1608" table:style-name="ce1">
            <text:p>3501608</text:p>
          </table:table-cell>
          <table:table-cell office:value-type="string" table:style-name="ce1">
            <text:p>Americana</text:p>
          </table:table-cell>
          <table:table-cell office:value-type="float" office:value="3501608" table:style-name="ce1">
            <text:p>3501608</text:p>
          </table:table-cell>
          <table:table-cell office:value-type="string" table:style-name="ce1">
            <text:p>Arranjo Populacional de Americana - Santa Bárbara d´Oeste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1905" table:style-name="ce1">
            <text:p>3501905</text:p>
          </table:table-cell>
          <table:table-cell office:value-type="string" table:style-name="ce1">
            <text:p>Amparo</text:p>
          </table:table-cell>
          <table:table-cell office:value-type="float" office:value="3501905" table:style-name="ce1">
            <text:p>3501905</text:p>
          </table:table-cell>
          <table:table-cell office:value-type="string" table:style-name="ce1">
            <text:p>Arranjo Populacional de Ampar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1209" table:style-name="ce1">
            <text:p>3531209</text:p>
          </table:table-cell>
          <table:table-cell office:value-type="string" table:style-name="ce1">
            <text:p>Monte Alegre do Sul</text:p>
          </table:table-cell>
          <table:table-cell office:value-type="float" office:value="3501905" table:style-name="ce1">
            <text:p>3501905</text:p>
          </table:table-cell>
          <table:table-cell office:value-type="string" table:style-name="ce1">
            <text:p>Arranjo Populacional de Ampar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09450" table:style-name="ce1">
            <text:p>2209450</text:p>
          </table:table-cell>
          <table:table-cell office:value-type="string" table:style-name="ce1">
            <text:p>Santo Antônio dos Milagres</text:p>
          </table:table-cell>
          <table:table-cell office:value-type="float" office:value="2200608" table:style-name="ce1">
            <text:p>2200608</text:p>
          </table:table-cell>
          <table:table-cell office:value-type="string" table:style-name="ce1">
            <text:p>Arranjo Populacional de Angical do Piauí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00608" table:style-name="ce1">
            <text:p>2200608</text:p>
          </table:table-cell>
          <table:table-cell office:value-type="string" table:style-name="ce1">
            <text:p>Angical do Piauí</text:p>
          </table:table-cell>
          <table:table-cell office:value-type="float" office:value="2200608" table:style-name="ce1">
            <text:p>2200608</text:p>
          </table:table-cell>
          <table:table-cell office:value-type="string" table:style-name="ce1">
            <text:p>Arranjo Populacional de Angical do Piauí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0439" table:style-name="ce1">
            <text:p>4310439</text:p>
          </table:table-cell>
          <table:table-cell office:value-type="string" table:style-name="ce1">
            <text:p>Ipê</text:p>
          </table:table-cell>
          <table:table-cell office:value-type="float" office:value="4300802" table:style-name="ce1">
            <text:p>4300802</text:p>
          </table:table-cell>
          <table:table-cell office:value-type="string" table:style-name="ce1">
            <text:p>Arranjo Populacional de Antônio Prad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0802" table:style-name="ce1">
            <text:p>4300802</text:p>
          </table:table-cell>
          <table:table-cell office:value-type="string" table:style-name="ce1">
            <text:p>Antônio Prado</text:p>
          </table:table-cell>
          <table:table-cell office:value-type="float" office:value="4300802" table:style-name="ce1">
            <text:p>4300802</text:p>
          </table:table-cell>
          <table:table-cell office:value-type="string" table:style-name="ce1">
            <text:p>Arranjo Populacional de Antônio Prad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0708" table:style-name="ce1">
            <text:p>5000708</text:p>
          </table:table-cell>
          <table:table-cell office:value-type="string" table:style-name="ce1">
            <text:p>Anastácio</text:p>
          </table:table-cell>
          <table:table-cell office:value-type="float" office:value="5001102" table:style-name="ce1">
            <text:p>5001102</text:p>
          </table:table-cell>
          <table:table-cell office:value-type="string" table:style-name="ce1">
            <text:p>Arranjo Populacional de Aquidauana - Anastácio/M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1102" table:style-name="ce1">
            <text:p>5001102</text:p>
          </table:table-cell>
          <table:table-cell office:value-type="string" table:style-name="ce1">
            <text:p>Aquidauana</text:p>
          </table:table-cell>
          <table:table-cell office:value-type="float" office:value="5001102" table:style-name="ce1">
            <text:p>5001102</text:p>
          </table:table-cell>
          <table:table-cell office:value-type="string" table:style-name="ce1">
            <text:p>Arranjo Populacional de Aquidauana - Anastácio/M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801504" table:style-name="ce1">
            <text:p>2801504</text:p>
          </table:table-cell>
          <table:table-cell office:value-type="string" table:style-name="ce1">
            <text:p>Carmópolis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4003" table:style-name="ce1">
            <text:p>2804003</text:p>
          </table:table-cell>
          <table:table-cell office:value-type="string" table:style-name="ce1">
            <text:p>Maruim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2007" table:style-name="ce1">
            <text:p>2802007</text:p>
          </table:table-cell>
          <table:table-cell office:value-type="string" table:style-name="ce1">
            <text:p>Divina Pastora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2502" table:style-name="ce1">
            <text:p>2802502</text:p>
          </table:table-cell>
          <table:table-cell office:value-type="string" table:style-name="ce1">
            <text:p>General Maynard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0605" table:style-name="ce1">
            <text:p>2800605</text:p>
          </table:table-cell>
          <table:table-cell office:value-type="string" table:style-name="ce1">
            <text:p>Barra dos Coqueiros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3609" table:style-name="ce1">
            <text:p>2803609</text:p>
          </table:table-cell>
          <table:table-cell office:value-type="string" table:style-name="ce1">
            <text:p>Laranjeiras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0308" table:style-name="ce1">
            <text:p>2800308</text:p>
          </table:table-cell>
          <table:table-cell office:value-type="string" table:style-name="ce1">
            <text:p>Aracaju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6701" table:style-name="ce1">
            <text:p>2806701</text:p>
          </table:table-cell>
          <table:table-cell office:value-type="string" table:style-name="ce1">
            <text:p>São Cristóvão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7204" table:style-name="ce1">
            <text:p>2807204</text:p>
          </table:table-cell>
          <table:table-cell office:value-type="string" table:style-name="ce1">
            <text:p>Siriri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5901" table:style-name="ce1">
            <text:p>2805901</text:p>
          </table:table-cell>
          <table:table-cell office:value-type="string" table:style-name="ce1">
            <text:p>Riachuelo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6107" table:style-name="ce1">
            <text:p>2806107</text:p>
          </table:table-cell>
          <table:table-cell office:value-type="string" table:style-name="ce1">
            <text:p>Rosário do Catete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4805" table:style-name="ce1">
            <text:p>2804805</text:p>
          </table:table-cell>
          <table:table-cell office:value-type="string" table:style-name="ce1">
            <text:p>Nossa Senhora do Socorro</text:p>
          </table:table-cell>
          <table:table-cell office:value-type="float" office:value="2800308" table:style-name="ce1">
            <text:p>2800308</text:p>
          </table:table-cell>
          <table:table-cell office:value-type="string" table:style-name="ce1">
            <text:p>Arranjo Populacional de Aracaju/S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5191" table:style-name="ce1">
            <text:p>4205191</text:p>
          </table:table-cell>
          <table:table-cell office:value-type="string" table:style-name="ce1">
            <text:p>Ermo</text:p>
          </table:table-cell>
          <table:table-cell office:value-type="float" office:value="4201406" table:style-name="ce1">
            <text:p>4201406</text:p>
          </table:table-cell>
          <table:table-cell office:value-type="string" table:style-name="ce1">
            <text:p>Arranjo Populacional de Araranguá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1950" table:style-name="ce1">
            <text:p>4201950</text:p>
          </table:table-cell>
          <table:table-cell office:value-type="string" table:style-name="ce1">
            <text:p>Balneário Arroio do Silva</text:p>
          </table:table-cell>
          <table:table-cell office:value-type="float" office:value="4201406" table:style-name="ce1">
            <text:p>4201406</text:p>
          </table:table-cell>
          <table:table-cell office:value-type="string" table:style-name="ce1">
            <text:p>Arranjo Populacional de Araranguá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1406" table:style-name="ce1">
            <text:p>4201406</text:p>
          </table:table-cell>
          <table:table-cell office:value-type="string" table:style-name="ce1">
            <text:p>Araranguá</text:p>
          </table:table-cell>
          <table:table-cell office:value-type="float" office:value="4201406" table:style-name="ce1">
            <text:p>4201406</text:p>
          </table:table-cell>
          <table:table-cell office:value-type="string" table:style-name="ce1">
            <text:p>Arranjo Populacional de Araranguá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3208" table:style-name="ce1">
            <text:p>3503208</text:p>
          </table:table-cell>
          <table:table-cell office:value-type="string" table:style-name="ce1">
            <text:p>Araraquara</text:p>
          </table:table-cell>
          <table:table-cell office:value-type="float" office:value="3503208" table:style-name="ce1">
            <text:p>3503208</text:p>
          </table:table-cell>
          <table:table-cell office:value-type="string" table:style-name="ce1">
            <text:p>Arranjo Populacional de Araraqua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3709" table:style-name="ce1">
            <text:p>3543709</text:p>
          </table:table-cell>
          <table:table-cell office:value-type="string" table:style-name="ce1">
            <text:p>Rincão</text:p>
          </table:table-cell>
          <table:table-cell office:value-type="float" office:value="3503208" table:style-name="ce1">
            <text:p>3503208</text:p>
          </table:table-cell>
          <table:table-cell office:value-type="string" table:style-name="ce1">
            <text:p>Arranjo Populacional de Araraqua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900" table:style-name="ce1">
            <text:p>3546900</text:p>
          </table:table-cell>
          <table:table-cell office:value-type="string" table:style-name="ce1">
            <text:p>Santa Lúcia</text:p>
          </table:table-cell>
          <table:table-cell office:value-type="float" office:value="3503208" table:style-name="ce1">
            <text:p>3503208</text:p>
          </table:table-cell>
          <table:table-cell office:value-type="string" table:style-name="ce1">
            <text:p>Arranjo Populacional de Araraqua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6853" table:style-name="ce1">
            <text:p>3516853</text:p>
          </table:table-cell>
          <table:table-cell office:value-type="string" table:style-name="ce1">
            <text:p>Gavião Peixoto</text:p>
          </table:table-cell>
          <table:table-cell office:value-type="float" office:value="3503208" table:style-name="ce1">
            <text:p>3503208</text:p>
          </table:table-cell>
          <table:table-cell office:value-type="string" table:style-name="ce1">
            <text:p>Arranjo Populacional de Araraqua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1707" table:style-name="ce1">
            <text:p>3501707</text:p>
          </table:table-cell>
          <table:table-cell office:value-type="string" table:style-name="ce1">
            <text:p>Américo Brasiliense</text:p>
          </table:table-cell>
          <table:table-cell office:value-type="float" office:value="3503208" table:style-name="ce1">
            <text:p>3503208</text:p>
          </table:table-cell>
          <table:table-cell office:value-type="string" table:style-name="ce1">
            <text:p>Arranjo Populacional de Araraqua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205953" table:style-name="ce1">
            <text:p>2205953</text:p>
          </table:table-cell>
          <table:table-cell office:value-type="string" table:style-name="ce1">
            <text:p>Marcolândia</text:p>
          </table:table-cell>
          <table:table-cell office:value-type="float" office:value="2601102" table:style-name="ce1">
            <text:p>2601102</text:p>
          </table:table-cell>
          <table:table-cell office:value-type="string" table:style-name="ce1">
            <text:p>Arranjo Populacional de Araripina/P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01102" table:style-name="ce1">
            <text:p>2601102</text:p>
          </table:table-cell>
          <table:table-cell office:value-type="string" table:style-name="ce1">
            <text:p>Araripina</text:p>
          </table:table-cell>
          <table:table-cell office:value-type="float" office:value="2601102" table:style-name="ce1">
            <text:p>2601102</text:p>
          </table:table-cell>
          <table:table-cell office:value-type="string" table:style-name="ce1">
            <text:p>Arranjo Populacional de Araripina/P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1876" table:style-name="ce1">
            <text:p>3301876</text:p>
          </table:table-cell>
          <table:table-cell office:value-type="string" table:style-name="ce1">
            <text:p>Iguaba Grande</text:p>
          </table:table-cell>
          <table:table-cell office:value-type="float" office:value="3300209" table:style-name="ce1">
            <text:p>3300209</text:p>
          </table:table-cell>
          <table:table-cell office:value-type="string" table:style-name="ce1">
            <text:p>Arranjo Populacional de Araruama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209" table:style-name="ce1">
            <text:p>3300209</text:p>
          </table:table-cell>
          <table:table-cell office:value-type="string" table:style-name="ce1">
            <text:p>Araruama</text:p>
          </table:table-cell>
          <table:table-cell office:value-type="float" office:value="3300209" table:style-name="ce1">
            <text:p>3300209</text:p>
          </table:table-cell>
          <table:table-cell office:value-type="string" table:style-name="ce1">
            <text:p>Arranjo Populacional de Araruama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4007" table:style-name="ce1">
            <text:p>3104007</text:p>
          </table:table-cell>
          <table:table-cell office:value-type="string" table:style-name="ce1">
            <text:p>Araxá</text:p>
          </table:table-cell>
          <table:table-cell office:value-type="float" office:value="3104007" table:style-name="ce1">
            <text:p>3104007</text:p>
          </table:table-cell>
          <table:table-cell office:value-type="string" table:style-name="ce1">
            <text:p>Arranjo Populacional de Araxá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8101" table:style-name="ce1">
            <text:p>3168101</text:p>
          </table:table-cell>
          <table:table-cell office:value-type="string" table:style-name="ce1">
            <text:p>Tapira</text:p>
          </table:table-cell>
          <table:table-cell office:value-type="float" office:value="3104007" table:style-name="ce1">
            <text:p>3104007</text:p>
          </table:table-cell>
          <table:table-cell office:value-type="string" table:style-name="ce1">
            <text:p>Arranjo Populacional de Araxá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6000" table:style-name="ce1">
            <text:p>5106000</text:p>
          </table:table-cell>
          <table:table-cell office:value-type="string" table:style-name="ce1">
            <text:p>Nortelândia</text:p>
          </table:table-cell>
          <table:table-cell office:value-type="float" office:value="5101308" table:style-name="ce1">
            <text:p>5101308</text:p>
          </table:table-cell>
          <table:table-cell office:value-type="string" table:style-name="ce1">
            <text:p>Arranjo Populacional de Arenápolis - Nortelândia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1308" table:style-name="ce1">
            <text:p>5101308</text:p>
          </table:table-cell>
          <table:table-cell office:value-type="string" table:style-name="ce1">
            <text:p>Arenápolis</text:p>
          </table:table-cell>
          <table:table-cell office:value-type="float" office:value="5101308" table:style-name="ce1">
            <text:p>5101308</text:p>
          </table:table-cell>
          <table:table-cell office:value-type="string" table:style-name="ce1">
            <text:p>Arranjo Populacional de Arenápolis - Nortelândia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9055" table:style-name="ce1">
            <text:p>3519055</text:p>
          </table:table-cell>
          <table:table-cell office:value-type="string" table:style-name="ce1">
            <text:p>Holambra</text:p>
          </table:table-cell>
          <table:table-cell office:value-type="float" office:value="3503802" table:style-name="ce1">
            <text:p>3503802</text:p>
          </table:table-cell>
          <table:table-cell office:value-type="string" table:style-name="ce1">
            <text:p>Arranjo Populacional de Artur Nogueir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3802" table:style-name="ce1">
            <text:p>3503802</text:p>
          </table:table-cell>
          <table:table-cell office:value-type="string" table:style-name="ce1">
            <text:p>Artur Nogueira</text:p>
          </table:table-cell>
          <table:table-cell office:value-type="float" office:value="3503802" table:style-name="ce1">
            <text:p>3503802</text:p>
          </table:table-cell>
          <table:table-cell office:value-type="string" table:style-name="ce1">
            <text:p>Arranjo Populacional de Artur Nogueir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4107" table:style-name="ce1">
            <text:p>3504107</text:p>
          </table:table-cell>
          <table:table-cell office:value-type="string" table:style-name="ce1">
            <text:p>Atibaia</text:p>
          </table:table-cell>
          <table:table-cell office:value-type="float" office:value="3504107" table:style-name="ce1">
            <text:p>3504107</text:p>
          </table:table-cell>
          <table:table-cell office:value-type="string" table:style-name="ce1">
            <text:p>Arranjo Populacional de Atibai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7100" table:style-name="ce1">
            <text:p>3507100</text:p>
          </table:table-cell>
          <table:table-cell office:value-type="string" table:style-name="ce1">
            <text:p>Bom Jesus dos Perdões</text:p>
          </table:table-cell>
          <table:table-cell office:value-type="float" office:value="3504107" table:style-name="ce1">
            <text:p>3504107</text:p>
          </table:table-cell>
          <table:table-cell office:value-type="string" table:style-name="ce1">
            <text:p>Arranjo Populacional de Atibai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9654" table:style-name="ce1">
            <text:p>4309654</text:p>
          </table:table-cell>
          <table:table-cell office:value-type="string" table:style-name="ce1">
            <text:p>Hulha Negra</text:p>
          </table:table-cell>
          <table:table-cell office:value-type="float" office:value="4301602" table:style-name="ce1">
            <text:p>4301602</text:p>
          </table:table-cell>
          <table:table-cell office:value-type="string" table:style-name="ce1">
            <text:p>Arranjo Populacional de Bagé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1602" table:style-name="ce1">
            <text:p>4301602</text:p>
          </table:table-cell>
          <table:table-cell office:value-type="string" table:style-name="ce1">
            <text:p>Bagé</text:p>
          </table:table-cell>
          <table:table-cell office:value-type="float" office:value="4301602" table:style-name="ce1">
            <text:p>4301602</text:p>
          </table:table-cell>
          <table:table-cell office:value-type="string" table:style-name="ce1">
            <text:p>Arranjo Populacional de Bagé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0034" table:style-name="ce1">
            <text:p>4300034</text:p>
          </table:table-cell>
          <table:table-cell office:value-type="string" table:style-name="ce1">
            <text:p>Aceguá</text:p>
          </table:table-cell>
          <table:table-cell office:value-type="float" office:value="4301602" table:style-name="ce1">
            <text:p>4301602</text:p>
          </table:table-cell>
          <table:table-cell office:value-type="string" table:style-name="ce1">
            <text:p>Arranjo Populacional de Bagé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4358" table:style-name="ce1">
            <text:p>4304358</text:p>
          </table:table-cell>
          <table:table-cell office:value-type="string" table:style-name="ce1">
            <text:p>Candiota</text:p>
          </table:table-cell>
          <table:table-cell office:value-type="float" office:value="4301602" table:style-name="ce1">
            <text:p>4301602</text:p>
          </table:table-cell>
          <table:table-cell office:value-type="string" table:style-name="ce1">
            <text:p>Arranjo Populacional de Bagé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1100" table:style-name="ce1">
            <text:p>3531100</text:p>
          </table:table-cell>
          <table:table-cell office:value-type="string" table:style-name="ce1">
            <text:p>Mongaguá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8701" table:style-name="ce1">
            <text:p>3518701</text:p>
          </table:table-cell>
          <table:table-cell office:value-type="string" table:style-name="ce1">
            <text:p>Guarujá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8500" table:style-name="ce1">
            <text:p>3548500</text:p>
          </table:table-cell>
          <table:table-cell office:value-type="string" table:style-name="ce1">
            <text:p>Santos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1009" table:style-name="ce1">
            <text:p>3551009</text:p>
          </table:table-cell>
          <table:table-cell office:value-type="string" table:style-name="ce1">
            <text:p>São Vicente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2109" table:style-name="ce1">
            <text:p>3522109</text:p>
          </table:table-cell>
          <table:table-cell office:value-type="string" table:style-name="ce1">
            <text:p>Itanhaém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3504" table:style-name="ce1">
            <text:p>3513504</text:p>
          </table:table-cell>
          <table:table-cell office:value-type="string" table:style-name="ce1">
            <text:p>Cubatão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1000" table:style-name="ce1">
            <text:p>3541000</text:p>
          </table:table-cell>
          <table:table-cell office:value-type="string" table:style-name="ce1">
            <text:p>Praia Grande</text:p>
          </table:table-cell>
          <table:table-cell office:value-type="float" office:value="3548500" table:style-name="ce1">
            <text:p>3548500</text:p>
          </table:table-cell>
          <table:table-cell office:value-type="string" table:style-name="ce1">
            <text:p>Arranjo Populacional de Baixada Santist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1631" table:style-name="ce1">
            <text:p>3101631</text:p>
          </table:table-cell>
          <table:table-cell office:value-type="string" table:style-name="ce1">
            <text:p>Alfredo Vasconcelos</text:p>
          </table:table-cell>
          <table:table-cell office:value-type="float" office:value="3105608" table:style-name="ce1">
            <text:p>3105608</text:p>
          </table:table-cell>
          <table:table-cell office:value-type="string" table:style-name="ce1">
            <text:p>Arranjo Populacional de Barbacen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5608" table:style-name="ce1">
            <text:p>3105608</text:p>
          </table:table-cell>
          <table:table-cell office:value-type="string" table:style-name="ce1">
            <text:p>Barbacena</text:p>
          </table:table-cell>
          <table:table-cell office:value-type="float" office:value="3105608" table:style-name="ce1">
            <text:p>3105608</text:p>
          </table:table-cell>
          <table:table-cell office:value-type="string" table:style-name="ce1">
            <text:p>Arranjo Populacional de Barbacen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2902" table:style-name="ce1">
            <text:p>3102902</text:p>
          </table:table-cell>
          <table:table-cell office:value-type="string" table:style-name="ce1">
            <text:p>Antônio Carlos</text:p>
          </table:table-cell>
          <table:table-cell office:value-type="float" office:value="3105608" table:style-name="ce1">
            <text:p>3105608</text:p>
          </table:table-cell>
          <table:table-cell office:value-type="string" table:style-name="ce1">
            <text:p>Arranjo Populacional de Barbacen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5302" table:style-name="ce1">
            <text:p>3505302</text:p>
          </table:table-cell>
          <table:table-cell office:value-type="string" table:style-name="ce1">
            <text:p>Barra Bonita</text:p>
          </table:table-cell>
          <table:table-cell office:value-type="float" office:value="3505302" table:style-name="ce1">
            <text:p>3505302</text:p>
          </table:table-cell>
          <table:table-cell office:value-type="string" table:style-name="ce1">
            <text:p>Arranjo Populacional de Barra Bonita - Igaraçu do Tietê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0004" table:style-name="ce1">
            <text:p>3520004</text:p>
          </table:table-cell>
          <table:table-cell office:value-type="string" table:style-name="ce1">
            <text:p>Igaraçu do Tietê</text:p>
          </table:table-cell>
          <table:table-cell office:value-type="float" office:value="3505302" table:style-name="ce1">
            <text:p>3505302</text:p>
          </table:table-cell>
          <table:table-cell office:value-type="string" table:style-name="ce1">
            <text:p>Arranjo Populacional de Barra Bonita - Igaraçu do Tietê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1702" table:style-name="ce1">
            <text:p>5201702</text:p>
          </table:table-cell>
          <table:table-cell office:value-type="string" table:style-name="ce1">
            <text:p>Aragarças</text:p>
          </table:table-cell>
          <table:table-cell office:value-type="float" office:value="5101803" table:style-name="ce1">
            <text:p>5101803</text:p>
          </table:table-cell>
          <table:table-cell office:value-type="string" table:style-name="ce1">
            <text:p>Arranjo Populacional de Barra do Garças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1803" table:style-name="ce1">
            <text:p>5101803</text:p>
          </table:table-cell>
          <table:table-cell office:value-type="string" table:style-name="ce1">
            <text:p>Barra do Garças</text:p>
          </table:table-cell>
          <table:table-cell office:value-type="float" office:value="5101803" table:style-name="ce1">
            <text:p>5101803</text:p>
          </table:table-cell>
          <table:table-cell office:value-type="string" table:style-name="ce1">
            <text:p>Arranjo Populacional de Barra do Garças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6653" table:style-name="ce1">
            <text:p>5106653</text:p>
          </table:table-cell>
          <table:table-cell office:value-type="string" table:style-name="ce1">
            <text:p>Pontal do Araguaia</text:p>
          </table:table-cell>
          <table:table-cell office:value-type="float" office:value="5101803" table:style-name="ce1">
            <text:p>5101803</text:p>
          </table:table-cell>
          <table:table-cell office:value-type="string" table:style-name="ce1">
            <text:p>Arranjo Populacional de Barra do Garças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6003" table:style-name="ce1">
            <text:p>3506003</text:p>
          </table:table-cell>
          <table:table-cell office:value-type="string" table:style-name="ce1">
            <text:p>Bauru</text:p>
          </table:table-cell>
          <table:table-cell office:value-type="float" office:value="3506003" table:style-name="ce1">
            <text:p>3506003</text:p>
          </table:table-cell>
          <table:table-cell office:value-type="string" table:style-name="ce1">
            <text:p>Arranjo Populacional de Bauru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9400" table:style-name="ce1">
            <text:p>3539400</text:p>
          </table:table-cell>
          <table:table-cell office:value-type="string" table:style-name="ce1">
            <text:p>Piratininga</text:p>
          </table:table-cell>
          <table:table-cell office:value-type="float" office:value="3506003" table:style-name="ce1">
            <text:p>3506003</text:p>
          </table:table-cell>
          <table:table-cell office:value-type="string" table:style-name="ce1">
            <text:p>Arranjo Populacional de Bauru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1402" table:style-name="ce1">
            <text:p>1501402</text:p>
          </table:table-cell>
          <table:table-cell office:value-type="string" table:style-name="ce1">
            <text:p>Belém</text:p>
          </table:table-cell>
          <table:table-cell office:value-type="float" office:value="1501402" table:style-name="ce1">
            <text:p>1501402</text:p>
          </table:table-cell>
          <table:table-cell office:value-type="string" table:style-name="ce1">
            <text:p>Arranjo Populacional de Belém/P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1501" table:style-name="ce1">
            <text:p>1501501</text:p>
          </table:table-cell>
          <table:table-cell office:value-type="string" table:style-name="ce1">
            <text:p>Benevides</text:p>
          </table:table-cell>
          <table:table-cell office:value-type="float" office:value="1501402" table:style-name="ce1">
            <text:p>1501402</text:p>
          </table:table-cell>
          <table:table-cell office:value-type="string" table:style-name="ce1">
            <text:p>Arranjo Populacional de Belém/P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0800" table:style-name="ce1">
            <text:p>1500800</text:p>
          </table:table-cell>
          <table:table-cell office:value-type="string" table:style-name="ce1">
            <text:p>Ananindeua</text:p>
          </table:table-cell>
          <table:table-cell office:value-type="float" office:value="1501402" table:style-name="ce1">
            <text:p>1501402</text:p>
          </table:table-cell>
          <table:table-cell office:value-type="string" table:style-name="ce1">
            <text:p>Arranjo Populacional de Belém/P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4422" table:style-name="ce1">
            <text:p>1504422</text:p>
          </table:table-cell>
          <table:table-cell office:value-type="string" table:style-name="ce1">
            <text:p>Marituba</text:p>
          </table:table-cell>
          <table:table-cell office:value-type="float" office:value="1501402" table:style-name="ce1">
            <text:p>1501402</text:p>
          </table:table-cell>
          <table:table-cell office:value-type="string" table:style-name="ce1">
            <text:p>Arranjo Populacional de Belém/P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6200" table:style-name="ce1">
            <text:p>3106200</text:p>
          </table:table-cell>
          <table:table-cell office:value-type="string" table:style-name="ce1">
            <text:p>Belo Horizonte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6705" table:style-name="ce1">
            <text:p>3106705</text:p>
          </table:table-cell>
          <table:table-cell office:value-type="string" table:style-name="ce1">
            <text:p>Betim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7601" table:style-name="ce1">
            <text:p>3137601</text:p>
          </table:table-cell>
          <table:table-cell office:value-type="string" table:style-name="ce1">
            <text:p>Lagoa Santa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71204" table:style-name="ce1">
            <text:p>3171204</text:p>
          </table:table-cell>
          <table:table-cell office:value-type="string" table:style-name="ce1">
            <text:p>Vespasiano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0159" table:style-name="ce1">
            <text:p>3140159</text:p>
          </table:table-cell>
          <table:table-cell office:value-type="string" table:style-name="ce1">
            <text:p>Mário Campos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7876" table:style-name="ce1">
            <text:p>3117876</text:p>
          </table:table-cell>
          <table:table-cell office:value-type="string" table:style-name="ce1">
            <text:p>Confins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8601" table:style-name="ce1">
            <text:p>3118601</text:p>
          </table:table-cell>
          <table:table-cell office:value-type="string" table:style-name="ce1">
            <text:p>Contagem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9309" table:style-name="ce1">
            <text:p>3149309</text:p>
          </table:table-cell>
          <table:table-cell office:value-type="string" table:style-name="ce1">
            <text:p>Pedro Leopoldo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2922" table:style-name="ce1">
            <text:p>3162922</text:p>
          </table:table-cell>
          <table:table-cell office:value-type="string" table:style-name="ce1">
            <text:p>São Joaquim de Bicas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6700" table:style-name="ce1">
            <text:p>3156700</text:p>
          </table:table-cell>
          <table:table-cell office:value-type="string" table:style-name="ce1">
            <text:p>Sabará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0101" table:style-name="ce1">
            <text:p>3130101</text:p>
          </table:table-cell>
          <table:table-cell office:value-type="string" table:style-name="ce1">
            <text:p>Igarapé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6652" table:style-name="ce1">
            <text:p>3136652</text:p>
          </table:table-cell>
          <table:table-cell office:value-type="string" table:style-name="ce1">
            <text:p>Juatuba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7807" table:style-name="ce1">
            <text:p>3157807</text:p>
          </table:table-cell>
          <table:table-cell office:value-type="string" table:style-name="ce1">
            <text:p>Santa Luzia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29806" table:style-name="ce1">
            <text:p>3129806</text:p>
          </table:table-cell>
          <table:table-cell office:value-type="string" table:style-name="ce1">
            <text:p>Ibirité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24104" table:style-name="ce1">
            <text:p>3124104</text:p>
          </table:table-cell>
          <table:table-cell office:value-type="string" table:style-name="ce1">
            <text:p>Esmeraldas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3905" table:style-name="ce1">
            <text:p>3153905</text:p>
          </table:table-cell>
          <table:table-cell office:value-type="string" table:style-name="ce1">
            <text:p>Raposos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2955" table:style-name="ce1">
            <text:p>3162955</text:p>
          </table:table-cell>
          <table:table-cell office:value-type="string" table:style-name="ce1">
            <text:p>São José da Lapa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5537" table:style-name="ce1">
            <text:p>3165537</text:p>
          </table:table-cell>
          <table:table-cell office:value-type="string" table:style-name="ce1">
            <text:p>Sarzedo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4606" table:style-name="ce1">
            <text:p>3154606</text:p>
          </table:table-cell>
          <table:table-cell office:value-type="string" table:style-name="ce1">
            <text:p>Ribeirão das Neves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4804" table:style-name="ce1">
            <text:p>3154804</text:p>
          </table:table-cell>
          <table:table-cell office:value-type="string" table:style-name="ce1">
            <text:p>Rio Acima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0004" table:style-name="ce1">
            <text:p>3110004</text:p>
          </table:table-cell>
          <table:table-cell office:value-type="string" table:style-name="ce1">
            <text:p>Caeté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9006" table:style-name="ce1">
            <text:p>3109006</text:p>
          </table:table-cell>
          <table:table-cell office:value-type="string" table:style-name="ce1">
            <text:p>Brumadinho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4805" table:style-name="ce1">
            <text:p>3144805</text:p>
          </table:table-cell>
          <table:table-cell office:value-type="string" table:style-name="ce1">
            <text:p>Nova Lima</text:p>
          </table:table-cell>
          <table:table-cell office:value-type="float" office:value="3106200" table:style-name="ce1">
            <text:p>3106200</text:p>
          </table:table-cell>
          <table:table-cell office:value-type="string" table:style-name="ce1">
            <text:p>Arranjo Populacional de Belo Horizonte/MG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8607" table:style-name="ce1">
            <text:p>4308607</text:p>
          </table:table-cell>
          <table:table-cell office:value-type="string" table:style-name="ce1">
            <text:p>Garibaldi</text:p>
          </table:table-cell>
          <table:table-cell office:value-type="float" office:value="4302105" table:style-name="ce1">
            <text:p>4302105</text:p>
          </table:table-cell>
          <table:table-cell office:value-type="string" table:style-name="ce1">
            <text:p>Arranjo Populacional de Bento Gonçalve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2105" table:style-name="ce1">
            <text:p>4302105</text:p>
          </table:table-cell>
          <table:table-cell office:value-type="string" table:style-name="ce1">
            <text:p>Bento Gonçalves</text:p>
          </table:table-cell>
          <table:table-cell office:value-type="float" office:value="4302105" table:style-name="ce1">
            <text:p>4302105</text:p>
          </table:table-cell>
          <table:table-cell office:value-type="string" table:style-name="ce1">
            <text:p>Arranjo Populacional de Bento Gonçalve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2385" table:style-name="ce1">
            <text:p>4312385</text:p>
          </table:table-cell>
          <table:table-cell office:value-type="string" table:style-name="ce1">
            <text:p>Monte Belo do Sul</text:p>
          </table:table-cell>
          <table:table-cell office:value-type="float" office:value="4302105" table:style-name="ce1">
            <text:p>4302105</text:p>
          </table:table-cell>
          <table:table-cell office:value-type="string" table:style-name="ce1">
            <text:p>Arranjo Populacional de Bento Gonçalve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4804" table:style-name="ce1">
            <text:p>4304804</text:p>
          </table:table-cell>
          <table:table-cell office:value-type="string" table:style-name="ce1">
            <text:p>Carlos Barbosa</text:p>
          </table:table-cell>
          <table:table-cell office:value-type="float" office:value="4302105" table:style-name="ce1">
            <text:p>4302105</text:p>
          </table:table-cell>
          <table:table-cell office:value-type="string" table:style-name="ce1">
            <text:p>Arranjo Populacional de Bento Gonçalve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6903" table:style-name="ce1">
            <text:p>3106903</text:p>
          </table:table-cell>
          <table:table-cell office:value-type="string" table:style-name="ce1">
            <text:p>Bicas</text:p>
          </table:table-cell>
          <table:table-cell office:value-type="float" office:value="3106903" table:style-name="ce1">
            <text:p>3106903</text:p>
          </table:table-cell>
          <table:table-cell office:value-type="string" table:style-name="ce1">
            <text:p>Arranjo Populacional de Bicas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28501" table:style-name="ce1">
            <text:p>3128501</text:p>
          </table:table-cell>
          <table:table-cell office:value-type="string" table:style-name="ce1">
            <text:p>Guarará</text:p>
          </table:table-cell>
          <table:table-cell office:value-type="float" office:value="3106903" table:style-name="ce1">
            <text:p>3106903</text:p>
          </table:table-cell>
          <table:table-cell office:value-type="string" table:style-name="ce1">
            <text:p>Arranjo Populacional de Bicas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2506" table:style-name="ce1">
            <text:p>3512506</text:p>
          </table:table-cell>
          <table:table-cell office:value-type="string" table:style-name="ce1">
            <text:p>Coroados</text:p>
          </table:table-cell>
          <table:table-cell office:value-type="float" office:value="3506508" table:style-name="ce1">
            <text:p>3506508</text:p>
          </table:table-cell>
          <table:table-cell office:value-type="string" table:style-name="ce1">
            <text:p>Arranjo Populacional de Birigui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7704" table:style-name="ce1">
            <text:p>3507704</text:p>
          </table:table-cell>
          <table:table-cell office:value-type="string" table:style-name="ce1">
            <text:p>Braúna</text:p>
          </table:table-cell>
          <table:table-cell office:value-type="float" office:value="3506508" table:style-name="ce1">
            <text:p>3506508</text:p>
          </table:table-cell>
          <table:table-cell office:value-type="string" table:style-name="ce1">
            <text:p>Arranjo Populacional de Birigui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7753" table:style-name="ce1">
            <text:p>3507753</text:p>
          </table:table-cell>
          <table:table-cell office:value-type="string" table:style-name="ce1">
            <text:p>Brejo Alegre</text:p>
          </table:table-cell>
          <table:table-cell office:value-type="float" office:value="3506508" table:style-name="ce1">
            <text:p>3506508</text:p>
          </table:table-cell>
          <table:table-cell office:value-type="string" table:style-name="ce1">
            <text:p>Arranjo Populacional de Birigui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6508" table:style-name="ce1">
            <text:p>3506508</text:p>
          </table:table-cell>
          <table:table-cell office:value-type="string" table:style-name="ce1">
            <text:p>Birigui</text:p>
          </table:table-cell>
          <table:table-cell office:value-type="float" office:value="3506508" table:style-name="ce1">
            <text:p>3506508</text:p>
          </table:table-cell>
          <table:table-cell office:value-type="string" table:style-name="ce1">
            <text:p>Arranjo Populacional de Birigui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5902" table:style-name="ce1">
            <text:p>4205902</text:p>
          </table:table-cell>
          <table:table-cell office:value-type="string" table:style-name="ce1">
            <text:p>Gaspar</text:p>
          </table:table-cell>
          <table:table-cell office:value-type="float" office:value="4202404" table:style-name="ce1">
            <text:p>4202404</text:p>
          </table:table-cell>
          <table:table-cell office:value-type="string" table:style-name="ce1">
            <text:p>Arranjo Populacional de Blumenau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2404" table:style-name="ce1">
            <text:p>4202404</text:p>
          </table:table-cell>
          <table:table-cell office:value-type="string" table:style-name="ce1">
            <text:p>Blumenau</text:p>
          </table:table-cell>
          <table:table-cell office:value-type="float" office:value="4202404" table:style-name="ce1">
            <text:p>4202404</text:p>
          </table:table-cell>
          <table:table-cell office:value-type="string" table:style-name="ce1">
            <text:p>Arranjo Populacional de Blumenau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7502" table:style-name="ce1">
            <text:p>4207502</text:p>
          </table:table-cell>
          <table:table-cell office:value-type="string" table:style-name="ce1">
            <text:p>Indaial</text:p>
          </table:table-cell>
          <table:table-cell office:value-type="float" office:value="4202404" table:style-name="ce1">
            <text:p>4202404</text:p>
          </table:table-cell>
          <table:table-cell office:value-type="string" table:style-name="ce1">
            <text:p>Arranjo Populacional de Blumenau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7106" table:style-name="ce1">
            <text:p>4207106</text:p>
          </table:table-cell>
          <table:table-cell office:value-type="string" table:style-name="ce1">
            <text:p>Ilhota</text:p>
          </table:table-cell>
          <table:table-cell office:value-type="float" office:value="4202404" table:style-name="ce1">
            <text:p>4202404</text:p>
          </table:table-cell>
          <table:table-cell office:value-type="string" table:style-name="ce1">
            <text:p>Arranjo Populacional de Blumenau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1002" table:style-name="ce1">
            <text:p>3521002</text:p>
          </table:table-cell>
          <table:table-cell office:value-type="string" table:style-name="ce1">
            <text:p>Iperó</text:p>
          </table:table-cell>
          <table:table-cell office:value-type="float" office:value="3507001" table:style-name="ce1">
            <text:p>3507001</text:p>
          </table:table-cell>
          <table:table-cell office:value-type="string" table:style-name="ce1">
            <text:p>Arranjo Populacional de Boituva - Iperó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7001" table:style-name="ce1">
            <text:p>3507001</text:p>
          </table:table-cell>
          <table:table-cell office:value-type="string" table:style-name="ce1">
            <text:p>Boituva</text:p>
          </table:table-cell>
          <table:table-cell office:value-type="float" office:value="3507001" table:style-name="ce1">
            <text:p>3507001</text:p>
          </table:table-cell>
          <table:table-cell office:value-type="string" table:style-name="ce1">
            <text:p>Arranjo Populacional de Boituva - Iperó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0605" table:style-name="ce1">
            <text:p>3300605</text:p>
          </table:table-cell>
          <table:table-cell office:value-type="string" table:style-name="ce1">
            <text:p>Bom Jesus do Itabapoana</text:p>
          </table:table-cell>
          <table:table-cell office:value-type="float" office:value="3300605" table:style-name="ce1">
            <text:p>3300605</text:p>
          </table:table-cell>
          <table:table-cell office:value-type="string" table:style-name="ce1">
            <text:p>Arranjo Populacional de Bom Jesus do Itabapoan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201100" table:style-name="ce1">
            <text:p>3201100</text:p>
          </table:table-cell>
          <table:table-cell office:value-type="string" table:style-name="ce1">
            <text:p>Bom Jesus do Norte</text:p>
          </table:table-cell>
          <table:table-cell office:value-type="float" office:value="3300605" table:style-name="ce1">
            <text:p>3300605</text:p>
          </table:table-cell>
          <table:table-cell office:value-type="string" table:style-name="ce1">
            <text:p>Arranjo Populacional de Bom Jesus do Itabapoan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5603" table:style-name="ce1">
            <text:p>5215603</text:p>
          </table:table-cell>
          <table:table-cell office:value-type="string" table:style-name="ce1">
            <text:p>Padre Bernardo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5231" table:style-name="ce1">
            <text:p>5215231</text:p>
          </table:table-cell>
          <table:table-cell office:value-type="string" table:style-name="ce1">
            <text:p>Novo Gama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21858" table:style-name="ce1">
            <text:p>5221858</text:p>
          </table:table-cell>
          <table:table-cell office:value-type="string" table:style-name="ce1">
            <text:p>Valparaíso de Goiás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0258" table:style-name="ce1">
            <text:p>5200258</text:p>
          </table:table-cell>
          <table:table-cell office:value-type="string" table:style-name="ce1">
            <text:p>Águas Lindas de Goiás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2501" table:style-name="ce1">
            <text:p>5212501</text:p>
          </table:table-cell>
          <table:table-cell office:value-type="string" table:style-name="ce1">
            <text:p>Luziânia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7609" table:style-name="ce1">
            <text:p>5217609</text:p>
          </table:table-cell>
          <table:table-cell office:value-type="string" table:style-name="ce1">
            <text:p>Planaltina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300108" table:style-name="ce1">
            <text:p>5300108</text:p>
          </table:table-cell>
          <table:table-cell office:value-type="string" table:style-name="ce1">
            <text:p>Brasília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9753" table:style-name="ce1">
            <text:p>5219753</text:p>
          </table:table-cell>
          <table:table-cell office:value-type="string" table:style-name="ce1">
            <text:p>Santo Antônio do Descoberto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5497" table:style-name="ce1">
            <text:p>5205497</text:p>
          </table:table-cell>
          <table:table-cell office:value-type="string" table:style-name="ce1">
            <text:p>Cidade Ocidental</text:p>
          </table:table-cell>
          <table:table-cell office:value-type="float" office:value="5300108" table:style-name="ce1">
            <text:p>5300108</text:p>
          </table:table-cell>
          <table:table-cell office:value-type="string" table:style-name="ce1">
            <text:p>Arranjo Populacional de Brasília/DF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04308" table:style-name="ce1">
            <text:p>2904308</text:p>
          </table:table-cell>
          <table:table-cell office:value-type="string" table:style-name="ce1">
            <text:p>Brejões</text:p>
          </table:table-cell>
          <table:table-cell office:value-type="float" office:value="2904308" table:style-name="ce1">
            <text:p>2904308</text:p>
          </table:table-cell>
          <table:table-cell office:value-type="string" table:style-name="ce1">
            <text:p>Arranjo Populacional de Brejões - Nova Itaran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22805" table:style-name="ce1">
            <text:p>2922805</text:p>
          </table:table-cell>
          <table:table-cell office:value-type="string" table:style-name="ce1">
            <text:p>Nova Itarana</text:p>
          </table:table-cell>
          <table:table-cell office:value-type="float" office:value="2904308" table:style-name="ce1">
            <text:p>2904308</text:p>
          </table:table-cell>
          <table:table-cell office:value-type="string" table:style-name="ce1">
            <text:p>Arranjo Populacional de Brejões - Nova Itaran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2909" table:style-name="ce1">
            <text:p>4202909</text:p>
          </table:table-cell>
          <table:table-cell office:value-type="string" table:style-name="ce1">
            <text:p>Brusque</text:p>
          </table:table-cell>
          <table:table-cell office:value-type="float" office:value="4202909" table:style-name="ce1">
            <text:p>4202909</text:p>
          </table:table-cell>
          <table:table-cell office:value-type="string" table:style-name="ce1">
            <text:p>Arranjo Populacional de Brusque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2701" table:style-name="ce1">
            <text:p>4202701</text:p>
          </table:table-cell>
          <table:table-cell office:value-type="string" table:style-name="ce1">
            <text:p>Botuverá</text:p>
          </table:table-cell>
          <table:table-cell office:value-type="float" office:value="4202909" table:style-name="ce1">
            <text:p>4202909</text:p>
          </table:table-cell>
          <table:table-cell office:value-type="string" table:style-name="ce1">
            <text:p>Arranjo Populacional de Brusque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6306" table:style-name="ce1">
            <text:p>4206306</text:p>
          </table:table-cell>
          <table:table-cell office:value-type="string" table:style-name="ce1">
            <text:p>Guabiruba</text:p>
          </table:table-cell>
          <table:table-cell office:value-type="float" office:value="4202909" table:style-name="ce1">
            <text:p>4202909</text:p>
          </table:table-cell>
          <table:table-cell office:value-type="string" table:style-name="ce1">
            <text:p>Arranjo Populacional de Brusque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258" table:style-name="ce1">
            <text:p>3300258</text:p>
          </table:table-cell>
          <table:table-cell office:value-type="string" table:style-name="ce1">
            <text:p>Arraial do Cabo</text:p>
          </table:table-cell>
          <table:table-cell office:value-type="float" office:value="3300704" table:style-name="ce1">
            <text:p>3300704</text:p>
          </table:table-cell>
          <table:table-cell office:value-type="string" table:style-name="ce1">
            <text:p>Arranjo Populacional de Cabo Frio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233" table:style-name="ce1">
            <text:p>3300233</text:p>
          </table:table-cell>
          <table:table-cell office:value-type="string" table:style-name="ce1">
            <text:p>Armação dos Búzios</text:p>
          </table:table-cell>
          <table:table-cell office:value-type="float" office:value="3300704" table:style-name="ce1">
            <text:p>3300704</text:p>
          </table:table-cell>
          <table:table-cell office:value-type="string" table:style-name="ce1">
            <text:p>Arranjo Populacional de Cabo Frio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704" table:style-name="ce1">
            <text:p>3300704</text:p>
          </table:table-cell>
          <table:table-cell office:value-type="string" table:style-name="ce1">
            <text:p>Cabo Frio</text:p>
          </table:table-cell>
          <table:table-cell office:value-type="float" office:value="3300704" table:style-name="ce1">
            <text:p>3300704</text:p>
          </table:table-cell>
          <table:table-cell office:value-type="string" table:style-name="ce1">
            <text:p>Arranjo Populacional de Cabo Frio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5208" table:style-name="ce1">
            <text:p>3305208</text:p>
          </table:table-cell>
          <table:table-cell office:value-type="string" table:style-name="ce1">
            <text:p>São Pedro da Aldeia</text:p>
          </table:table-cell>
          <table:table-cell office:value-type="float" office:value="3300704" table:style-name="ce1">
            <text:p>3300704</text:p>
          </table:table-cell>
          <table:table-cell office:value-type="string" table:style-name="ce1">
            <text:p>Arranjo Populacional de Cabo Frio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22300" table:style-name="ce1">
            <text:p>2922300</text:p>
          </table:table-cell>
          <table:table-cell office:value-type="string" table:style-name="ce1">
            <text:p>Muritiba</text:p>
          </table:table-cell>
          <table:table-cell office:value-type="float" office:value="2904902" table:style-name="ce1">
            <text:p>2904902</text:p>
          </table:table-cell>
          <table:table-cell office:value-type="string" table:style-name="ce1">
            <text:p>Arranjo Populacional de Cachoeira - Muritiba - Governador Mangabeir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04902" table:style-name="ce1">
            <text:p>2904902</text:p>
          </table:table-cell>
          <table:table-cell office:value-type="string" table:style-name="ce1">
            <text:p>Cachoeira</text:p>
          </table:table-cell>
          <table:table-cell office:value-type="float" office:value="2904902" table:style-name="ce1">
            <text:p>2904902</text:p>
          </table:table-cell>
          <table:table-cell office:value-type="string" table:style-name="ce1">
            <text:p>Arranjo Populacional de Cachoeira - Muritiba - Governador Mangabeir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29008" table:style-name="ce1">
            <text:p>2929008</text:p>
          </table:table-cell>
          <table:table-cell office:value-type="string" table:style-name="ce1">
            <text:p>São Félix</text:p>
          </table:table-cell>
          <table:table-cell office:value-type="float" office:value="2904902" table:style-name="ce1">
            <text:p>2904902</text:p>
          </table:table-cell>
          <table:table-cell office:value-type="string" table:style-name="ce1">
            <text:p>Arranjo Populacional de Cachoeira - Muritiba - Governador Mangabeir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11600" table:style-name="ce1">
            <text:p>2911600</text:p>
          </table:table-cell>
          <table:table-cell office:value-type="string" table:style-name="ce1">
            <text:p>Governador Mangabeira</text:p>
          </table:table-cell>
          <table:table-cell office:value-type="float" office:value="2904902" table:style-name="ce1">
            <text:p>2904902</text:p>
          </table:table-cell>
          <table:table-cell office:value-type="string" table:style-name="ce1">
            <text:p>Arranjo Populacional de Cachoeira - Muritiba - Governador Mangabeir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03207" table:style-name="ce1">
            <text:p>2603207</text:p>
          </table:table-cell>
          <table:table-cell office:value-type="string" table:style-name="ce1">
            <text:p>Caetés</text:p>
          </table:table-cell>
          <table:table-cell office:value-type="float" office:value="2603207" table:style-name="ce1">
            <text:p>2603207</text:p>
          </table:table-cell>
          <table:table-cell office:value-type="string" table:style-name="ce1">
            <text:p>Arranjo Populacional de Caetés - Capoeiras/P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03801" table:style-name="ce1">
            <text:p>2603801</text:p>
          </table:table-cell>
          <table:table-cell office:value-type="string" table:style-name="ce1">
            <text:p>Capoeiras</text:p>
          </table:table-cell>
          <table:table-cell office:value-type="float" office:value="2603207" table:style-name="ce1">
            <text:p>2603207</text:p>
          </table:table-cell>
          <table:table-cell office:value-type="string" table:style-name="ce1">
            <text:p>Arranjo Populacional de Caetés - Capoeiras/P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3605" table:style-name="ce1">
            <text:p>2503605</text:p>
          </table:table-cell>
          <table:table-cell office:value-type="string" table:style-name="ce1">
            <text:p>Caiçara</text:p>
          </table:table-cell>
          <table:table-cell office:value-type="float" office:value="2503605" table:style-name="ce1">
            <text:p>2503605</text:p>
          </table:table-cell>
          <table:table-cell office:value-type="string" table:style-name="ce1">
            <text:p>Arranjo Populacional de Caiçara - Logradour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8554" table:style-name="ce1">
            <text:p>2508554</text:p>
          </table:table-cell>
          <table:table-cell office:value-type="string" table:style-name="ce1">
            <text:p>Logradouro</text:p>
          </table:table-cell>
          <table:table-cell office:value-type="float" office:value="2503605" table:style-name="ce1">
            <text:p>2503605</text:p>
          </table:table-cell>
          <table:table-cell office:value-type="string" table:style-name="ce1">
            <text:p>Arranjo Populacional de Caiçara - Logradour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411601" table:style-name="ce1">
            <text:p>2411601</text:p>
          </table:table-cell>
          <table:table-cell office:value-type="string" table:style-name="ce1">
            <text:p>São Bento do Norte</text:p>
          </table:table-cell>
          <table:table-cell office:value-type="float" office:value="2401859" table:style-name="ce1">
            <text:p>2401859</text:p>
          </table:table-cell>
          <table:table-cell office:value-type="string" table:style-name="ce1">
            <text:p>Arranjo Populacional de Caiçara do Norte/RN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401859" table:style-name="ce1">
            <text:p>2401859</text:p>
          </table:table-cell>
          <table:table-cell office:value-type="string" table:style-name="ce1">
            <text:p>Caiçara do Norte</text:p>
          </table:table-cell>
          <table:table-cell office:value-type="float" office:value="2401859" table:style-name="ce1">
            <text:p>2401859</text:p>
          </table:table-cell>
          <table:table-cell office:value-type="string" table:style-name="ce1">
            <text:p>Arranjo Populacional de Caiçara do Norte/RN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8789" table:style-name="ce1">
            <text:p>5218789</text:p>
          </table:table-cell>
          <table:table-cell office:value-type="string" table:style-name="ce1">
            <text:p>Rio Quente</text:p>
          </table:table-cell>
          <table:table-cell office:value-type="float" office:value="5204508" table:style-name="ce1">
            <text:p>5204508</text:p>
          </table:table-cell>
          <table:table-cell office:value-type="string" table:style-name="ce1">
            <text:p>Arranjo Populacional de Caldas Novas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4508" table:style-name="ce1">
            <text:p>5204508</text:p>
          </table:table-cell>
          <table:table-cell office:value-type="string" table:style-name="ce1">
            <text:p>Caldas Novas</text:p>
          </table:table-cell>
          <table:table-cell office:value-type="float" office:value="5204508" table:style-name="ce1">
            <text:p>5204508</text:p>
          </table:table-cell>
          <table:table-cell office:value-type="string" table:style-name="ce1">
            <text:p>Arranjo Populacional de Caldas Novas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9906" table:style-name="ce1">
            <text:p>3119906</text:p>
          </table:table-cell>
          <table:table-cell office:value-type="string" table:style-name="ce1">
            <text:p>Córrego do Bom Jesus</text:p>
          </table:table-cell>
          <table:table-cell office:value-type="float" office:value="3110608" table:style-name="ce1">
            <text:p>3110608</text:p>
          </table:table-cell>
          <table:table-cell office:value-type="string" table:style-name="ce1">
            <text:p>Arranjo Populacional de Cambuí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0608" table:style-name="ce1">
            <text:p>3110608</text:p>
          </table:table-cell>
          <table:table-cell office:value-type="string" table:style-name="ce1">
            <text:p>Cambuí</text:p>
          </table:table-cell>
          <table:table-cell office:value-type="float" office:value="3110608" table:style-name="ce1">
            <text:p>3110608</text:p>
          </table:table-cell>
          <table:table-cell office:value-type="string" table:style-name="ce1">
            <text:p>Arranjo Populacional de Cambuí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4009" table:style-name="ce1">
            <text:p>2504009</text:p>
          </table:table-cell>
          <table:table-cell office:value-type="string" table:style-name="ce1">
            <text:p>Campina Grande</text:p>
          </table:table-cell>
          <table:table-cell office:value-type="float" office:value="2504009" table:style-name="ce1">
            <text:p>2504009</text:p>
          </table:table-cell>
          <table:table-cell office:value-type="string" table:style-name="ce1">
            <text:p>Arranjo Populacional de Campina Grande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2408" table:style-name="ce1">
            <text:p>2512408</text:p>
          </table:table-cell>
          <table:table-cell office:value-type="string" table:style-name="ce1">
            <text:p>Puxinanã</text:p>
          </table:table-cell>
          <table:table-cell office:value-type="float" office:value="2504009" table:style-name="ce1">
            <text:p>2504009</text:p>
          </table:table-cell>
          <table:table-cell office:value-type="string" table:style-name="ce1">
            <text:p>Arranjo Populacional de Campina Grande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2507" table:style-name="ce1">
            <text:p>2512507</text:p>
          </table:table-cell>
          <table:table-cell office:value-type="string" table:style-name="ce1">
            <text:p>Queimadas</text:p>
          </table:table-cell>
          <table:table-cell office:value-type="float" office:value="2504009" table:style-name="ce1">
            <text:p>2504009</text:p>
          </table:table-cell>
          <table:table-cell office:value-type="string" table:style-name="ce1">
            <text:p>Arranjo Populacional de Campina Grande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8307" table:style-name="ce1">
            <text:p>2508307</text:p>
          </table:table-cell>
          <table:table-cell office:value-type="string" table:style-name="ce1">
            <text:p>Lagoa Seca</text:p>
          </table:table-cell>
          <table:table-cell office:value-type="float" office:value="2504009" table:style-name="ce1">
            <text:p>2504009</text:p>
          </table:table-cell>
          <table:table-cell office:value-type="string" table:style-name="ce1">
            <text:p>Arranjo Populacional de Campina Grande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9206" table:style-name="ce1">
            <text:p>2509206</text:p>
          </table:table-cell>
          <table:table-cell office:value-type="string" table:style-name="ce1">
            <text:p>Massaranduba</text:p>
          </table:table-cell>
          <table:table-cell office:value-type="float" office:value="2504009" table:style-name="ce1">
            <text:p>2504009</text:p>
          </table:table-cell>
          <table:table-cell office:value-type="string" table:style-name="ce1">
            <text:p>Arranjo Populacional de Campina Grande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9502" table:style-name="ce1">
            <text:p>3509502</text:p>
          </table:table-cell>
          <table:table-cell office:value-type="string" table:style-name="ce1">
            <text:p>Campinas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1803" table:style-name="ce1">
            <text:p>3531803</text:p>
          </table:table-cell>
          <table:table-cell office:value-type="string" table:style-name="ce1">
            <text:p>Monte Mor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9071" table:style-name="ce1">
            <text:p>3519071</text:p>
          </table:table-cell>
          <table:table-cell office:value-type="string" table:style-name="ce1">
            <text:p>Hortolândia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2403" table:style-name="ce1">
            <text:p>3552403</text:p>
          </table:table-cell>
          <table:table-cell office:value-type="string" table:style-name="ce1">
            <text:p>Sumaré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2803" table:style-name="ce1">
            <text:p>3512803</text:p>
          </table:table-cell>
          <table:table-cell office:value-type="string" table:style-name="ce1">
            <text:p>Cosmópolis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6701" table:style-name="ce1">
            <text:p>3556701</text:p>
          </table:table-cell>
          <table:table-cell office:value-type="string" table:style-name="ce1">
            <text:p>Vinhedo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6206" table:style-name="ce1">
            <text:p>3556206</text:p>
          </table:table-cell>
          <table:table-cell office:value-type="string" table:style-name="ce1">
            <text:p>Valinhos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6505" table:style-name="ce1">
            <text:p>3536505</text:p>
          </table:table-cell>
          <table:table-cell office:value-type="string" table:style-name="ce1">
            <text:p>Paulínia</text:p>
          </table:table-cell>
          <table:table-cell office:value-type="float" office:value="3509502" table:style-name="ce1">
            <text:p>3509502</text:p>
          </table:table-cell>
          <table:table-cell office:value-type="string" table:style-name="ce1">
            <text:p>Arranjo Populacional de Campinas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5000" table:style-name="ce1">
            <text:p>3305000</text:p>
          </table:table-cell>
          <table:table-cell office:value-type="string" table:style-name="ce1">
            <text:p>São João da Barra</text:p>
          </table:table-cell>
          <table:table-cell office:value-type="float" office:value="3301009" table:style-name="ce1">
            <text:p>3301009</text:p>
          </table:table-cell>
          <table:table-cell office:value-type="string" table:style-name="ce1">
            <text:p>Arranjo Populacional de Campos dos Goytacaze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009" table:style-name="ce1">
            <text:p>3301009</text:p>
          </table:table-cell>
          <table:table-cell office:value-type="string" table:style-name="ce1">
            <text:p>Campos dos Goytacazes</text:p>
          </table:table-cell>
          <table:table-cell office:value-type="float" office:value="3301009" table:style-name="ce1">
            <text:p>3301009</text:p>
          </table:table-cell>
          <table:table-cell office:value-type="string" table:style-name="ce1">
            <text:p>Arranjo Populacional de Campos dos Goytacaze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9100" table:style-name="ce1">
            <text:p>4309100</text:p>
          </table:table-cell>
          <table:table-cell office:value-type="string" table:style-name="ce1">
            <text:p>Gramado</text:p>
          </table:table-cell>
          <table:table-cell office:value-type="float" office:value="4304408" table:style-name="ce1">
            <text:p>4304408</text:p>
          </table:table-cell>
          <table:table-cell office:value-type="string" table:style-name="ce1">
            <text:p>Arranjo Populacional de Canela - Gramad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4408" table:style-name="ce1">
            <text:p>4304408</text:p>
          </table:table-cell>
          <table:table-cell office:value-type="string" table:style-name="ce1">
            <text:p>Canela</text:p>
          </table:table-cell>
          <table:table-cell office:value-type="float" office:value="4304408" table:style-name="ce1">
            <text:p>4304408</text:p>
          </table:table-cell>
          <table:table-cell office:value-type="string" table:style-name="ce1">
            <text:p>Arranjo Populacional de Canela - Gramad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8301" table:style-name="ce1">
            <text:p>4218301</text:p>
          </table:table-cell>
          <table:table-cell office:value-type="string" table:style-name="ce1">
            <text:p>Três Barras</text:p>
          </table:table-cell>
          <table:table-cell office:value-type="float" office:value="4203808" table:style-name="ce1">
            <text:p>4203808</text:p>
          </table:table-cell>
          <table:table-cell office:value-type="string" table:style-name="ce1">
            <text:p>Arranjo Populacional de Canoinhas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3808" table:style-name="ce1">
            <text:p>4203808</text:p>
          </table:table-cell>
          <table:table-cell office:value-type="string" table:style-name="ce1">
            <text:p>Canoinhas</text:p>
          </table:table-cell>
          <table:table-cell office:value-type="float" office:value="4203808" table:style-name="ce1">
            <text:p>4203808</text:p>
          </table:table-cell>
          <table:table-cell office:value-type="string" table:style-name="ce1">
            <text:p>Arranjo Populacional de Canoinhas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0203" table:style-name="ce1">
            <text:p>3510203</text:p>
          </table:table-cell>
          <table:table-cell office:value-type="string" table:style-name="ce1">
            <text:p>Capão Bonito</text:p>
          </table:table-cell>
          <table:table-cell office:value-type="float" office:value="3510203" table:style-name="ce1">
            <text:p>3510203</text:p>
          </table:table-cell>
          <table:table-cell office:value-type="string" table:style-name="ce1">
            <text:p>Arranjo Populacional de Capão Bonit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3253" table:style-name="ce1">
            <text:p>3543253</text:p>
          </table:table-cell>
          <table:table-cell office:value-type="string" table:style-name="ce1">
            <text:p>Ribeirão Grande</text:p>
          </table:table-cell>
          <table:table-cell office:value-type="float" office:value="3510203" table:style-name="ce1">
            <text:p>3510203</text:p>
          </table:table-cell>
          <table:table-cell office:value-type="string" table:style-name="ce1">
            <text:p>Arranjo Populacional de Capão Bonit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1436" table:style-name="ce1">
            <text:p>4321436</text:p>
          </table:table-cell>
          <table:table-cell office:value-type="string" table:style-name="ce1">
            <text:p>Terra de Areia</text:p>
          </table:table-cell>
          <table:table-cell office:value-type="float" office:value="4304630" table:style-name="ce1">
            <text:p>4304630</text:p>
          </table:table-cell>
          <table:table-cell office:value-type="string" table:style-name="ce1">
            <text:p>Arranjo Populacional de Capão da Cano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3804" table:style-name="ce1">
            <text:p>4323804</text:p>
          </table:table-cell>
          <table:table-cell office:value-type="string" table:style-name="ce1">
            <text:p>Xangri-lá</text:p>
          </table:table-cell>
          <table:table-cell office:value-type="float" office:value="4304630" table:style-name="ce1">
            <text:p>4304630</text:p>
          </table:table-cell>
          <table:table-cell office:value-type="string" table:style-name="ce1">
            <text:p>Arranjo Populacional de Capão da Cano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4630" table:style-name="ce1">
            <text:p>4304630</text:p>
          </table:table-cell>
          <table:table-cell office:value-type="string" table:style-name="ce1">
            <text:p>Capão da Canoa</text:p>
          </table:table-cell>
          <table:table-cell office:value-type="float" office:value="4304630" table:style-name="ce1">
            <text:p>4304630</text:p>
          </table:table-cell>
          <table:table-cell office:value-type="string" table:style-name="ce1">
            <text:p>Arranjo Populacional de Capão da Cano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1801" table:style-name="ce1">
            <text:p>4211801</text:p>
          </table:table-cell>
          <table:table-cell office:value-type="string" table:style-name="ce1">
            <text:p>Ouro</text:p>
          </table:table-cell>
          <table:table-cell office:value-type="float" office:value="4203907" table:style-name="ce1">
            <text:p>4203907</text:p>
          </table:table-cell>
          <table:table-cell office:value-type="string" table:style-name="ce1">
            <text:p>Arranjo Populacional de Capinzal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3907" table:style-name="ce1">
            <text:p>4203907</text:p>
          </table:table-cell>
          <table:table-cell office:value-type="string" table:style-name="ce1">
            <text:p>Capinzal</text:p>
          </table:table-cell>
          <table:table-cell office:value-type="float" office:value="4203907" table:style-name="ce1">
            <text:p>4203907</text:p>
          </table:table-cell>
          <table:table-cell office:value-type="string" table:style-name="ce1">
            <text:p>Arranjo Populacional de Capinzal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9853" table:style-name="ce1">
            <text:p>4219853</text:p>
          </table:table-cell>
          <table:table-cell office:value-type="string" table:style-name="ce1">
            <text:p>Zortéa</text:p>
          </table:table-cell>
          <table:table-cell office:value-type="float" office:value="4203907" table:style-name="ce1">
            <text:p>4203907</text:p>
          </table:table-cell>
          <table:table-cell office:value-type="string" table:style-name="ce1">
            <text:p>Arranjo Populacional de Capinzal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2107" table:style-name="ce1">
            <text:p>3542107</text:p>
          </table:table-cell>
          <table:table-cell office:value-type="string" table:style-name="ce1">
            <text:p>Rafard</text:p>
          </table:table-cell>
          <table:table-cell office:value-type="float" office:value="3510401" table:style-name="ce1">
            <text:p>3510401</text:p>
          </table:table-cell>
          <table:table-cell office:value-type="string" table:style-name="ce1">
            <text:p>Arranjo Populacional de Capivari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0401" table:style-name="ce1">
            <text:p>3510401</text:p>
          </table:table-cell>
          <table:table-cell office:value-type="string" table:style-name="ce1">
            <text:p>Capivari</text:p>
          </table:table-cell>
          <table:table-cell office:value-type="float" office:value="3510401" table:style-name="ce1">
            <text:p>3510401</text:p>
          </table:table-cell>
          <table:table-cell office:value-type="string" table:style-name="ce1">
            <text:p>Arranjo Populacional de Capivari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0400" table:style-name="ce1">
            <text:p>3520400</text:p>
          </table:table-cell>
          <table:table-cell office:value-type="string" table:style-name="ce1">
            <text:p>Ilhabela</text:p>
          </table:table-cell>
          <table:table-cell office:value-type="float" office:value="3510500" table:style-name="ce1">
            <text:p>3510500</text:p>
          </table:table-cell>
          <table:table-cell office:value-type="string" table:style-name="ce1">
            <text:p>Arranjo Populacional de Caraguatatuba - Ubatuba - São Sebastiã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0500" table:style-name="ce1">
            <text:p>3510500</text:p>
          </table:table-cell>
          <table:table-cell office:value-type="string" table:style-name="ce1">
            <text:p>Caraguatatuba</text:p>
          </table:table-cell>
          <table:table-cell office:value-type="float" office:value="3510500" table:style-name="ce1">
            <text:p>3510500</text:p>
          </table:table-cell>
          <table:table-cell office:value-type="string" table:style-name="ce1">
            <text:p>Arranjo Populacional de Caraguatatuba - Ubatuba - São Sebastiã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0704" table:style-name="ce1">
            <text:p>3550704</text:p>
          </table:table-cell>
          <table:table-cell office:value-type="string" table:style-name="ce1">
            <text:p>São Sebastião</text:p>
          </table:table-cell>
          <table:table-cell office:value-type="float" office:value="3510500" table:style-name="ce1">
            <text:p>3510500</text:p>
          </table:table-cell>
          <table:table-cell office:value-type="string" table:style-name="ce1">
            <text:p>Arranjo Populacional de Caraguatatuba - Ubatuba - São Sebastiã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5406" table:style-name="ce1">
            <text:p>3555406</text:p>
          </table:table-cell>
          <table:table-cell office:value-type="string" table:style-name="ce1">
            <text:p>Ubatuba</text:p>
          </table:table-cell>
          <table:table-cell office:value-type="float" office:value="3510500" table:style-name="ce1">
            <text:p>3510500</text:p>
          </table:table-cell>
          <table:table-cell office:value-type="string" table:style-name="ce1">
            <text:p>Arranjo Populacional de Caraguatatuba - Ubatuba - São Sebastiã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3008" table:style-name="ce1">
            <text:p>3113008</text:p>
          </table:table-cell>
          <table:table-cell office:value-type="string" table:style-name="ce1">
            <text:p>Caraí</text:p>
          </table:table-cell>
          <table:table-cell office:value-type="float" office:value="3113008" table:style-name="ce1">
            <text:p>3113008</text:p>
          </table:table-cell>
          <table:table-cell office:value-type="string" table:style-name="ce1">
            <text:p>Arranjo Populacional de Caraí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5458" table:style-name="ce1">
            <text:p>3115458</text:p>
          </table:table-cell>
          <table:table-cell office:value-type="string" table:style-name="ce1">
            <text:p>Catuji</text:p>
          </table:table-cell>
          <table:table-cell office:value-type="float" office:value="3113008" table:style-name="ce1">
            <text:p>3113008</text:p>
          </table:table-cell>
          <table:table-cell office:value-type="string" table:style-name="ce1">
            <text:p>Arranjo Populacional de Caraí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2804" table:style-name="ce1">
            <text:p>2102804</text:p>
          </table:table-cell>
          <table:table-cell office:value-type="string" table:style-name="ce1">
            <text:p>Carolina</text:p>
          </table:table-cell>
          <table:table-cell office:value-type="float" office:value="2102804" table:style-name="ce1">
            <text:p>2102804</text:p>
          </table:table-cell>
          <table:table-cell office:value-type="string" table:style-name="ce1">
            <text:p>Arranjo Populacional de Carolina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07702" table:style-name="ce1">
            <text:p>1707702</text:p>
          </table:table-cell>
          <table:table-cell office:value-type="string" table:style-name="ce1">
            <text:p>Filadélfia</text:p>
          </table:table-cell>
          <table:table-cell office:value-type="float" office:value="2102804" table:style-name="ce1">
            <text:p>2102804</text:p>
          </table:table-cell>
          <table:table-cell office:value-type="string" table:style-name="ce1">
            <text:p>Arranjo Populacional de Carolina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4020" table:style-name="ce1">
            <text:p>4124020</text:p>
          </table:table-cell>
          <table:table-cell office:value-type="string" table:style-name="ce1">
            <text:p>Santa Tereza do Oeste</text:p>
          </table:table-cell>
          <table:table-cell office:value-type="float" office:value="4104808" table:style-name="ce1">
            <text:p>4104808</text:p>
          </table:table-cell>
          <table:table-cell office:value-type="string" table:style-name="ce1">
            <text:p>Arranjo Populacional de Cascavel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4808" table:style-name="ce1">
            <text:p>4104808</text:p>
          </table:table-cell>
          <table:table-cell office:value-type="string" table:style-name="ce1">
            <text:p>Cascavel</text:p>
          </table:table-cell>
          <table:table-cell office:value-type="float" office:value="4104808" table:style-name="ce1">
            <text:p>4104808</text:p>
          </table:table-cell>
          <table:table-cell office:value-type="string" table:style-name="ce1">
            <text:p>Arranjo Populacional de Cascavel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5109" table:style-name="ce1">
            <text:p>5205109</text:p>
          </table:table-cell>
          <table:table-cell office:value-type="string" table:style-name="ce1">
            <text:p>Catalão</text:p>
          </table:table-cell>
          <table:table-cell office:value-type="float" office:value="5205109" table:style-name="ce1">
            <text:p>5205109</text:p>
          </table:table-cell>
          <table:table-cell office:value-type="string" table:style-name="ce1">
            <text:p>Arranjo Populacional de Catalão/GO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8509" table:style-name="ce1">
            <text:p>5208509</text:p>
          </table:table-cell>
          <table:table-cell office:value-type="string" table:style-name="ce1">
            <text:p>Goiandira</text:p>
          </table:table-cell>
          <table:table-cell office:value-type="float" office:value="5205109" table:style-name="ce1">
            <text:p>5205109</text:p>
          </table:table-cell>
          <table:table-cell office:value-type="string" table:style-name="ce1">
            <text:p>Arranjo Populacional de Catalão/GO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5504" table:style-name="ce1">
            <text:p>5215504</text:p>
          </table:table-cell>
          <table:table-cell office:value-type="string" table:style-name="ce1">
            <text:p>Ouvidor</text:p>
          </table:table-cell>
          <table:table-cell office:value-type="float" office:value="5205109" table:style-name="ce1">
            <text:p>5205109</text:p>
          </table:table-cell>
          <table:table-cell office:value-type="string" table:style-name="ce1">
            <text:p>Arranjo Populacional de Catalão/GO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21304" table:style-name="ce1">
            <text:p>5221304</text:p>
          </table:table-cell>
          <table:table-cell office:value-type="string" table:style-name="ce1">
            <text:p>Três Ranchos</text:p>
          </table:table-cell>
          <table:table-cell office:value-type="float" office:value="5205109" table:style-name="ce1">
            <text:p>5205109</text:p>
          </table:table-cell>
          <table:table-cell office:value-type="string" table:style-name="ce1">
            <text:p>Arranjo Populacional de Catalão/GO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1201" table:style-name="ce1">
            <text:p>3511201</text:p>
          </table:table-cell>
          <table:table-cell office:value-type="string" table:style-name="ce1">
            <text:p>Catiguá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1102" table:style-name="ce1">
            <text:p>3511102</text:p>
          </table:table-cell>
          <table:table-cell office:value-type="string" table:style-name="ce1">
            <text:p>Catanduva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8858" table:style-name="ce1">
            <text:p>3528858</text:p>
          </table:table-cell>
          <table:table-cell office:value-type="string" table:style-name="ce1">
            <text:p>Marapoama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3254" table:style-name="ce1">
            <text:p>3533254</text:p>
          </table:table-cell>
          <table:table-cell office:value-type="string" table:style-name="ce1">
            <text:p>Novais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8105" table:style-name="ce1">
            <text:p>3538105</text:p>
          </table:table-cell>
          <table:table-cell office:value-type="string" table:style-name="ce1">
            <text:p>Pindorama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4957" table:style-name="ce1">
            <text:p>3514957</text:p>
          </table:table-cell>
          <table:table-cell office:value-type="string" table:style-name="ce1">
            <text:p>Embaúba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4924" table:style-name="ce1">
            <text:p>3514924</text:p>
          </table:table-cell>
          <table:table-cell office:value-type="string" table:style-name="ce1">
            <text:p>Elisiário</text:p>
          </table:table-cell>
          <table:table-cell office:value-type="float" office:value="3511102" table:style-name="ce1">
            <text:p>3511102</text:p>
          </table:table-cell>
          <table:table-cell office:value-type="string" table:style-name="ce1">
            <text:p>Arranjo Populacional de Catanduv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4908" table:style-name="ce1">
            <text:p>3104908</text:p>
          </table:table-cell>
          <table:table-cell office:value-type="string" table:style-name="ce1">
            <text:p>Baependi</text:p>
          </table:table-cell>
          <table:table-cell office:value-type="float" office:value="3115508" table:style-name="ce1">
            <text:p>3115508</text:p>
          </table:table-cell>
          <table:table-cell office:value-type="string" table:style-name="ce1">
            <text:p>Arranjo Populacional de Caxambu - Baependi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5508" table:style-name="ce1">
            <text:p>3115508</text:p>
          </table:table-cell>
          <table:table-cell office:value-type="string" table:style-name="ce1">
            <text:p>Caxambu</text:p>
          </table:table-cell>
          <table:table-cell office:value-type="float" office:value="3115508" table:style-name="ce1">
            <text:p>3115508</text:p>
          </table:table-cell>
          <table:table-cell office:value-type="string" table:style-name="ce1">
            <text:p>Arranjo Populacional de Caxambu - Baependi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5108" table:style-name="ce1">
            <text:p>4305108</text:p>
          </table:table-cell>
          <table:table-cell office:value-type="string" table:style-name="ce1">
            <text:p>Caxias do Sul</text:p>
          </table:table-cell>
          <table:table-cell office:value-type="float" office:value="4305108" table:style-name="ce1">
            <text:p>4305108</text:p>
          </table:table-cell>
          <table:table-cell office:value-type="string" table:style-name="ce1">
            <text:p>Arranjo Populacional de Caxias do Sul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22541" table:style-name="ce1">
            <text:p>4322541</text:p>
          </table:table-cell>
          <table:table-cell office:value-type="string" table:style-name="ce1">
            <text:p>Vale Real</text:p>
          </table:table-cell>
          <table:table-cell office:value-type="float" office:value="4305108" table:style-name="ce1">
            <text:p>4305108</text:p>
          </table:table-cell>
          <table:table-cell office:value-type="string" table:style-name="ce1">
            <text:p>Arranjo Populacional de Caxias do Sul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7906" table:style-name="ce1">
            <text:p>4307906</text:p>
          </table:table-cell>
          <table:table-cell office:value-type="string" table:style-name="ce1">
            <text:p>Farroupilha</text:p>
          </table:table-cell>
          <table:table-cell office:value-type="float" office:value="4305108" table:style-name="ce1">
            <text:p>4305108</text:p>
          </table:table-cell>
          <table:table-cell office:value-type="string" table:style-name="ce1">
            <text:p>Arranjo Populacional de Caxias do Sul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5406" table:style-name="ce1">
            <text:p>5205406</text:p>
          </table:table-cell>
          <table:table-cell office:value-type="string" table:style-name="ce1">
            <text:p>Ceres</text:p>
          </table:table-cell>
          <table:table-cell office:value-type="float" office:value="5205406" table:style-name="ce1">
            <text:p>5205406</text:p>
          </table:table-cell>
          <table:table-cell office:value-type="string" table:style-name="ce1">
            <text:p>Arranjo Populacional de Ceres - Rialm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8607" table:style-name="ce1">
            <text:p>5218607</text:p>
          </table:table-cell>
          <table:table-cell office:value-type="string" table:style-name="ce1">
            <text:p>Rialma</text:p>
          </table:table-cell>
          <table:table-cell office:value-type="float" office:value="5205406" table:style-name="ce1">
            <text:p>5205406</text:p>
          </table:table-cell>
          <table:table-cell office:value-type="string" table:style-name="ce1">
            <text:p>Arranjo Populacional de Ceres - Rialm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1508" table:style-name="ce1">
            <text:p>3511508</text:p>
          </table:table-cell>
          <table:table-cell office:value-type="string" table:style-name="ce1">
            <text:p>Cerquilho</text:p>
          </table:table-cell>
          <table:table-cell office:value-type="float" office:value="3511508" table:style-name="ce1">
            <text:p>3511508</text:p>
          </table:table-cell>
          <table:table-cell office:value-type="string" table:style-name="ce1">
            <text:p>Arranjo Populacional de Cerquilho - Tietê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4508" table:style-name="ce1">
            <text:p>3554508</text:p>
          </table:table-cell>
          <table:table-cell office:value-type="string" table:style-name="ce1">
            <text:p>Tietê</text:p>
          </table:table-cell>
          <table:table-cell office:value-type="float" office:value="3511508" table:style-name="ce1">
            <text:p>3511508</text:p>
          </table:table-cell>
          <table:table-cell office:value-type="string" table:style-name="ce1">
            <text:p>Arranjo Populacional de Cerquilho - Tietê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5207" table:style-name="ce1">
            <text:p>4305207</text:p>
          </table:table-cell>
          <table:table-cell office:value-type="string" table:style-name="ce1">
            <text:p>Cerro Largo</text:p>
          </table:table-cell>
          <table:table-cell office:value-type="float" office:value="4305207" table:style-name="ce1">
            <text:p>4305207</text:p>
          </table:table-cell>
          <table:table-cell office:value-type="string" table:style-name="ce1">
            <text:p>Arranjo Populacional de Cerro Larg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6477" table:style-name="ce1">
            <text:p>4316477</text:p>
          </table:table-cell>
          <table:table-cell office:value-type="string" table:style-name="ce1">
            <text:p>Salvador das Missões</text:p>
          </table:table-cell>
          <table:table-cell office:value-type="float" office:value="4305207" table:style-name="ce1">
            <text:p>4305207</text:p>
          </table:table-cell>
          <table:table-cell office:value-type="string" table:style-name="ce1">
            <text:p>Arranjo Populacional de Cerro Larg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4202" table:style-name="ce1">
            <text:p>4204202</text:p>
          </table:table-cell>
          <table:table-cell office:value-type="string" table:style-name="ce1">
            <text:p>Chapecó</text:p>
          </table:table-cell>
          <table:table-cell office:value-type="float" office:value="4204202" table:style-name="ce1">
            <text:p>4204202</text:p>
          </table:table-cell>
          <table:table-cell office:value-type="string" table:style-name="ce1">
            <text:p>Arranjo Populacional de Chapecó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6652" table:style-name="ce1">
            <text:p>4206652</text:p>
          </table:table-cell>
          <table:table-cell office:value-type="string" table:style-name="ce1">
            <text:p>Guatambú</text:p>
          </table:table-cell>
          <table:table-cell office:value-type="float" office:value="4204202" table:style-name="ce1">
            <text:p>4204202</text:p>
          </table:table-cell>
          <table:table-cell office:value-type="string" table:style-name="ce1">
            <text:p>Arranjo Populacional de Chapecó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4350" table:style-name="ce1">
            <text:p>4204350</text:p>
          </table:table-cell>
          <table:table-cell office:value-type="string" table:style-name="ce1">
            <text:p>Cordilheira Alta</text:p>
          </table:table-cell>
          <table:table-cell office:value-type="float" office:value="4204202" table:style-name="ce1">
            <text:p>4204202</text:p>
          </table:table-cell>
          <table:table-cell office:value-type="string" table:style-name="ce1">
            <text:p>Arranjo Populacional de Chapecó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22004" table:style-name="ce1">
            <text:p>4322004</text:p>
          </table:table-cell>
          <table:table-cell office:value-type="string" table:style-name="ce1">
            <text:p>Triunfo</text:p>
          </table:table-cell>
          <table:table-cell office:value-type="float" office:value="4305355" table:style-name="ce1">
            <text:p>4305355</text:p>
          </table:table-cell>
          <table:table-cell office:value-type="string" table:style-name="ce1">
            <text:p>Arranjo Populacional de Charqueadas - Triunfo - São Jerônim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8408" table:style-name="ce1">
            <text:p>4318408</text:p>
          </table:table-cell>
          <table:table-cell office:value-type="string" table:style-name="ce1">
            <text:p>São Jerônimo</text:p>
          </table:table-cell>
          <table:table-cell office:value-type="float" office:value="4305355" table:style-name="ce1">
            <text:p>4305355</text:p>
          </table:table-cell>
          <table:table-cell office:value-type="string" table:style-name="ce1">
            <text:p>Arranjo Populacional de Charqueadas - Triunfo - São Jerônim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5355" table:style-name="ce1">
            <text:p>4305355</text:p>
          </table:table-cell>
          <table:table-cell office:value-type="string" table:style-name="ce1">
            <text:p>Charqueadas</text:p>
          </table:table-cell>
          <table:table-cell office:value-type="float" office:value="4305355" table:style-name="ce1">
            <text:p>4305355</text:p>
          </table:table-cell>
          <table:table-cell office:value-type="string" table:style-name="ce1">
            <text:p>Arranjo Populacional de Charqueadas - Triunfo - São Jerônim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5454" table:style-name="ce1">
            <text:p>4305454</text:p>
          </table:table-cell>
          <table:table-cell office:value-type="string" table:style-name="ce1">
            <text:p>Cidreira</text:p>
          </table:table-cell>
          <table:table-cell office:value-type="float" office:value="4305454" table:style-name="ce1">
            <text:p>4305454</text:p>
          </table:table-cell>
          <table:table-cell office:value-type="string" table:style-name="ce1">
            <text:p>Arranjo Populacional de Cidreira - Balneário Pinhal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1636" table:style-name="ce1">
            <text:p>4301636</text:p>
          </table:table-cell>
          <table:table-cell office:value-type="string" table:style-name="ce1">
            <text:p>Balneário Pinhal</text:p>
          </table:table-cell>
          <table:table-cell office:value-type="float" office:value="4305454" table:style-name="ce1">
            <text:p>4305454</text:p>
          </table:table-cell>
          <table:table-cell office:value-type="string" table:style-name="ce1">
            <text:p>Arranjo Populacional de Cidreira - Balneário Pinhal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6406" table:style-name="ce1">
            <text:p>4116406</text:p>
          </table:table-cell>
          <table:table-cell office:value-type="string" table:style-name="ce1">
            <text:p>Nossa Senhora das Graças</text:p>
          </table:table-cell>
          <table:table-cell office:value-type="float" office:value="4105904" table:style-name="ce1">
            <text:p>4105904</text:p>
          </table:table-cell>
          <table:table-cell office:value-type="string" table:style-name="ce1">
            <text:p>Arranjo Populacional de Colorado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5904" table:style-name="ce1">
            <text:p>4105904</text:p>
          </table:table-cell>
          <table:table-cell office:value-type="string" table:style-name="ce1">
            <text:p>Colorado</text:p>
          </table:table-cell>
          <table:table-cell office:value-type="float" office:value="4105904" table:style-name="ce1">
            <text:p>4105904</text:p>
          </table:table-cell>
          <table:table-cell office:value-type="string" table:style-name="ce1">
            <text:p>Arranjo Populacional de Colorado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29602" table:style-name="ce1">
            <text:p>2929602</text:p>
          </table:table-cell>
          <table:table-cell office:value-type="string" table:style-name="ce1">
            <text:p>Sapeaçu</text:p>
          </table:table-cell>
          <table:table-cell office:value-type="float" office:value="2908309" table:style-name="ce1">
            <text:p>2908309</text:p>
          </table:table-cell>
          <table:table-cell office:value-type="string" table:style-name="ce1">
            <text:p>Arranjo Populacional de Conceição do Almeida - Sapeaçu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08309" table:style-name="ce1">
            <text:p>2908309</text:p>
          </table:table-cell>
          <table:table-cell office:value-type="string" table:style-name="ce1">
            <text:p>Conceição do Almeida</text:p>
          </table:table-cell>
          <table:table-cell office:value-type="float" office:value="2908309" table:style-name="ce1">
            <text:p>2908309</text:p>
          </table:table-cell>
          <table:table-cell office:value-type="string" table:style-name="ce1">
            <text:p>Arranjo Populacional de Conceição do Almeida - Sapeaçu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0900" table:style-name="ce1">
            <text:p>3160900</text:p>
          </table:table-cell>
          <table:table-cell office:value-type="string" table:style-name="ce1">
            <text:p>São Brás do Suaçuí</text:p>
          </table:table-cell>
          <table:table-cell office:value-type="float" office:value="3118304" table:style-name="ce1">
            <text:p>3118304</text:p>
          </table:table-cell>
          <table:table-cell office:value-type="string" table:style-name="ce1">
            <text:p>Arranjo Populacional de Conselheiro Lafaiete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3806" table:style-name="ce1">
            <text:p>3153806</text:p>
          </table:table-cell>
          <table:table-cell office:value-type="string" table:style-name="ce1">
            <text:p>Queluzito</text:p>
          </table:table-cell>
          <table:table-cell office:value-type="float" office:value="3118304" table:style-name="ce1">
            <text:p>3118304</text:p>
          </table:table-cell>
          <table:table-cell office:value-type="string" table:style-name="ce1">
            <text:p>Arranjo Populacional de Conselheiro Lafaiete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5901" table:style-name="ce1">
            <text:p>3145901</text:p>
          </table:table-cell>
          <table:table-cell office:value-type="string" table:style-name="ce1">
            <text:p>Ouro Branco</text:p>
          </table:table-cell>
          <table:table-cell office:value-type="float" office:value="3118304" table:style-name="ce1">
            <text:p>3118304</text:p>
          </table:table-cell>
          <table:table-cell office:value-type="string" table:style-name="ce1">
            <text:p>Arranjo Populacional de Conselheiro Lafaiete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8007" table:style-name="ce1">
            <text:p>3118007</text:p>
          </table:table-cell>
          <table:table-cell office:value-type="string" table:style-name="ce1">
            <text:p>Congonhas</text:p>
          </table:table-cell>
          <table:table-cell office:value-type="float" office:value="3118304" table:style-name="ce1">
            <text:p>3118304</text:p>
          </table:table-cell>
          <table:table-cell office:value-type="string" table:style-name="ce1">
            <text:p>Arranjo Populacional de Conselheiro Lafaiete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8304" table:style-name="ce1">
            <text:p>3118304</text:p>
          </table:table-cell>
          <table:table-cell office:value-type="string" table:style-name="ce1">
            <text:p>Conselheiro Lafaiete</text:p>
          </table:table-cell>
          <table:table-cell office:value-type="float" office:value="3118304" table:style-name="ce1">
            <text:p>3118304</text:p>
          </table:table-cell>
          <table:table-cell office:value-type="string" table:style-name="ce1">
            <text:p>Arranjo Populacional de Conselheiro Lafaiete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5407" table:style-name="ce1">
            <text:p>3135407</text:p>
          </table:table-cell>
          <table:table-cell office:value-type="string" table:style-name="ce1">
            <text:p>Jeceaba</text:p>
          </table:table-cell>
          <table:table-cell office:value-type="float" office:value="3118304" table:style-name="ce1">
            <text:p>3118304</text:p>
          </table:table-cell>
          <table:table-cell office:value-type="string" table:style-name="ce1">
            <text:p>Arranjo Populacional de Conselheiro Lafaiete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504" table:style-name="ce1">
            <text:p>3301504</text:p>
          </table:table-cell>
          <table:table-cell office:value-type="string" table:style-name="ce1">
            <text:p>Cordeiro</text:p>
          </table:table-cell>
          <table:table-cell office:value-type="float" office:value="3301504" table:style-name="ce1">
            <text:p>3301504</text:p>
          </table:table-cell>
          <table:table-cell office:value-type="string" table:style-name="ce1">
            <text:p>Arranjo Populacional de Cordeiro - Cantagalo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1108" table:style-name="ce1">
            <text:p>3301108</text:p>
          </table:table-cell>
          <table:table-cell office:value-type="string" table:style-name="ce1">
            <text:p>Cantagalo</text:p>
          </table:table-cell>
          <table:table-cell office:value-type="float" office:value="3301504" table:style-name="ce1">
            <text:p>3301504</text:p>
          </table:table-cell>
          <table:table-cell office:value-type="string" table:style-name="ce1">
            <text:p>Arranjo Populacional de Cordeiro - Cantagalo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4608" table:style-name="ce1">
            <text:p>4204608</text:p>
          </table:table-cell>
          <table:table-cell office:value-type="string" table:style-name="ce1">
            <text:p>Criciúma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5456" table:style-name="ce1">
            <text:p>4205456</text:p>
          </table:table-cell>
          <table:table-cell office:value-type="string" table:style-name="ce1">
            <text:p>Forquilhinha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7007" table:style-name="ce1">
            <text:p>4207007</text:p>
          </table:table-cell>
          <table:table-cell office:value-type="string" table:style-name="ce1">
            <text:p>Içara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7600" table:style-name="ce1">
            <text:p>4217600</text:p>
          </table:table-cell>
          <table:table-cell office:value-type="string" table:style-name="ce1">
            <text:p>Siderópolis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9002" table:style-name="ce1">
            <text:p>4219002</text:p>
          </table:table-cell>
          <table:table-cell office:value-type="string" table:style-name="ce1">
            <text:p>Urussanga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8350" table:style-name="ce1">
            <text:p>4218350</text:p>
          </table:table-cell>
          <table:table-cell office:value-type="string" table:style-name="ce1">
            <text:p>Treviso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1207" table:style-name="ce1">
            <text:p>4211207</text:p>
          </table:table-cell>
          <table:table-cell office:value-type="string" table:style-name="ce1">
            <text:p>Morro da Fumaça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1256" table:style-name="ce1">
            <text:p>4211256</text:p>
          </table:table-cell>
          <table:table-cell office:value-type="string" table:style-name="ce1">
            <text:p>Morro Grande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1603" table:style-name="ce1">
            <text:p>4211603</text:p>
          </table:table-cell>
          <table:table-cell office:value-type="string" table:style-name="ce1">
            <text:p>Nova Veneza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4251" table:style-name="ce1">
            <text:p>4204251</text:p>
          </table:table-cell>
          <table:table-cell office:value-type="string" table:style-name="ce1">
            <text:p>Cocal do Sul</text:p>
          </table:table-cell>
          <table:table-cell office:value-type="float" office:value="4204608" table:style-name="ce1">
            <text:p>4204608</text:p>
          </table:table-cell>
          <table:table-cell office:value-type="string" table:style-name="ce1">
            <text:p>Arranjo Populacional de Criciúm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3405" table:style-name="ce1">
            <text:p>3513405</text:p>
          </table:table-cell>
          <table:table-cell office:value-type="string" table:style-name="ce1">
            <text:p>Cruzeiro</text:p>
          </table:table-cell>
          <table:table-cell office:value-type="float" office:value="3513405" table:style-name="ce1">
            <text:p>3513405</text:p>
          </table:table-cell>
          <table:table-cell office:value-type="string" table:style-name="ce1">
            <text:p>Arranjo Populacional de Cruzeir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6605" table:style-name="ce1">
            <text:p>3526605</text:p>
          </table:table-cell>
          <table:table-cell office:value-type="string" table:style-name="ce1">
            <text:p>Lavrinhas</text:p>
          </table:table-cell>
          <table:table-cell office:value-type="float" office:value="3513405" table:style-name="ce1">
            <text:p>3513405</text:p>
          </table:table-cell>
          <table:table-cell office:value-type="string" table:style-name="ce1">
            <text:p>Arranjo Populacional de Cruzeir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3403" table:style-name="ce1">
            <text:p>5103403</text:p>
          </table:table-cell>
          <table:table-cell office:value-type="string" table:style-name="ce1">
            <text:p>Cuiabá</text:p>
          </table:table-cell>
          <table:table-cell office:value-type="float" office:value="5103403" table:style-name="ce1">
            <text:p>5103403</text:p>
          </table:table-cell>
          <table:table-cell office:value-type="string" table:style-name="ce1">
            <text:p>Arranjo Populacional de Cuiabá/MT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108402" table:style-name="ce1">
            <text:p>5108402</text:p>
          </table:table-cell>
          <table:table-cell office:value-type="string" table:style-name="ce1">
            <text:p>Várzea Grande</text:p>
          </table:table-cell>
          <table:table-cell office:value-type="float" office:value="5103403" table:style-name="ce1">
            <text:p>5103403</text:p>
          </table:table-cell>
          <table:table-cell office:value-type="string" table:style-name="ce1">
            <text:p>Arranjo Populacional de Cuiabá/MT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0105" table:style-name="ce1">
            <text:p>2510105</text:p>
          </table:table-cell>
          <table:table-cell office:value-type="string" table:style-name="ce1">
            <text:p>Nova Floresta</text:p>
          </table:table-cell>
          <table:table-cell office:value-type="float" office:value="2505105" table:style-name="ce1">
            <text:p>2505105</text:p>
          </table:table-cell>
          <table:table-cell office:value-type="string" table:style-name="ce1">
            <text:p>Arranjo Populacional de Cuité - Nova Floresta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5105" table:style-name="ce1">
            <text:p>2505105</text:p>
          </table:table-cell>
          <table:table-cell office:value-type="string" table:style-name="ce1">
            <text:p>Cuité</text:p>
          </table:table-cell>
          <table:table-cell office:value-type="float" office:value="2505105" table:style-name="ce1">
            <text:p>2505105</text:p>
          </table:table-cell>
          <table:table-cell office:value-type="string" table:style-name="ce1">
            <text:p>Arranjo Populacional de Cuité - Nova Floresta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2206" table:style-name="ce1">
            <text:p>4122206</text:p>
          </table:table-cell>
          <table:table-cell office:value-type="string" table:style-name="ce1">
            <text:p>Rio Branco do Sul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4302" table:style-name="ce1">
            <text:p>4114302</text:p>
          </table:table-cell>
          <table:table-cell office:value-type="string" table:style-name="ce1">
            <text:p>Mandirituba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20804" table:style-name="ce1">
            <text:p>4120804</text:p>
          </table:table-cell>
          <table:table-cell office:value-type="string" table:style-name="ce1">
            <text:p>Quatro Barras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7652" table:style-name="ce1">
            <text:p>4107652</text:p>
          </table:table-cell>
          <table:table-cell office:value-type="string" table:style-name="ce1">
            <text:p>Fazenda Rio Grande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3107" table:style-name="ce1">
            <text:p>4103107</text:p>
          </table:table-cell>
          <table:table-cell office:value-type="string" table:style-name="ce1">
            <text:p>Bocaiúva do Sul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4006" table:style-name="ce1">
            <text:p>4104006</text:p>
          </table:table-cell>
          <table:table-cell office:value-type="string" table:style-name="ce1">
            <text:p>Campina Grande do Sul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6209" table:style-name="ce1">
            <text:p>4106209</text:p>
          </table:table-cell>
          <table:table-cell office:value-type="string" table:style-name="ce1">
            <text:p>Contenda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4204" table:style-name="ce1">
            <text:p>4104204</text:p>
          </table:table-cell>
          <table:table-cell office:value-type="string" table:style-name="ce1">
            <text:p>Campo Largo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5805" table:style-name="ce1">
            <text:p>4105805</text:p>
          </table:table-cell>
          <table:table-cell office:value-type="string" table:style-name="ce1">
            <text:p>Colombo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4253" table:style-name="ce1">
            <text:p>4104253</text:p>
          </table:table-cell>
          <table:table-cell office:value-type="string" table:style-name="ce1">
            <text:p>Campo Magro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6902" table:style-name="ce1">
            <text:p>4106902</text:p>
          </table:table-cell>
          <table:table-cell office:value-type="string" table:style-name="ce1">
            <text:p>Curitiba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1258" table:style-name="ce1">
            <text:p>4111258</text:p>
          </table:table-cell>
          <table:table-cell office:value-type="string" table:style-name="ce1">
            <text:p>Itaperuçu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2307" table:style-name="ce1">
            <text:p>4102307</text:p>
          </table:table-cell>
          <table:table-cell office:value-type="string" table:style-name="ce1">
            <text:p>Balsa Nova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1804" table:style-name="ce1">
            <text:p>4101804</text:p>
          </table:table-cell>
          <table:table-cell office:value-type="string" table:style-name="ce1">
            <text:p>Araucária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25506" table:style-name="ce1">
            <text:p>4125506</text:p>
          </table:table-cell>
          <table:table-cell office:value-type="string" table:style-name="ce1">
            <text:p>São José dos Pinhais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9509" table:style-name="ce1">
            <text:p>4119509</text:p>
          </table:table-cell>
          <table:table-cell office:value-type="string" table:style-name="ce1">
            <text:p>Piraquara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0400" table:style-name="ce1">
            <text:p>4100400</text:p>
          </table:table-cell>
          <table:table-cell office:value-type="string" table:style-name="ce1">
            <text:p>Almirante Tamandaré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9152" table:style-name="ce1">
            <text:p>4119152</text:p>
          </table:table-cell>
          <table:table-cell office:value-type="string" table:style-name="ce1">
            <text:p>Pinhais</text:p>
          </table:table-cell>
          <table:table-cell office:value-type="float" office:value="4106902" table:style-name="ce1">
            <text:p>4106902</text:p>
          </table:table-cell>
          <table:table-cell office:value-type="string" table:style-name="ce1">
            <text:p>Arranjo Populacional de Curitiba/PR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20904" table:style-name="ce1">
            <text:p>3120904</text:p>
          </table:table-cell>
          <table:table-cell office:value-type="string" table:style-name="ce1">
            <text:p>Curvelo</text:p>
          </table:table-cell>
          <table:table-cell office:value-type="float" office:value="3120904" table:style-name="ce1">
            <text:p>3120904</text:p>
          </table:table-cell>
          <table:table-cell office:value-type="string" table:style-name="ce1">
            <text:p>Arranjo Populacional de Curvel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1109" table:style-name="ce1">
            <text:p>3131109</text:p>
          </table:table-cell>
          <table:table-cell office:value-type="string" table:style-name="ce1">
            <text:p>Inimutaba</text:p>
          </table:table-cell>
          <table:table-cell office:value-type="float" office:value="3120904" table:style-name="ce1">
            <text:p>3120904</text:p>
          </table:table-cell>
          <table:table-cell office:value-type="string" table:style-name="ce1">
            <text:p>Arranjo Populacional de Curvel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5808" table:style-name="ce1">
            <text:p>2505808</text:p>
          </table:table-cell>
          <table:table-cell office:value-type="string" table:style-name="ce1">
            <text:p>Duas Estradas</text:p>
          </table:table-cell>
          <table:table-cell office:value-type="float" office:value="2505808" table:style-name="ce1">
            <text:p>2505808</text:p>
          </table:table-cell>
          <table:table-cell office:value-type="string" table:style-name="ce1">
            <text:p>Arranjo Populacional de Duas Estradas - Serra da Raiz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15609" table:style-name="ce1">
            <text:p>2515609</text:p>
          </table:table-cell>
          <table:table-cell office:value-type="string" table:style-name="ce1">
            <text:p>Serra da Raiz</text:p>
          </table:table-cell>
          <table:table-cell office:value-type="float" office:value="2505808" table:style-name="ce1">
            <text:p>2505808</text:p>
          </table:table-cell>
          <table:table-cell office:value-type="string" table:style-name="ce1">
            <text:p>Arranjo Populacional de Duas Estradas - Serra da Raiz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00301" table:style-name="ce1">
            <text:p>1700301</text:p>
          </table:table-cell>
          <table:table-cell office:value-type="string" table:style-name="ce1">
            <text:p>Aguiarnópolis</text:p>
          </table:table-cell>
          <table:table-cell office:value-type="float" office:value="2104057" table:style-name="ce1">
            <text:p>2104057</text:p>
          </table:table-cell>
          <table:table-cell office:value-type="string" table:style-name="ce1">
            <text:p>Arranjo Populacional de Estreito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4057" table:style-name="ce1">
            <text:p>2104057</text:p>
          </table:table-cell>
          <table:table-cell office:value-type="string" table:style-name="ce1">
            <text:p>Estreito</text:p>
          </table:table-cell>
          <table:table-cell office:value-type="float" office:value="2104057" table:style-name="ce1">
            <text:p>2104057</text:p>
          </table:table-cell>
          <table:table-cell office:value-type="string" table:style-name="ce1">
            <text:p>Arranjo Populacional de Estreito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6901" table:style-name="ce1">
            <text:p>3536901</text:p>
          </table:table-cell>
          <table:table-cell office:value-type="string" table:style-name="ce1">
            <text:p>Pedranópolis</text:p>
          </table:table-cell>
          <table:table-cell office:value-type="float" office:value="3515509" table:style-name="ce1">
            <text:p>3515509</text:p>
          </table:table-cell>
          <table:table-cell office:value-type="string" table:style-name="ce1">
            <text:p>Arranjo Populacional de Fernandópoli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5509" table:style-name="ce1">
            <text:p>3515509</text:p>
          </table:table-cell>
          <table:table-cell office:value-type="string" table:style-name="ce1">
            <text:p>Fernandópolis</text:p>
          </table:table-cell>
          <table:table-cell office:value-type="float" office:value="3515509" table:style-name="ce1">
            <text:p>3515509</text:p>
          </table:table-cell>
          <table:table-cell office:value-type="string" table:style-name="ce1">
            <text:p>Arranjo Populacional de Fernandópoli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8205" table:style-name="ce1">
            <text:p>3528205</text:p>
          </table:table-cell>
          <table:table-cell office:value-type="string" table:style-name="ce1">
            <text:p>Macedônia</text:p>
          </table:table-cell>
          <table:table-cell office:value-type="float" office:value="3515509" table:style-name="ce1">
            <text:p>3515509</text:p>
          </table:table-cell>
          <table:table-cell office:value-type="string" table:style-name="ce1">
            <text:p>Arranjo Populacional de Fernandópoli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03909" table:style-name="ce1">
            <text:p>2203909</text:p>
          </table:table-cell>
          <table:table-cell office:value-type="string" table:style-name="ce1">
            <text:p>Floriano</text:p>
          </table:table-cell>
          <table:table-cell office:value-type="float" office:value="2203909" table:style-name="ce1">
            <text:p>2203909</text:p>
          </table:table-cell>
          <table:table-cell office:value-type="string" table:style-name="ce1">
            <text:p>Arranjo Populacional de Floriano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1509" table:style-name="ce1">
            <text:p>2101509</text:p>
          </table:table-cell>
          <table:table-cell office:value-type="string" table:style-name="ce1">
            <text:p>Barão de Grajaú</text:p>
          </table:table-cell>
          <table:table-cell office:value-type="float" office:value="2203909" table:style-name="ce1">
            <text:p>2203909</text:p>
          </table:table-cell>
          <table:table-cell office:value-type="string" table:style-name="ce1">
            <text:p>Arranjo Populacional de Floriano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2304" table:style-name="ce1">
            <text:p>4212304</text:p>
          </table:table-cell>
          <table:table-cell office:value-type="string" table:style-name="ce1">
            <text:p>Paulo Lopes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2305" table:style-name="ce1">
            <text:p>4202305</text:p>
          </table:table-cell>
          <table:table-cell office:value-type="string" table:style-name="ce1">
            <text:p>Biguaçu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5407" table:style-name="ce1">
            <text:p>4205407</text:p>
          </table:table-cell>
          <table:table-cell office:value-type="string" table:style-name="ce1">
            <text:p>Florianópolis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6602" table:style-name="ce1">
            <text:p>4216602</text:p>
          </table:table-cell>
          <table:table-cell office:value-type="string" table:style-name="ce1">
            <text:p>São José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6009" table:style-name="ce1">
            <text:p>4206009</text:p>
          </table:table-cell>
          <table:table-cell office:value-type="string" table:style-name="ce1">
            <text:p>Governador Celso Ramos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5703" table:style-name="ce1">
            <text:p>4215703</text:p>
          </table:table-cell>
          <table:table-cell office:value-type="string" table:style-name="ce1">
            <text:p>Santo Amaro da Imperatriz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1208" table:style-name="ce1">
            <text:p>4201208</text:p>
          </table:table-cell>
          <table:table-cell office:value-type="string" table:style-name="ce1">
            <text:p>Antônio Carlos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0606" table:style-name="ce1">
            <text:p>4200606</text:p>
          </table:table-cell>
          <table:table-cell office:value-type="string" table:style-name="ce1">
            <text:p>Águas Mornas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1900" table:style-name="ce1">
            <text:p>4211900</text:p>
          </table:table-cell>
          <table:table-cell office:value-type="string" table:style-name="ce1">
            <text:p>Palhoça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7253" table:style-name="ce1">
            <text:p>4217253</text:p>
          </table:table-cell>
          <table:table-cell office:value-type="string" table:style-name="ce1">
            <text:p>São Pedro de Alcântara</text:p>
          </table:table-cell>
          <table:table-cell office:value-type="float" office:value="4205407" table:style-name="ce1">
            <text:p>4205407</text:p>
          </table:table-cell>
          <table:table-cell office:value-type="string" table:style-name="ce1">
            <text:p>Arranjo Populacional de Florianópolis/SC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4400" table:style-name="ce1">
            <text:p>2304400</text:p>
          </table:table-cell>
          <table:table-cell office:value-type="string" table:style-name="ce1">
            <text:p>Fortaleza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4285" table:style-name="ce1">
            <text:p>2304285</text:p>
          </table:table-cell>
          <table:table-cell office:value-type="string" table:style-name="ce1">
            <text:p>Eusébio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9706" table:style-name="ce1">
            <text:p>2309706</text:p>
          </table:table-cell>
          <table:table-cell office:value-type="string" table:style-name="ce1">
            <text:p>Pacatuba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3709" table:style-name="ce1">
            <text:p>2303709</text:p>
          </table:table-cell>
          <table:table-cell office:value-type="string" table:style-name="ce1">
            <text:p>Caucaia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1000" table:style-name="ce1">
            <text:p>2301000</text:p>
          </table:table-cell>
          <table:table-cell office:value-type="string" table:style-name="ce1">
            <text:p>Aquiraz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6256" table:style-name="ce1">
            <text:p>2306256</text:p>
          </table:table-cell>
          <table:table-cell office:value-type="string" table:style-name="ce1">
            <text:p>Itaitinga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7650" table:style-name="ce1">
            <text:p>2307650</text:p>
          </table:table-cell>
          <table:table-cell office:value-type="string" table:style-name="ce1">
            <text:p>Maracanaú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7700" table:style-name="ce1">
            <text:p>2307700</text:p>
          </table:table-cell>
          <table:table-cell office:value-type="string" table:style-name="ce1">
            <text:p>Maranguape</text:p>
          </table:table-cell>
          <table:table-cell office:value-type="float" office:value="2304400" table:style-name="ce1">
            <text:p>2304400</text:p>
          </table:table-cell>
          <table:table-cell office:value-type="string" table:style-name="ce1">
            <text:p>Arranjo Populacional de Fortaleza/C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2701" table:style-name="ce1">
            <text:p>3542701</text:p>
          </table:table-cell>
          <table:table-cell office:value-type="string" table:style-name="ce1">
            <text:p>Restinga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3105" table:style-name="ce1">
            <text:p>3543105</text:p>
          </table:table-cell>
          <table:table-cell office:value-type="string" table:style-name="ce1">
            <text:p>Ribeirão Corrente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3701" table:style-name="ce1">
            <text:p>3523701</text:p>
          </table:table-cell>
          <table:table-cell office:value-type="string" table:style-name="ce1">
            <text:p>Itirapuã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3207" table:style-name="ce1">
            <text:p>3513207</text:p>
          </table:table-cell>
          <table:table-cell office:value-type="string" table:style-name="ce1">
            <text:p>Cristais Paulista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6200" table:style-name="ce1">
            <text:p>3516200</text:p>
          </table:table-cell>
          <table:table-cell office:value-type="string" table:style-name="ce1">
            <text:p>Franca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6307" table:style-name="ce1">
            <text:p>3536307</text:p>
          </table:table-cell>
          <table:table-cell office:value-type="string" table:style-name="ce1">
            <text:p>Patrocínio Paulista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6407" table:style-name="ce1">
            <text:p>3116407</text:p>
          </table:table-cell>
          <table:table-cell office:value-type="string" table:style-name="ce1">
            <text:p>Claraval</text:p>
          </table:table-cell>
          <table:table-cell office:value-type="float" office:value="3516200" table:style-name="ce1">
            <text:p>3516200</text:p>
          </table:table-cell>
          <table:table-cell office:value-type="string" table:style-name="ce1">
            <text:p>Arranjo Populacional de Franc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1001" table:style-name="ce1">
            <text:p>3531001</text:p>
          </table:table-cell>
          <table:table-cell office:value-type="string" table:style-name="ce1">
            <text:p>Monções</text:p>
          </table:table-cell>
          <table:table-cell office:value-type="float" office:value="3516804" table:style-name="ce1">
            <text:p>3516804</text:p>
          </table:table-cell>
          <table:table-cell office:value-type="string" table:style-name="ce1">
            <text:p>Arranjo Populacional de Gastão Vidigal - Monçõe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6804" table:style-name="ce1">
            <text:p>3516804</text:p>
          </table:table-cell>
          <table:table-cell office:value-type="string" table:style-name="ce1">
            <text:p>Gastão Vidigal</text:p>
          </table:table-cell>
          <table:table-cell office:value-type="float" office:value="3516804" table:style-name="ce1">
            <text:p>3516804</text:p>
          </table:table-cell>
          <table:table-cell office:value-type="string" table:style-name="ce1">
            <text:p>Arranjo Populacional de Gastão Vidigal - Monçõe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8904" table:style-name="ce1">
            <text:p>4308904</text:p>
          </table:table-cell>
          <table:table-cell office:value-type="string" table:style-name="ce1">
            <text:p>Getúlio Vargas</text:p>
          </table:table-cell>
          <table:table-cell office:value-type="float" office:value="4308904" table:style-name="ce1">
            <text:p>4308904</text:p>
          </table:table-cell>
          <table:table-cell office:value-type="string" table:style-name="ce1">
            <text:p>Arranjo Populacional de Getúlio Varga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7559" table:style-name="ce1">
            <text:p>4307559</text:p>
          </table:table-cell>
          <table:table-cell office:value-type="string" table:style-name="ce1">
            <text:p>Estação</text:p>
          </table:table-cell>
          <table:table-cell office:value-type="float" office:value="4308904" table:style-name="ce1">
            <text:p>4308904</text:p>
          </table:table-cell>
          <table:table-cell office:value-type="string" table:style-name="ce1">
            <text:p>Arranjo Populacional de Getúlio Varga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9456" table:style-name="ce1">
            <text:p>5219456</text:p>
          </table:table-cell>
          <table:table-cell office:value-type="string" table:style-name="ce1">
            <text:p>Santa Rita do Novo Destino</text:p>
          </table:table-cell>
          <table:table-cell office:value-type="float" office:value="5208608" table:style-name="ce1">
            <text:p>5208608</text:p>
          </table:table-cell>
          <table:table-cell office:value-type="string" table:style-name="ce1">
            <text:p>Arranjo Populacional de Goianés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3203" table:style-name="ce1">
            <text:p>5203203</text:p>
          </table:table-cell>
          <table:table-cell office:value-type="string" table:style-name="ce1">
            <text:p>Barro Alto</text:p>
          </table:table-cell>
          <table:table-cell office:value-type="float" office:value="5208608" table:style-name="ce1">
            <text:p>5208608</text:p>
          </table:table-cell>
          <table:table-cell office:value-type="string" table:style-name="ce1">
            <text:p>Arranjo Populacional de Goianés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8608" table:style-name="ce1">
            <text:p>5208608</text:p>
          </table:table-cell>
          <table:table-cell office:value-type="string" table:style-name="ce1">
            <text:p>Goianésia</text:p>
          </table:table-cell>
          <table:table-cell office:value-type="float" office:value="5208608" table:style-name="ce1">
            <text:p>5208608</text:p>
          </table:table-cell>
          <table:table-cell office:value-type="string" table:style-name="ce1">
            <text:p>Arranjo Populacional de Goianés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1405" table:style-name="ce1">
            <text:p>5201405</text:p>
          </table:table-cell>
          <table:table-cell office:value-type="string" table:style-name="ce1">
            <text:p>Aparecida de Goiâni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9705" table:style-name="ce1">
            <text:p>5209705</text:p>
          </table:table-cell>
          <table:table-cell office:value-type="string" table:style-name="ce1">
            <text:p>Hidrolândi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5009" table:style-name="ce1">
            <text:p>5215009</text:p>
          </table:table-cell>
          <table:table-cell office:value-type="string" table:style-name="ce1">
            <text:p>Nova Venez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21403" table:style-name="ce1">
            <text:p>5221403</text:p>
          </table:table-cell>
          <table:table-cell office:value-type="string" table:style-name="ce1">
            <text:p>Trindade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4507" table:style-name="ce1">
            <text:p>5214507</text:p>
          </table:table-cell>
          <table:table-cell office:value-type="string" table:style-name="ce1">
            <text:p>Nerópolis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0050" table:style-name="ce1">
            <text:p>5200050</text:p>
          </table:table-cell>
          <table:table-cell office:value-type="string" table:style-name="ce1">
            <text:p>Abadia de Goiás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4557" table:style-name="ce1">
            <text:p>5204557</text:p>
          </table:table-cell>
          <table:table-cell office:value-type="string" table:style-name="ce1">
            <text:p>Caldazinh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3559" table:style-name="ce1">
            <text:p>5203559</text:p>
          </table:table-cell>
          <table:table-cell office:value-type="string" table:style-name="ce1">
            <text:p>Bonfinópolis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1801" table:style-name="ce1">
            <text:p>5201801</text:p>
          </table:table-cell>
          <table:table-cell office:value-type="string" table:style-name="ce1">
            <text:p>Aragoiâni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9738" table:style-name="ce1">
            <text:p>5219738</text:p>
          </table:table-cell>
          <table:table-cell office:value-type="string" table:style-name="ce1">
            <text:p>Santo Antônio de Goiás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3609" table:style-name="ce1">
            <text:p>5203609</text:p>
          </table:table-cell>
          <table:table-cell office:value-type="string" table:style-name="ce1">
            <text:p>Brazabrantes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20454" table:style-name="ce1">
            <text:p>5220454</text:p>
          </table:table-cell>
          <table:table-cell office:value-type="string" table:style-name="ce1">
            <text:p>Senador Canedo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8707" table:style-name="ce1">
            <text:p>5208707</text:p>
          </table:table-cell>
          <table:table-cell office:value-type="string" table:style-name="ce1">
            <text:p>Goiâni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9200" table:style-name="ce1">
            <text:p>5209200</text:p>
          </table:table-cell>
          <table:table-cell office:value-type="string" table:style-name="ce1">
            <text:p>Guapó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08806" table:style-name="ce1">
            <text:p>5208806</text:p>
          </table:table-cell>
          <table:table-cell office:value-type="string" table:style-name="ce1">
            <text:p>Goianira</text:p>
          </table:table-cell>
          <table:table-cell office:value-type="float" office:value="5208707" table:style-name="ce1">
            <text:p>5208707</text:p>
          </table:table-cell>
          <table:table-cell office:value-type="string" table:style-name="ce1">
            <text:p>Arranjo Populacional de Goiânia/GO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1707" table:style-name="ce1">
            <text:p>2511707</text:p>
          </table:table-cell>
          <table:table-cell office:value-type="string" table:style-name="ce1">
            <text:p>Pilõezinhos</text:p>
          </table:table-cell>
          <table:table-cell office:value-type="float" office:value="2506301" table:style-name="ce1">
            <text:p>2506301</text:p>
          </table:table-cell>
          <table:table-cell office:value-type="string" table:style-name="ce1">
            <text:p>Arranjo Populacional de Guarabira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6301" table:style-name="ce1">
            <text:p>2506301</text:p>
          </table:table-cell>
          <table:table-cell office:value-type="string" table:style-name="ce1">
            <text:p>Guarabira</text:p>
          </table:table-cell>
          <table:table-cell office:value-type="float" office:value="2506301" table:style-name="ce1">
            <text:p>2506301</text:p>
          </table:table-cell>
          <table:table-cell office:value-type="string" table:style-name="ce1">
            <text:p>Arranjo Populacional de Guarabira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4301" table:style-name="ce1">
            <text:p>3544301</text:p>
          </table:table-cell>
          <table:table-cell office:value-type="string" table:style-name="ce1">
            <text:p>Roseira</text:p>
          </table:table-cell>
          <table:table-cell office:value-type="float" office:value="3518404" table:style-name="ce1">
            <text:p>3518404</text:p>
          </table:table-cell>
          <table:table-cell office:value-type="string" table:style-name="ce1">
            <text:p>Arranjo Populacional de Guaratinguetá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8404" table:style-name="ce1">
            <text:p>3518404</text:p>
          </table:table-cell>
          <table:table-cell office:value-type="string" table:style-name="ce1">
            <text:p>Guaratinguetá</text:p>
          </table:table-cell>
          <table:table-cell office:value-type="float" office:value="3518404" table:style-name="ce1">
            <text:p>3518404</text:p>
          </table:table-cell>
          <table:table-cell office:value-type="string" table:style-name="ce1">
            <text:p>Arranjo Populacional de Guaratinguetá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0754" table:style-name="ce1">
            <text:p>3540754</text:p>
          </table:table-cell>
          <table:table-cell office:value-type="string" table:style-name="ce1">
            <text:p>Potim</text:p>
          </table:table-cell>
          <table:table-cell office:value-type="float" office:value="3518404" table:style-name="ce1">
            <text:p>3518404</text:p>
          </table:table-cell>
          <table:table-cell office:value-type="string" table:style-name="ce1">
            <text:p>Arranjo Populacional de Guaratinguetá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2507" table:style-name="ce1">
            <text:p>3502507</text:p>
          </table:table-cell>
          <table:table-cell office:value-type="string" table:style-name="ce1">
            <text:p>Aparecida</text:p>
          </table:table-cell>
          <table:table-cell office:value-type="float" office:value="3518404" table:style-name="ce1">
            <text:p>3518404</text:p>
          </table:table-cell>
          <table:table-cell office:value-type="string" table:style-name="ce1">
            <text:p>Arranjo Populacional de Guaratinguetá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504" table:style-name="ce1">
            <text:p>3546504</text:p>
          </table:table-cell>
          <table:table-cell office:value-type="string" table:style-name="ce1">
            <text:p>Santa Ernestina</text:p>
          </table:table-cell>
          <table:table-cell office:value-type="float" office:value="3518602" table:style-name="ce1">
            <text:p>3518602</text:p>
          </table:table-cell>
          <table:table-cell office:value-type="string" table:style-name="ce1">
            <text:p>Arranjo Populacional de Guarib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8602" table:style-name="ce1">
            <text:p>3518602</text:p>
          </table:table-cell>
          <table:table-cell office:value-type="string" table:style-name="ce1">
            <text:p>Guariba</text:p>
          </table:table-cell>
          <table:table-cell office:value-type="float" office:value="3518602" table:style-name="ce1">
            <text:p>3518602</text:p>
          </table:table-cell>
          <table:table-cell office:value-type="string" table:style-name="ce1">
            <text:p>Arranjo Populacional de Guarib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0103" table:style-name="ce1">
            <text:p>3520103</text:p>
          </table:table-cell>
          <table:table-cell office:value-type="string" table:style-name="ce1">
            <text:p>Igarapava</text:p>
          </table:table-cell>
          <table:table-cell office:value-type="float" office:value="3520103" table:style-name="ce1">
            <text:p>3520103</text:p>
          </table:table-cell>
          <table:table-cell office:value-type="string" table:style-name="ce1">
            <text:p>Arranjo Populacional de Igarapav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21258" table:style-name="ce1">
            <text:p>3121258</text:p>
          </table:table-cell>
          <table:table-cell office:value-type="string" table:style-name="ce1">
            <text:p>Delta</text:p>
          </table:table-cell>
          <table:table-cell office:value-type="float" office:value="3520103" table:style-name="ce1">
            <text:p>3520103</text:p>
          </table:table-cell>
          <table:table-cell office:value-type="string" table:style-name="ce1">
            <text:p>Arranjo Populacional de Igarapav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3000" table:style-name="ce1">
            <text:p>3503000</text:p>
          </table:table-cell>
          <table:table-cell office:value-type="string" table:style-name="ce1">
            <text:p>Aramina</text:p>
          </table:table-cell>
          <table:table-cell office:value-type="float" office:value="3520103" table:style-name="ce1">
            <text:p>3520103</text:p>
          </table:table-cell>
          <table:table-cell office:value-type="string" table:style-name="ce1">
            <text:p>Arranjo Populacional de Igarapav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0426" table:style-name="ce1">
            <text:p>3520426</text:p>
          </table:table-cell>
          <table:table-cell office:value-type="string" table:style-name="ce1">
            <text:p>Ilha Comprida</text:p>
          </table:table-cell>
          <table:table-cell office:value-type="float" office:value="3520301" table:style-name="ce1">
            <text:p>3520301</text:p>
          </table:table-cell>
          <table:table-cell office:value-type="string" table:style-name="ce1">
            <text:p>Arranjo Populacional de Iguape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0301" table:style-name="ce1">
            <text:p>3520301</text:p>
          </table:table-cell>
          <table:table-cell office:value-type="string" table:style-name="ce1">
            <text:p>Iguape</text:p>
          </table:table-cell>
          <table:table-cell office:value-type="float" office:value="3520301" table:style-name="ce1">
            <text:p>3520301</text:p>
          </table:table-cell>
          <table:table-cell office:value-type="string" table:style-name="ce1">
            <text:p>Arranjo Populacional de Iguape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7304" table:style-name="ce1">
            <text:p>4207304</text:p>
          </table:table-cell>
          <table:table-cell office:value-type="string" table:style-name="ce1">
            <text:p>Imbituba</text:p>
          </table:table-cell>
          <table:table-cell office:value-type="float" office:value="4207304" table:style-name="ce1">
            <text:p>4207304</text:p>
          </table:table-cell>
          <table:table-cell office:value-type="string" table:style-name="ce1">
            <text:p>Arranjo Populacional de Imbitub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5704" table:style-name="ce1">
            <text:p>4205704</text:p>
          </table:table-cell>
          <table:table-cell office:value-type="string" table:style-name="ce1">
            <text:p>Garopaba</text:p>
          </table:table-cell>
          <table:table-cell office:value-type="float" office:value="4207304" table:style-name="ce1">
            <text:p>4207304</text:p>
          </table:table-cell>
          <table:table-cell office:value-type="string" table:style-name="ce1">
            <text:p>Arranjo Populacional de Imbitub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3752" table:style-name="ce1">
            <text:p>2103752</text:p>
          </table:table-cell>
          <table:table-cell office:value-type="string" table:style-name="ce1">
            <text:p>Davinópolis</text:p>
          </table:table-cell>
          <table:table-cell office:value-type="float" office:value="2105302" table:style-name="ce1">
            <text:p>2105302</text:p>
          </table:table-cell>
          <table:table-cell office:value-type="string" table:style-name="ce1">
            <text:p>Arranjo Populacional de Imperatriz/MA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105302" table:style-name="ce1">
            <text:p>2105302</text:p>
          </table:table-cell>
          <table:table-cell office:value-type="string" table:style-name="ce1">
            <text:p>Imperatriz</text:p>
          </table:table-cell>
          <table:table-cell office:value-type="float" office:value="2105302" table:style-name="ce1">
            <text:p>2105302</text:p>
          </table:table-cell>
          <table:table-cell office:value-type="string" table:style-name="ce1">
            <text:p>Arranjo Populacional de Imperatriz/MA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1701" table:style-name="ce1">
            <text:p>5211701</text:p>
          </table:table-cell>
          <table:table-cell office:value-type="string" table:style-name="ce1">
            <text:p>Jandaia</text:p>
          </table:table-cell>
          <table:table-cell office:value-type="float" office:value="5209952" table:style-name="ce1">
            <text:p>5209952</text:p>
          </table:table-cell>
          <table:table-cell office:value-type="string" table:style-name="ce1">
            <text:p>Arranjo Populacional de Indiar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9952" table:style-name="ce1">
            <text:p>5209952</text:p>
          </table:table-cell>
          <table:table-cell office:value-type="string" table:style-name="ce1">
            <text:p>Indiara</text:p>
          </table:table-cell>
          <table:table-cell office:value-type="float" office:value="5209952" table:style-name="ce1">
            <text:p>5209952</text:p>
          </table:table-cell>
          <table:table-cell office:value-type="string" table:style-name="ce1">
            <text:p>Arranjo Populacional de Indiar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06309" table:style-name="ce1">
            <text:p>3106309</text:p>
          </table:table-cell>
          <table:table-cell office:value-type="string" table:style-name="ce1">
            <text:p>Belo Oriente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09253" table:style-name="ce1">
            <text:p>3109253</text:p>
          </table:table-cell>
          <table:table-cell office:value-type="string" table:style-name="ce1">
            <text:p>Bugre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8953" table:style-name="ce1">
            <text:p>3158953</text:p>
          </table:table-cell>
          <table:table-cell office:value-type="string" table:style-name="ce1">
            <text:p>Santana do Paraíso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0308" table:style-name="ce1">
            <text:p>3140308</text:p>
          </table:table-cell>
          <table:table-cell office:value-type="string" table:style-name="ce1">
            <text:p>Marliéria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9401" table:style-name="ce1">
            <text:p>3119401</text:p>
          </table:table-cell>
          <table:table-cell office:value-type="string" table:style-name="ce1">
            <text:p>Coronel Fabriciano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5001" table:style-name="ce1">
            <text:p>3135001</text:p>
          </table:table-cell>
          <table:table-cell office:value-type="string" table:style-name="ce1">
            <text:p>Jaguaraçu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4359" table:style-name="ce1">
            <text:p>3144359</text:p>
          </table:table-cell>
          <table:table-cell office:value-type="string" table:style-name="ce1">
            <text:p>Naque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8705" table:style-name="ce1">
            <text:p>3168705</text:p>
          </table:table-cell>
          <table:table-cell office:value-type="string" table:style-name="ce1">
            <text:p>Timóteo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1307" table:style-name="ce1">
            <text:p>3131307</text:p>
          </table:table-cell>
          <table:table-cell office:value-type="string" table:style-name="ce1">
            <text:p>Ipatinga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1158" table:style-name="ce1">
            <text:p>3131158</text:p>
          </table:table-cell>
          <table:table-cell office:value-type="string" table:style-name="ce1">
            <text:p>Ipaba</text:p>
          </table:table-cell>
          <table:table-cell office:value-type="float" office:value="3131307" table:style-name="ce1">
            <text:p>3131307</text:p>
          </table:table-cell>
          <table:table-cell office:value-type="string" table:style-name="ce1">
            <text:p>Arranjo Populacional de Ipating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8203" table:style-name="ce1">
            <text:p>4208203</text:p>
          </table:table-cell>
          <table:table-cell office:value-type="string" table:style-name="ce1">
            <text:p>Itajaí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2008" table:style-name="ce1">
            <text:p>4202008</text:p>
          </table:table-cell>
          <table:table-cell office:value-type="string" table:style-name="ce1">
            <text:p>Balneário Camboriú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2107" table:style-name="ce1">
            <text:p>4202107</text:p>
          </table:table-cell>
          <table:table-cell office:value-type="string" table:style-name="ce1">
            <text:p>Barra Velha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3204" table:style-name="ce1">
            <text:p>4203204</text:p>
          </table:table-cell>
          <table:table-cell office:value-type="string" table:style-name="ce1">
            <text:p>Camboriú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2502" table:style-name="ce1">
            <text:p>4212502</text:p>
          </table:table-cell>
          <table:table-cell office:value-type="string" table:style-name="ce1">
            <text:p>Penha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2809" table:style-name="ce1">
            <text:p>4212809</text:p>
          </table:table-cell>
          <table:table-cell office:value-type="string" table:style-name="ce1">
            <text:p>Balneário Piçarras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1306" table:style-name="ce1">
            <text:p>4211306</text:p>
          </table:table-cell>
          <table:table-cell office:value-type="string" table:style-name="ce1">
            <text:p>Navegantes</text:p>
          </table:table-cell>
          <table:table-cell office:value-type="float" office:value="4208203" table:style-name="ce1">
            <text:p>4208203</text:p>
          </table:table-cell>
          <table:table-cell office:value-type="string" table:style-name="ce1">
            <text:p>Arranjo Populacional de Itajaí - Balneário Camboriú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1008" table:style-name="ce1">
            <text:p>3151008</text:p>
          </table:table-cell>
          <table:table-cell office:value-type="string" table:style-name="ce1">
            <text:p>Piranguinho</text:p>
          </table:table-cell>
          <table:table-cell office:value-type="float" office:value="3132404" table:style-name="ce1">
            <text:p>3132404</text:p>
          </table:table-cell>
          <table:table-cell office:value-type="string" table:style-name="ce1">
            <text:p>Arranjo Populacional de Itaj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0901" table:style-name="ce1">
            <text:p>3150901</text:p>
          </table:table-cell>
          <table:table-cell office:value-type="string" table:style-name="ce1">
            <text:p>Piranguçu</text:p>
          </table:table-cell>
          <table:table-cell office:value-type="float" office:value="3132404" table:style-name="ce1">
            <text:p>3132404</text:p>
          </table:table-cell>
          <table:table-cell office:value-type="string" table:style-name="ce1">
            <text:p>Arranjo Populacional de Itaj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3201" table:style-name="ce1">
            <text:p>3163201</text:p>
          </table:table-cell>
          <table:table-cell office:value-type="string" table:style-name="ce1">
            <text:p>São José do Alegre</text:p>
          </table:table-cell>
          <table:table-cell office:value-type="float" office:value="3132404" table:style-name="ce1">
            <text:p>3132404</text:p>
          </table:table-cell>
          <table:table-cell office:value-type="string" table:style-name="ce1">
            <text:p>Arranjo Populacional de Itaj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72202" table:style-name="ce1">
            <text:p>3172202</text:p>
          </table:table-cell>
          <table:table-cell office:value-type="string" table:style-name="ce1">
            <text:p>Wenceslau Braz</text:p>
          </table:table-cell>
          <table:table-cell office:value-type="float" office:value="3132404" table:style-name="ce1">
            <text:p>3132404</text:p>
          </table:table-cell>
          <table:table-cell office:value-type="string" table:style-name="ce1">
            <text:p>Arranjo Populacional de Itaj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2404" table:style-name="ce1">
            <text:p>3132404</text:p>
          </table:table-cell>
          <table:table-cell office:value-type="string" table:style-name="ce1">
            <text:p>Itajubá</text:p>
          </table:table-cell>
          <table:table-cell office:value-type="float" office:value="3132404" table:style-name="ce1">
            <text:p>3132404</text:p>
          </table:table-cell>
          <table:table-cell office:value-type="string" table:style-name="ce1">
            <text:p>Arranjo Populacional de Itaj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7903" table:style-name="ce1">
            <text:p>2507903</text:p>
          </table:table-cell>
          <table:table-cell office:value-type="string" table:style-name="ce1">
            <text:p>Juripiranga</text:p>
          </table:table-cell>
          <table:table-cell office:value-type="float" office:value="2607653" table:style-name="ce1">
            <text:p>2607653</text:p>
          </table:table-cell>
          <table:table-cell office:value-type="string" table:style-name="ce1">
            <text:p>Arranjo Populacional de Itambé/PE - Pedras de Fog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03603" table:style-name="ce1">
            <text:p>2603603</text:p>
          </table:table-cell>
          <table:table-cell office:value-type="string" table:style-name="ce1">
            <text:p>Camutanga</text:p>
          </table:table-cell>
          <table:table-cell office:value-type="float" office:value="2607653" table:style-name="ce1">
            <text:p>2607653</text:p>
          </table:table-cell>
          <table:table-cell office:value-type="string" table:style-name="ce1">
            <text:p>Arranjo Populacional de Itambé/PE - Pedras de Fog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11202" table:style-name="ce1">
            <text:p>2511202</text:p>
          </table:table-cell>
          <table:table-cell office:value-type="string" table:style-name="ce1">
            <text:p>Pedras de Fogo</text:p>
          </table:table-cell>
          <table:table-cell office:value-type="float" office:value="2607653" table:style-name="ce1">
            <text:p>2607653</text:p>
          </table:table-cell>
          <table:table-cell office:value-type="string" table:style-name="ce1">
            <text:p>Arranjo Populacional de Itambé/PE - Pedras de Fog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07653" table:style-name="ce1">
            <text:p>2607653</text:p>
          </table:table-cell>
          <table:table-cell office:value-type="string" table:style-name="ce1">
            <text:p>Itambé</text:p>
          </table:table-cell>
          <table:table-cell office:value-type="float" office:value="2607653" table:style-name="ce1">
            <text:p>2607653</text:p>
          </table:table-cell>
          <table:table-cell office:value-type="string" table:style-name="ce1">
            <text:p>Arranjo Populacional de Itambé/PE - Pedras de Fog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2106" table:style-name="ce1">
            <text:p>3302106</text:p>
          </table:table-cell>
          <table:table-cell office:value-type="string" table:style-name="ce1">
            <text:p>Itaocara</text:p>
          </table:table-cell>
          <table:table-cell office:value-type="float" office:value="3302106" table:style-name="ce1">
            <text:p>3302106</text:p>
          </table:table-cell>
          <table:table-cell office:value-type="string" table:style-name="ce1">
            <text:p>Arranjo Populacional de Itaocar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0159" table:style-name="ce1">
            <text:p>3300159</text:p>
          </table:table-cell>
          <table:table-cell office:value-type="string" table:style-name="ce1">
            <text:p>Aperibé</text:p>
          </table:table-cell>
          <table:table-cell office:value-type="float" office:value="3302106" table:style-name="ce1">
            <text:p>3302106</text:p>
          </table:table-cell>
          <table:table-cell office:value-type="string" table:style-name="ce1">
            <text:p>Arranjo Populacional de Itaocar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8302" table:style-name="ce1">
            <text:p>4208302</text:p>
          </table:table-cell>
          <table:table-cell office:value-type="string" table:style-name="ce1">
            <text:p>Itapema</text:p>
          </table:table-cell>
          <table:table-cell office:value-type="float" office:value="4208302" table:style-name="ce1">
            <text:p>4208302</text:p>
          </table:table-cell>
          <table:table-cell office:value-type="string" table:style-name="ce1">
            <text:p>Arranjo Populacional de Itapem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3500" table:style-name="ce1">
            <text:p>4213500</text:p>
          </table:table-cell>
          <table:table-cell office:value-type="string" table:style-name="ce1">
            <text:p>Porto Belo</text:p>
          </table:table-cell>
          <table:table-cell office:value-type="float" office:value="4208302" table:style-name="ce1">
            <text:p>4208302</text:p>
          </table:table-cell>
          <table:table-cell office:value-type="string" table:style-name="ce1">
            <text:p>Arranjo Populacional de Itapem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2453" table:style-name="ce1">
            <text:p>4202453</text:p>
          </table:table-cell>
          <table:table-cell office:value-type="string" table:style-name="ce1">
            <text:p>Bombinhas</text:p>
          </table:table-cell>
          <table:table-cell office:value-type="float" office:value="4208302" table:style-name="ce1">
            <text:p>4208302</text:p>
          </table:table-cell>
          <table:table-cell office:value-type="string" table:style-name="ce1">
            <text:p>Arranjo Populacional de Itapem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2307" table:style-name="ce1">
            <text:p>3522307</text:p>
          </table:table-cell>
          <table:table-cell office:value-type="string" table:style-name="ce1">
            <text:p>Itapetininga</text:p>
          </table:table-cell>
          <table:table-cell office:value-type="float" office:value="3522307" table:style-name="ce1">
            <text:p>3522307</text:p>
          </table:table-cell>
          <table:table-cell office:value-type="string" table:style-name="ce1">
            <text:p>Arranjo Populacional de Itapetining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0758" table:style-name="ce1">
            <text:p>3500758</text:p>
          </table:table-cell>
          <table:table-cell office:value-type="string" table:style-name="ce1">
            <text:p>Alambari</text:p>
          </table:table-cell>
          <table:table-cell office:value-type="float" office:value="3522307" table:style-name="ce1">
            <text:p>3522307</text:p>
          </table:table-cell>
          <table:table-cell office:value-type="string" table:style-name="ce1">
            <text:p>Arranjo Populacional de Itapetining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8401" table:style-name="ce1">
            <text:p>4208401</text:p>
          </table:table-cell>
          <table:table-cell office:value-type="string" table:style-name="ce1">
            <text:p>Itapiranga</text:p>
          </table:table-cell>
          <table:table-cell office:value-type="float" office:value="4208401" table:style-name="ce1">
            <text:p>4208401</text:p>
          </table:table-cell>
          <table:table-cell office:value-type="string" table:style-name="ce1">
            <text:p>Arranjo Populacional de Itapirang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1859" table:style-name="ce1">
            <text:p>4301859</text:p>
          </table:table-cell>
          <table:table-cell office:value-type="string" table:style-name="ce1">
            <text:p>Barra do Guarita</text:p>
          </table:table-cell>
          <table:table-cell office:value-type="float" office:value="4208401" table:style-name="ce1">
            <text:p>4208401</text:p>
          </table:table-cell>
          <table:table-cell office:value-type="string" table:style-name="ce1">
            <text:p>Arranjo Populacional de Itapirang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3709" table:style-name="ce1">
            <text:p>3133709</text:p>
          </table:table-cell>
          <table:table-cell office:value-type="string" table:style-name="ce1">
            <text:p>Itatiaiuçu</text:p>
          </table:table-cell>
          <table:table-cell office:value-type="float" office:value="3133808" table:style-name="ce1">
            <text:p>3133808</text:p>
          </table:table-cell>
          <table:table-cell office:value-type="string" table:style-name="ce1">
            <text:p>Arranjo Populacional de Itaún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3808" table:style-name="ce1">
            <text:p>3133808</text:p>
          </table:table-cell>
          <table:table-cell office:value-type="string" table:style-name="ce1">
            <text:p>Itaúna</text:p>
          </table:table-cell>
          <table:table-cell office:value-type="float" office:value="3133808" table:style-name="ce1">
            <text:p>3133808</text:p>
          </table:table-cell>
          <table:table-cell office:value-type="string" table:style-name="ce1">
            <text:p>Arranjo Populacional de Itaún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3909" table:style-name="ce1">
            <text:p>3523909</text:p>
          </table:table-cell>
          <table:table-cell office:value-type="string" table:style-name="ce1">
            <text:p>Itu</text:p>
          </table:table-cell>
          <table:table-cell office:value-type="float" office:value="3523909" table:style-name="ce1">
            <text:p>3523909</text:p>
          </table:table-cell>
          <table:table-cell office:value-type="string" table:style-name="ce1">
            <text:p>Arranjo Populacional de Itu - Sal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5209" table:style-name="ce1">
            <text:p>3545209</text:p>
          </table:table-cell>
          <table:table-cell office:value-type="string" table:style-name="ce1">
            <text:p>Salto</text:p>
          </table:table-cell>
          <table:table-cell office:value-type="float" office:value="3523909" table:style-name="ce1">
            <text:p>3523909</text:p>
          </table:table-cell>
          <table:table-cell office:value-type="string" table:style-name="ce1">
            <text:p>Arranjo Populacional de Itu - Sal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211503" table:style-name="ce1">
            <text:p>5211503</text:p>
          </table:table-cell>
          <table:table-cell office:value-type="string" table:style-name="ce1">
            <text:p>Itumbiara</text:p>
          </table:table-cell>
          <table:table-cell office:value-type="float" office:value="5211503" table:style-name="ce1">
            <text:p>5211503</text:p>
          </table:table-cell>
          <table:table-cell office:value-type="string" table:style-name="ce1">
            <text:p>Arranjo Populacional de Itumbiar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03751" table:style-name="ce1">
            <text:p>3103751</text:p>
          </table:table-cell>
          <table:table-cell office:value-type="string" table:style-name="ce1">
            <text:p>Araporã</text:p>
          </table:table-cell>
          <table:table-cell office:value-type="float" office:value="5211503" table:style-name="ce1">
            <text:p>5211503</text:p>
          </table:table-cell>
          <table:table-cell office:value-type="string" table:style-name="ce1">
            <text:p>Arranjo Populacional de Itumbiar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12721" table:style-name="ce1">
            <text:p>2512721</text:p>
          </table:table-cell>
          <table:table-cell office:value-type="string" table:style-name="ce1">
            <text:p>Pedro Régis</text:p>
          </table:table-cell>
          <table:table-cell office:value-type="float" office:value="2507309" table:style-name="ce1">
            <text:p>2507309</text:p>
          </table:table-cell>
          <table:table-cell office:value-type="string" table:style-name="ce1">
            <text:p>Arranjo Populacional de Jacaraú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7309" table:style-name="ce1">
            <text:p>2507309</text:p>
          </table:table-cell>
          <table:table-cell office:value-type="string" table:style-name="ce1">
            <text:p>Jacaraú</text:p>
          </table:table-cell>
          <table:table-cell office:value-type="float" office:value="2507309" table:style-name="ce1">
            <text:p>2507309</text:p>
          </table:table-cell>
          <table:table-cell office:value-type="string" table:style-name="ce1">
            <text:p>Arranjo Populacional de Jacaraú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4807" table:style-name="ce1">
            <text:p>5104807</text:p>
          </table:table-cell>
          <table:table-cell office:value-type="string" table:style-name="ce1">
            <text:p>Jaciara</text:p>
          </table:table-cell>
          <table:table-cell office:value-type="float" office:value="5104807" table:style-name="ce1">
            <text:p>5104807</text:p>
          </table:table-cell>
          <table:table-cell office:value-type="string" table:style-name="ce1">
            <text:p>Arranjo Populacional de Jaciara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107404" table:style-name="ce1">
            <text:p>5107404</text:p>
          </table:table-cell>
          <table:table-cell office:value-type="string" table:style-name="ce1">
            <text:p>São Pedro da Cipa</text:p>
          </table:table-cell>
          <table:table-cell office:value-type="float" office:value="5104807" table:style-name="ce1">
            <text:p>5104807</text:p>
          </table:table-cell>
          <table:table-cell office:value-type="string" table:style-name="ce1">
            <text:p>Arranjo Populacional de Jaciara/MT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4808" table:style-name="ce1">
            <text:p>3524808</text:p>
          </table:table-cell>
          <table:table-cell office:value-type="string" table:style-name="ce1">
            <text:p>Jales</text:p>
          </table:table-cell>
          <table:table-cell office:value-type="float" office:value="3524808" table:style-name="ce1">
            <text:p>3524808</text:p>
          </table:table-cell>
          <table:table-cell office:value-type="string" table:style-name="ce1">
            <text:p>Arranjo Populacional de Jale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3850" table:style-name="ce1">
            <text:p>3513850</text:p>
          </table:table-cell>
          <table:table-cell office:value-type="string" table:style-name="ce1">
            <text:p>Dirce Reis</text:p>
          </table:table-cell>
          <table:table-cell office:value-type="float" office:value="3524808" table:style-name="ce1">
            <text:p>3524808</text:p>
          </table:table-cell>
          <table:table-cell office:value-type="string" table:style-name="ce1">
            <text:p>Arranjo Populacional de Jale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6958" table:style-name="ce1">
            <text:p>3556958</text:p>
          </table:table-cell>
          <table:table-cell office:value-type="string" table:style-name="ce1">
            <text:p>Vitória Brasil</text:p>
          </table:table-cell>
          <table:table-cell office:value-type="float" office:value="3524808" table:style-name="ce1">
            <text:p>3524808</text:p>
          </table:table-cell>
          <table:table-cell office:value-type="string" table:style-name="ce1">
            <text:p>Arranjo Populacional de Jales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45059" table:style-name="ce1">
            <text:p>3145059</text:p>
          </table:table-cell>
          <table:table-cell office:value-type="string" table:style-name="ce1">
            <text:p>Nova Porteirinha</text:p>
          </table:table-cell>
          <table:table-cell office:value-type="float" office:value="3135100" table:style-name="ce1">
            <text:p>3135100</text:p>
          </table:table-cell>
          <table:table-cell office:value-type="string" table:style-name="ce1">
            <text:p>Arranjo Populacional de Janaúb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5100" table:style-name="ce1">
            <text:p>3135100</text:p>
          </table:table-cell>
          <table:table-cell office:value-type="string" table:style-name="ce1">
            <text:p>Janaúba</text:p>
          </table:table-cell>
          <table:table-cell office:value-type="float" office:value="3135100" table:style-name="ce1">
            <text:p>3135100</text:p>
          </table:table-cell>
          <table:table-cell office:value-type="string" table:style-name="ce1">
            <text:p>Arranjo Populacional de Janaúb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2108" table:style-name="ce1">
            <text:p>4112108</text:p>
          </table:table-cell>
          <table:table-cell office:value-type="string" table:style-name="ce1">
            <text:p>Jandaia do Sul</text:p>
          </table:table-cell>
          <table:table-cell office:value-type="float" office:value="4112108" table:style-name="ce1">
            <text:p>4112108</text:p>
          </table:table-cell>
          <table:table-cell office:value-type="string" table:style-name="ce1">
            <text:p>Arranjo Populacional de Jandaia do Sul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3800" table:style-name="ce1">
            <text:p>4103800</text:p>
          </table:table-cell>
          <table:table-cell office:value-type="string" table:style-name="ce1">
            <text:p>Cambira</text:p>
          </table:table-cell>
          <table:table-cell office:value-type="float" office:value="4112108" table:style-name="ce1">
            <text:p>4112108</text:p>
          </table:table-cell>
          <table:table-cell office:value-type="string" table:style-name="ce1">
            <text:p>Arranjo Populacional de Jandaia do Sul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6504" table:style-name="ce1">
            <text:p>4206504</text:p>
          </table:table-cell>
          <table:table-cell office:value-type="string" table:style-name="ce1">
            <text:p>Guaramirim</text:p>
          </table:table-cell>
          <table:table-cell office:value-type="float" office:value="4208906" table:style-name="ce1">
            <text:p>4208906</text:p>
          </table:table-cell>
          <table:table-cell office:value-type="string" table:style-name="ce1">
            <text:p>Arranjo Populacional de Jaraguá do Sul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4509" table:style-name="ce1">
            <text:p>4204509</text:p>
          </table:table-cell>
          <table:table-cell office:value-type="string" table:style-name="ce1">
            <text:p>Corupá</text:p>
          </table:table-cell>
          <table:table-cell office:value-type="float" office:value="4208906" table:style-name="ce1">
            <text:p>4208906</text:p>
          </table:table-cell>
          <table:table-cell office:value-type="string" table:style-name="ce1">
            <text:p>Arranjo Populacional de Jaraguá do Sul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7402" table:style-name="ce1">
            <text:p>4217402</text:p>
          </table:table-cell>
          <table:table-cell office:value-type="string" table:style-name="ce1">
            <text:p>Schroeder</text:p>
          </table:table-cell>
          <table:table-cell office:value-type="float" office:value="4208906" table:style-name="ce1">
            <text:p>4208906</text:p>
          </table:table-cell>
          <table:table-cell office:value-type="string" table:style-name="ce1">
            <text:p>Arranjo Populacional de Jaraguá do Sul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8906" table:style-name="ce1">
            <text:p>4208906</text:p>
          </table:table-cell>
          <table:table-cell office:value-type="string" table:style-name="ce1">
            <text:p>Jaraguá do Sul</text:p>
          </table:table-cell>
          <table:table-cell office:value-type="float" office:value="4208906" table:style-name="ce1">
            <text:p>4208906</text:p>
          </table:table-cell>
          <table:table-cell office:value-type="string" table:style-name="ce1">
            <text:p>Arranjo Populacional de Jaraguá do Sul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004106" table:style-name="ce1">
            <text:p>5004106</text:p>
          </table:table-cell>
          <table:table-cell office:value-type="string" table:style-name="ce1">
            <text:p>Guia Lopes da Laguna</text:p>
          </table:table-cell>
          <table:table-cell office:value-type="float" office:value="5005004" table:style-name="ce1">
            <text:p>5005004</text:p>
          </table:table-cell>
          <table:table-cell office:value-type="string" table:style-name="ce1">
            <text:p>Arranjo Populacional de Jardim/M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5004" table:style-name="ce1">
            <text:p>5005004</text:p>
          </table:table-cell>
          <table:table-cell office:value-type="string" table:style-name="ce1">
            <text:p>Jardim</text:p>
          </table:table-cell>
          <table:table-cell office:value-type="float" office:value="5005004" table:style-name="ce1">
            <text:p>5005004</text:p>
          </table:table-cell>
          <table:table-cell office:value-type="string" table:style-name="ce1">
            <text:p>Arranjo Populacional de Jardim/M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6702" table:style-name="ce1">
            <text:p>4206702</text:p>
          </table:table-cell>
          <table:table-cell office:value-type="string" table:style-name="ce1">
            <text:p>Herval d´Oeste</text:p>
          </table:table-cell>
          <table:table-cell office:value-type="float" office:value="4209003" table:style-name="ce1">
            <text:p>4209003</text:p>
          </table:table-cell>
          <table:table-cell office:value-type="string" table:style-name="ce1">
            <text:p>Arranjo Populacional de Joaçaba - Herval d´Oeste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0035" table:style-name="ce1">
            <text:p>4210035</text:p>
          </table:table-cell>
          <table:table-cell office:value-type="string" table:style-name="ce1">
            <text:p>Luzerna</text:p>
          </table:table-cell>
          <table:table-cell office:value-type="float" office:value="4209003" table:style-name="ce1">
            <text:p>4209003</text:p>
          </table:table-cell>
          <table:table-cell office:value-type="string" table:style-name="ce1">
            <text:p>Arranjo Populacional de Joaçaba - Herval d´Oeste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9003" table:style-name="ce1">
            <text:p>4209003</text:p>
          </table:table-cell>
          <table:table-cell office:value-type="string" table:style-name="ce1">
            <text:p>Joaçaba</text:p>
          </table:table-cell>
          <table:table-cell office:value-type="float" office:value="4209003" table:style-name="ce1">
            <text:p>4209003</text:p>
          </table:table-cell>
          <table:table-cell office:value-type="string" table:style-name="ce1">
            <text:p>Arranjo Populacional de Joaçaba - Herval d´Oeste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06002" table:style-name="ce1">
            <text:p>3106002</text:p>
          </table:table-cell>
          <table:table-cell office:value-type="string" table:style-name="ce1">
            <text:p>Bela Vista de Minas</text:p>
          </table:table-cell>
          <table:table-cell office:value-type="float" office:value="3136207" table:style-name="ce1">
            <text:p>3136207</text:p>
          </table:table-cell>
          <table:table-cell office:value-type="string" table:style-name="ce1">
            <text:p>Arranjo Populacional de João Monlevade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6207" table:style-name="ce1">
            <text:p>3136207</text:p>
          </table:table-cell>
          <table:table-cell office:value-type="string" table:style-name="ce1">
            <text:p>João Monlevade</text:p>
          </table:table-cell>
          <table:table-cell office:value-type="float" office:value="3136207" table:style-name="ce1">
            <text:p>3136207</text:p>
          </table:table-cell>
          <table:table-cell office:value-type="string" table:style-name="ce1">
            <text:p>Arranjo Populacional de João Monlevade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3209" table:style-name="ce1">
            <text:p>2503209</text:p>
          </table:table-cell>
          <table:table-cell office:value-type="string" table:style-name="ce1">
            <text:p>Cabedelo</text:p>
          </table:table-cell>
          <table:table-cell office:value-type="float" office:value="2507507" table:style-name="ce1">
            <text:p>2507507</text:p>
          </table:table-cell>
          <table:table-cell office:value-type="string" table:style-name="ce1">
            <text:p>Arranjo Populacional de João Pessoa/PB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1807" table:style-name="ce1">
            <text:p>2501807</text:p>
          </table:table-cell>
          <table:table-cell office:value-type="string" table:style-name="ce1">
            <text:p>Bayeux</text:p>
          </table:table-cell>
          <table:table-cell office:value-type="float" office:value="2507507" table:style-name="ce1">
            <text:p>2507507</text:p>
          </table:table-cell>
          <table:table-cell office:value-type="string" table:style-name="ce1">
            <text:p>Arranjo Populacional de João Pessoa/PB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4603" table:style-name="ce1">
            <text:p>2504603</text:p>
          </table:table-cell>
          <table:table-cell office:value-type="string" table:style-name="ce1">
            <text:p>Conde</text:p>
          </table:table-cell>
          <table:table-cell office:value-type="float" office:value="2507507" table:style-name="ce1">
            <text:p>2507507</text:p>
          </table:table-cell>
          <table:table-cell office:value-type="string" table:style-name="ce1">
            <text:p>Arranjo Populacional de João Pessoa/PB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3703" table:style-name="ce1">
            <text:p>2513703</text:p>
          </table:table-cell>
          <table:table-cell office:value-type="string" table:style-name="ce1">
            <text:p>Santa Rita</text:p>
          </table:table-cell>
          <table:table-cell office:value-type="float" office:value="2507507" table:style-name="ce1">
            <text:p>2507507</text:p>
          </table:table-cell>
          <table:table-cell office:value-type="string" table:style-name="ce1">
            <text:p>Arranjo Populacional de João Pessoa/PB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8604" table:style-name="ce1">
            <text:p>2508604</text:p>
          </table:table-cell>
          <table:table-cell office:value-type="string" table:style-name="ce1">
            <text:p>Lucena</text:p>
          </table:table-cell>
          <table:table-cell office:value-type="float" office:value="2507507" table:style-name="ce1">
            <text:p>2507507</text:p>
          </table:table-cell>
          <table:table-cell office:value-type="string" table:style-name="ce1">
            <text:p>Arranjo Populacional de João Pessoa/PB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07507" table:style-name="ce1">
            <text:p>2507507</text:p>
          </table:table-cell>
          <table:table-cell office:value-type="string" table:style-name="ce1">
            <text:p>João Pessoa</text:p>
          </table:table-cell>
          <table:table-cell office:value-type="float" office:value="2507507" table:style-name="ce1">
            <text:p>2507507</text:p>
          </table:table-cell>
          <table:table-cell office:value-type="string" table:style-name="ce1">
            <text:p>Arranjo Populacional de João Pessoa/PB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1307" table:style-name="ce1">
            <text:p>4201307</text:p>
          </table:table-cell>
          <table:table-cell office:value-type="string" table:style-name="ce1">
            <text:p>Araquari</text:p>
          </table:table-cell>
          <table:table-cell office:value-type="float" office:value="4209102" table:style-name="ce1">
            <text:p>4209102</text:p>
          </table:table-cell>
          <table:table-cell office:value-type="string" table:style-name="ce1">
            <text:p>Arranjo Populacional de Joinville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9102" table:style-name="ce1">
            <text:p>4209102</text:p>
          </table:table-cell>
          <table:table-cell office:value-type="string" table:style-name="ce1">
            <text:p>Joinville</text:p>
          </table:table-cell>
          <table:table-cell office:value-type="float" office:value="4209102" table:style-name="ce1">
            <text:p>4209102</text:p>
          </table:table-cell>
          <table:table-cell office:value-type="string" table:style-name="ce1">
            <text:p>Arranjo Populacional de Joinville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1901" table:style-name="ce1">
            <text:p>2301901</text:p>
          </table:table-cell>
          <table:table-cell office:value-type="string" table:style-name="ce1">
            <text:p>Barbalha</text:p>
          </table:table-cell>
          <table:table-cell office:value-type="float" office:value="2307304" table:style-name="ce1">
            <text:p>2307304</text:p>
          </table:table-cell>
          <table:table-cell office:value-type="string" table:style-name="ce1">
            <text:p>Arranjo Populacional de Juazeiro do Norte/CE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4202" table:style-name="ce1">
            <text:p>2304202</text:p>
          </table:table-cell>
          <table:table-cell office:value-type="string" table:style-name="ce1">
            <text:p>Crato</text:p>
          </table:table-cell>
          <table:table-cell office:value-type="float" office:value="2307304" table:style-name="ce1">
            <text:p>2307304</text:p>
          </table:table-cell>
          <table:table-cell office:value-type="string" table:style-name="ce1">
            <text:p>Arranjo Populacional de Juazeiro do Norte/CE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7304" table:style-name="ce1">
            <text:p>2307304</text:p>
          </table:table-cell>
          <table:table-cell office:value-type="string" table:style-name="ce1">
            <text:p>Juazeiro do Norte</text:p>
          </table:table-cell>
          <table:table-cell office:value-type="float" office:value="2307304" table:style-name="ce1">
            <text:p>2307304</text:p>
          </table:table-cell>
          <table:table-cell office:value-type="string" table:style-name="ce1">
            <text:p>Arranjo Populacional de Juazeiro do Norte/CE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7403" table:style-name="ce1">
            <text:p>2307403</text:p>
          </table:table-cell>
          <table:table-cell office:value-type="string" table:style-name="ce1">
            <text:p>Jucás</text:p>
          </table:table-cell>
          <table:table-cell office:value-type="float" office:value="2307403" table:style-name="ce1">
            <text:p>2307403</text:p>
          </table:table-cell>
          <table:table-cell office:value-type="string" table:style-name="ce1">
            <text:p>Arranjo Populacional de Jucás - Cariús/C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303303" table:style-name="ce1">
            <text:p>2303303</text:p>
          </table:table-cell>
          <table:table-cell office:value-type="string" table:style-name="ce1">
            <text:p>Cariús</text:p>
          </table:table-cell>
          <table:table-cell office:value-type="float" office:value="2307403" table:style-name="ce1">
            <text:p>2307403</text:p>
          </table:table-cell>
          <table:table-cell office:value-type="string" table:style-name="ce1">
            <text:p>Arranjo Populacional de Jucás - Cariús/C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40803" table:style-name="ce1">
            <text:p>3140803</text:p>
          </table:table-cell>
          <table:table-cell office:value-type="string" table:style-name="ce1">
            <text:p>Matias Barbosa</text:p>
          </table:table-cell>
          <table:table-cell office:value-type="float" office:value="3136702" table:style-name="ce1">
            <text:p>3136702</text:p>
          </table:table-cell>
          <table:table-cell office:value-type="string" table:style-name="ce1">
            <text:p>Arranjo Populacional de Juiz de For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7509" table:style-name="ce1">
            <text:p>3167509</text:p>
          </table:table-cell>
          <table:table-cell office:value-type="string" table:style-name="ce1">
            <text:p>Simão Pereira</text:p>
          </table:table-cell>
          <table:table-cell office:value-type="float" office:value="3136702" table:style-name="ce1">
            <text:p>3136702</text:p>
          </table:table-cell>
          <table:table-cell office:value-type="string" table:style-name="ce1">
            <text:p>Arranjo Populacional de Juiz de For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25002" table:style-name="ce1">
            <text:p>3125002</text:p>
          </table:table-cell>
          <table:table-cell office:value-type="string" table:style-name="ce1">
            <text:p>Ewbank da Câmara</text:p>
          </table:table-cell>
          <table:table-cell office:value-type="float" office:value="3136702" table:style-name="ce1">
            <text:p>3136702</text:p>
          </table:table-cell>
          <table:table-cell office:value-type="string" table:style-name="ce1">
            <text:p>Arranjo Populacional de Juiz de For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6702" table:style-name="ce1">
            <text:p>3136702</text:p>
          </table:table-cell>
          <table:table-cell office:value-type="string" table:style-name="ce1">
            <text:p>Juiz de Fora</text:p>
          </table:table-cell>
          <table:table-cell office:value-type="float" office:value="3136702" table:style-name="ce1">
            <text:p>3136702</text:p>
          </table:table-cell>
          <table:table-cell office:value-type="string" table:style-name="ce1">
            <text:p>Arranjo Populacional de Juiz de For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5904" table:style-name="ce1">
            <text:p>3115904</text:p>
          </table:table-cell>
          <table:table-cell office:value-type="string" table:style-name="ce1">
            <text:p>Chácara</text:p>
          </table:table-cell>
          <table:table-cell office:value-type="float" office:value="3136702" table:style-name="ce1">
            <text:p>3136702</text:p>
          </table:table-cell>
          <table:table-cell office:value-type="string" table:style-name="ce1">
            <text:p>Arranjo Populacional de Juiz de Fora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5904" table:style-name="ce1">
            <text:p>3525904</text:p>
          </table:table-cell>
          <table:table-cell office:value-type="string" table:style-name="ce1">
            <text:p>Jundiaí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4006" table:style-name="ce1">
            <text:p>3524006</text:p>
          </table:table-cell>
          <table:table-cell office:value-type="string" table:style-name="ce1">
            <text:p>Itupeva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8405" table:style-name="ce1">
            <text:p>3508405</text:p>
          </table:table-cell>
          <table:table-cell office:value-type="string" table:style-name="ce1">
            <text:p>Cabreúva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5201" table:style-name="ce1">
            <text:p>3525201</text:p>
          </table:table-cell>
          <table:table-cell office:value-type="string" table:style-name="ce1">
            <text:p>Jarinu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9601" table:style-name="ce1">
            <text:p>3509601</text:p>
          </table:table-cell>
          <table:table-cell office:value-type="string" table:style-name="ce1">
            <text:p>Campo Limpo Paulista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6503" table:style-name="ce1">
            <text:p>3556503</text:p>
          </table:table-cell>
          <table:table-cell office:value-type="string" table:style-name="ce1">
            <text:p>Várzea Paulista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7306" table:style-name="ce1">
            <text:p>3527306</text:p>
          </table:table-cell>
          <table:table-cell office:value-type="string" table:style-name="ce1">
            <text:p>Louveira</text:p>
          </table:table-cell>
          <table:table-cell office:value-type="float" office:value="3525904" table:style-name="ce1">
            <text:p>3525904</text:p>
          </table:table-cell>
          <table:table-cell office:value-type="string" table:style-name="ce1">
            <text:p>Arranjo Populacional de Jundiaí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7205" table:style-name="ce1">
            <text:p>3137205</text:p>
          </table:table-cell>
          <table:table-cell office:value-type="string" table:style-name="ce1">
            <text:p>Lagoa da Prata</text:p>
          </table:table-cell>
          <table:table-cell office:value-type="float" office:value="3137205" table:style-name="ce1">
            <text:p>3137205</text:p>
          </table:table-cell>
          <table:table-cell office:value-type="string" table:style-name="ce1">
            <text:p>Arranjo Populacional de Lagoa da Prat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5308" table:style-name="ce1">
            <text:p>3135308</text:p>
          </table:table-cell>
          <table:table-cell office:value-type="string" table:style-name="ce1">
            <text:p>Japaraíba</text:p>
          </table:table-cell>
          <table:table-cell office:value-type="float" office:value="3137205" table:style-name="ce1">
            <text:p>3137205</text:p>
          </table:table-cell>
          <table:table-cell office:value-type="string" table:style-name="ce1">
            <text:p>Arranjo Populacional de Lagoa da Prat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4622" table:style-name="ce1">
            <text:p>4304622</text:p>
          </table:table-cell>
          <table:table-cell office:value-type="string" table:style-name="ce1">
            <text:p>Capão Bonito do Sul</text:p>
          </table:table-cell>
          <table:table-cell office:value-type="float" office:value="4311304" table:style-name="ce1">
            <text:p>4311304</text:p>
          </table:table-cell>
          <table:table-cell office:value-type="string" table:style-name="ce1">
            <text:p>Arranjo Populacional de Lagoa Vermelh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1304" table:style-name="ce1">
            <text:p>4311304</text:p>
          </table:table-cell>
          <table:table-cell office:value-type="string" table:style-name="ce1">
            <text:p>Lagoa Vermelha</text:p>
          </table:table-cell>
          <table:table-cell office:value-type="float" office:value="4311304" table:style-name="ce1">
            <text:p>4311304</text:p>
          </table:table-cell>
          <table:table-cell office:value-type="string" table:style-name="ce1">
            <text:p>Arranjo Populacional de Lagoa Vermelh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8433" table:style-name="ce1">
            <text:p>4308433</text:p>
          </table:table-cell>
          <table:table-cell office:value-type="string" table:style-name="ce1">
            <text:p>Forquetinha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8078" table:style-name="ce1">
            <text:p>4308078</text:p>
          </table:table-cell>
          <table:table-cell office:value-type="string" table:style-name="ce1">
            <text:p>Fazenda Vilanova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2402" table:style-name="ce1">
            <text:p>4302402</text:p>
          </table:table-cell>
          <table:table-cell office:value-type="string" table:style-name="ce1">
            <text:p>Bom Retiro do Sul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1008" table:style-name="ce1">
            <text:p>4301008</text:p>
          </table:table-cell>
          <table:table-cell office:value-type="string" table:style-name="ce1">
            <text:p>Arroio do Meio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1403" table:style-name="ce1">
            <text:p>4311403</text:p>
          </table:table-cell>
          <table:table-cell office:value-type="string" table:style-name="ce1">
            <text:p>Lajeado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7807" table:style-name="ce1">
            <text:p>4307807</text:p>
          </table:table-cell>
          <table:table-cell office:value-type="string" table:style-name="ce1">
            <text:p>Estrela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6205" table:style-name="ce1">
            <text:p>4306205</text:p>
          </table:table-cell>
          <table:table-cell office:value-type="string" table:style-name="ce1">
            <text:p>Cruzeiro do Sul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6758" table:style-name="ce1">
            <text:p>4316758</text:p>
          </table:table-cell>
          <table:table-cell office:value-type="string" table:style-name="ce1">
            <text:p>Santa Clara do Sul</text:p>
          </table:table-cell>
          <table:table-cell office:value-type="float" office:value="4311403" table:style-name="ce1">
            <text:p>4311403</text:p>
          </table:table-cell>
          <table:table-cell office:value-type="string" table:style-name="ce1">
            <text:p>Arranjo Populacional de Lajead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0503" table:style-name="ce1">
            <text:p>1500503</text:p>
          </table:table-cell>
          <table:table-cell office:value-type="string" table:style-name="ce1">
            <text:p>Almeirim</text:p>
          </table:table-cell>
          <table:table-cell office:value-type="float" office:value="1600279" table:style-name="ce1">
            <text:p>1600279</text:p>
          </table:table-cell>
          <table:table-cell office:value-type="string" table:style-name="ce1">
            <text:p>Arranjo Populacional de Laranjal do Jari/AP - Almeirim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600279" table:style-name="ce1">
            <text:p>1600279</text:p>
          </table:table-cell>
          <table:table-cell office:value-type="string" table:style-name="ce1">
            <text:p>Laranjal do Jari</text:p>
          </table:table-cell>
          <table:table-cell office:value-type="float" office:value="1600279" table:style-name="ce1">
            <text:p>1600279</text:p>
          </table:table-cell>
          <table:table-cell office:value-type="string" table:style-name="ce1">
            <text:p>Arranjo Populacional de Laranjal do Jari/AP - Almeirim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600808" table:style-name="ce1">
            <text:p>1600808</text:p>
          </table:table-cell>
          <table:table-cell office:value-type="string" table:style-name="ce1">
            <text:p>Vitória do Jari</text:p>
          </table:table-cell>
          <table:table-cell office:value-type="float" office:value="1600279" table:style-name="ce1">
            <text:p>1600279</text:p>
          </table:table-cell>
          <table:table-cell office:value-type="string" table:style-name="ce1">
            <text:p>Arranjo Populacional de Laranjal do Jari/AP - Almeirim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8203" table:style-name="ce1">
            <text:p>3138203</text:p>
          </table:table-cell>
          <table:table-cell office:value-type="string" table:style-name="ce1">
            <text:p>Lavras</text:p>
          </table:table-cell>
          <table:table-cell office:value-type="float" office:value="3138203" table:style-name="ce1">
            <text:p>3138203</text:p>
          </table:table-cell>
          <table:table-cell office:value-type="string" table:style-name="ce1">
            <text:p>Arranjo Populacional de Lavr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4301" table:style-name="ce1">
            <text:p>3134301</text:p>
          </table:table-cell>
          <table:table-cell office:value-type="string" table:style-name="ce1">
            <text:p>Itumirim</text:p>
          </table:table-cell>
          <table:table-cell office:value-type="float" office:value="3138203" table:style-name="ce1">
            <text:p>3138203</text:p>
          </table:table-cell>
          <table:table-cell office:value-type="string" table:style-name="ce1">
            <text:p>Arranjo Populacional de Lavr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0408" table:style-name="ce1">
            <text:p>3130408</text:p>
          </table:table-cell>
          <table:table-cell office:value-type="string" table:style-name="ce1">
            <text:p>Ijaci</text:p>
          </table:table-cell>
          <table:table-cell office:value-type="float" office:value="3138203" table:style-name="ce1">
            <text:p>3138203</text:p>
          </table:table-cell>
          <table:table-cell office:value-type="string" table:style-name="ce1">
            <text:p>Arranjo Populacional de Lavr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4705" table:style-name="ce1">
            <text:p>3154705</text:p>
          </table:table-cell>
          <table:table-cell office:value-type="string" table:style-name="ce1">
            <text:p>Ribeirão Vermelho</text:p>
          </table:table-cell>
          <table:table-cell office:value-type="float" office:value="3138203" table:style-name="ce1">
            <text:p>3138203</text:p>
          </table:table-cell>
          <table:table-cell office:value-type="string" table:style-name="ce1">
            <text:p>Arranjo Populacional de Lavr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207" table:style-name="ce1">
            <text:p>3546207</text:p>
          </table:table-cell>
          <table:table-cell office:value-type="string" table:style-name="ce1">
            <text:p>Santa Cruz da Conceição</text:p>
          </table:table-cell>
          <table:table-cell office:value-type="float" office:value="3526704" table:style-name="ce1">
            <text:p>3526704</text:p>
          </table:table-cell>
          <table:table-cell office:value-type="string" table:style-name="ce1">
            <text:p>Arranjo Populacional de Leme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6704" table:style-name="ce1">
            <text:p>3526704</text:p>
          </table:table-cell>
          <table:table-cell office:value-type="string" table:style-name="ce1">
            <text:p>Leme</text:p>
          </table:table-cell>
          <table:table-cell office:value-type="float" office:value="3526704" table:style-name="ce1">
            <text:p>3526704</text:p>
          </table:table-cell>
          <table:table-cell office:value-type="string" table:style-name="ce1">
            <text:p>Arranjo Populacional de Leme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26902" table:style-name="ce1">
            <text:p>3526902</text:p>
          </table:table-cell>
          <table:table-cell office:value-type="string" table:style-name="ce1">
            <text:p>Limeira</text:p>
          </table:table-cell>
          <table:table-cell office:value-type="float" office:value="3526902" table:style-name="ce1">
            <text:p>3526902</text:p>
          </table:table-cell>
          <table:table-cell office:value-type="string" table:style-name="ce1">
            <text:p>Arranjo Populacional de Limei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1408" table:style-name="ce1">
            <text:p>3521408</text:p>
          </table:table-cell>
          <table:table-cell office:value-type="string" table:style-name="ce1">
            <text:p>Iracemápolis</text:p>
          </table:table-cell>
          <table:table-cell office:value-type="float" office:value="3526902" table:style-name="ce1">
            <text:p>3526902</text:p>
          </table:table-cell>
          <table:table-cell office:value-type="string" table:style-name="ce1">
            <text:p>Arranjo Populacional de Limeir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2702" table:style-name="ce1">
            <text:p>4112702</text:p>
          </table:table-cell>
          <table:table-cell office:value-type="string" table:style-name="ce1">
            <text:p>Jataizinho</text:p>
          </table:table-cell>
          <table:table-cell office:value-type="float" office:value="4113700" table:style-name="ce1">
            <text:p>4113700</text:p>
          </table:table-cell>
          <table:table-cell office:value-type="string" table:style-name="ce1">
            <text:p>Arranjo Populacional de Londrin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3701" table:style-name="ce1">
            <text:p>4103701</text:p>
          </table:table-cell>
          <table:table-cell office:value-type="string" table:style-name="ce1">
            <text:p>Cambé</text:p>
          </table:table-cell>
          <table:table-cell office:value-type="float" office:value="4113700" table:style-name="ce1">
            <text:p>4113700</text:p>
          </table:table-cell>
          <table:table-cell office:value-type="string" table:style-name="ce1">
            <text:p>Arranjo Populacional de Londrin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9807" table:style-name="ce1">
            <text:p>4109807</text:p>
          </table:table-cell>
          <table:table-cell office:value-type="string" table:style-name="ce1">
            <text:p>Ibiporã</text:p>
          </table:table-cell>
          <table:table-cell office:value-type="float" office:value="4113700" table:style-name="ce1">
            <text:p>4113700</text:p>
          </table:table-cell>
          <table:table-cell office:value-type="string" table:style-name="ce1">
            <text:p>Arranjo Populacional de Londrin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3700" table:style-name="ce1">
            <text:p>4113700</text:p>
          </table:table-cell>
          <table:table-cell office:value-type="string" table:style-name="ce1">
            <text:p>Londrina</text:p>
          </table:table-cell>
          <table:table-cell office:value-type="float" office:value="4113700" table:style-name="ce1">
            <text:p>4113700</text:p>
          </table:table-cell>
          <table:table-cell office:value-type="string" table:style-name="ce1">
            <text:p>Arranjo Populacional de Londrin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7207" table:style-name="ce1">
            <text:p>3527207</text:p>
          </table:table-cell>
          <table:table-cell office:value-type="string" table:style-name="ce1">
            <text:p>Lorena</text:p>
          </table:table-cell>
          <table:table-cell office:value-type="float" office:value="3527207" table:style-name="ce1">
            <text:p>3527207</text:p>
          </table:table-cell>
          <table:table-cell office:value-type="string" table:style-name="ce1">
            <text:p>Arranjo Populacional de Loren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9957" table:style-name="ce1">
            <text:p>3509957</text:p>
          </table:table-cell>
          <table:table-cell office:value-type="string" table:style-name="ce1">
            <text:p>Canas</text:p>
          </table:table-cell>
          <table:table-cell office:value-type="float" office:value="3527207" table:style-name="ce1">
            <text:p>3527207</text:p>
          </table:table-cell>
          <table:table-cell office:value-type="string" table:style-name="ce1">
            <text:p>Arranjo Populacional de Loren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2403" table:style-name="ce1">
            <text:p>3302403</text:p>
          </table:table-cell>
          <table:table-cell office:value-type="string" table:style-name="ce1">
            <text:p>Macaé</text:p>
          </table:table-cell>
          <table:table-cell office:value-type="float" office:value="3302403" table:style-name="ce1">
            <text:p>3302403</text:p>
          </table:table-cell>
          <table:table-cell office:value-type="string" table:style-name="ce1">
            <text:p>Arranjo Populacional de Macaé - Rio das Ostra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306" table:style-name="ce1">
            <text:p>3301306</text:p>
          </table:table-cell>
          <table:table-cell office:value-type="string" table:style-name="ce1">
            <text:p>Casimiro de Abreu</text:p>
          </table:table-cell>
          <table:table-cell office:value-type="float" office:value="3302403" table:style-name="ce1">
            <text:p>3302403</text:p>
          </table:table-cell>
          <table:table-cell office:value-type="string" table:style-name="ce1">
            <text:p>Arranjo Populacional de Macaé - Rio das Ostra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405" table:style-name="ce1">
            <text:p>3301405</text:p>
          </table:table-cell>
          <table:table-cell office:value-type="string" table:style-name="ce1">
            <text:p>Conceição de Macabu</text:p>
          </table:table-cell>
          <table:table-cell office:value-type="float" office:value="3302403" table:style-name="ce1">
            <text:p>3302403</text:p>
          </table:table-cell>
          <table:table-cell office:value-type="string" table:style-name="ce1">
            <text:p>Arranjo Populacional de Macaé - Rio das Ostra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936" table:style-name="ce1">
            <text:p>3300936</text:p>
          </table:table-cell>
          <table:table-cell office:value-type="string" table:style-name="ce1">
            <text:p>Carapebus</text:p>
          </table:table-cell>
          <table:table-cell office:value-type="float" office:value="3302403" table:style-name="ce1">
            <text:p>3302403</text:p>
          </table:table-cell>
          <table:table-cell office:value-type="string" table:style-name="ce1">
            <text:p>Arranjo Populacional de Macaé - Rio das Ostra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524" table:style-name="ce1">
            <text:p>3304524</text:p>
          </table:table-cell>
          <table:table-cell office:value-type="string" table:style-name="ce1">
            <text:p>Rio das Ostras</text:p>
          </table:table-cell>
          <table:table-cell office:value-type="float" office:value="3302403" table:style-name="ce1">
            <text:p>3302403</text:p>
          </table:table-cell>
          <table:table-cell office:value-type="string" table:style-name="ce1">
            <text:p>Arranjo Populacional de Macaé - Rio das Ostra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600600" table:style-name="ce1">
            <text:p>1600600</text:p>
          </table:table-cell>
          <table:table-cell office:value-type="string" table:style-name="ce1">
            <text:p>Santana</text:p>
          </table:table-cell>
          <table:table-cell office:value-type="float" office:value="1600303" table:style-name="ce1">
            <text:p>1600303</text:p>
          </table:table-cell>
          <table:table-cell office:value-type="string" table:style-name="ce1">
            <text:p>Arranjo Populacional de Macapá/A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600303" table:style-name="ce1">
            <text:p>1600303</text:p>
          </table:table-cell>
          <table:table-cell office:value-type="string" table:style-name="ce1">
            <text:p>Macapá</text:p>
          </table:table-cell>
          <table:table-cell office:value-type="float" office:value="1600303" table:style-name="ce1">
            <text:p>1600303</text:p>
          </table:table-cell>
          <table:table-cell office:value-type="string" table:style-name="ce1">
            <text:p>Arranjo Populacional de Macapá/A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4302" table:style-name="ce1">
            <text:p>2704302</text:p>
          </table:table-cell>
          <table:table-cell office:value-type="string" table:style-name="ce1">
            <text:p>Maceió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4708" table:style-name="ce1">
            <text:p>2704708</text:p>
          </table:table-cell>
          <table:table-cell office:value-type="string" table:style-name="ce1">
            <text:p>Marechal Deodoro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7701" table:style-name="ce1">
            <text:p>2707701</text:p>
          </table:table-cell>
          <table:table-cell office:value-type="string" table:style-name="ce1">
            <text:p>Rio Largo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6448" table:style-name="ce1">
            <text:p>2706448</text:p>
          </table:table-cell>
          <table:table-cell office:value-type="string" table:style-name="ce1">
            <text:p>Paripueira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5200" table:style-name="ce1">
            <text:p>2705200</text:p>
          </table:table-cell>
          <table:table-cell office:value-type="string" table:style-name="ce1">
            <text:p>Messias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2207" table:style-name="ce1">
            <text:p>2702207</text:p>
          </table:table-cell>
          <table:table-cell office:value-type="string" table:style-name="ce1">
            <text:p>Coqueiro Seco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8907" table:style-name="ce1">
            <text:p>2708907</text:p>
          </table:table-cell>
          <table:table-cell office:value-type="string" table:style-name="ce1">
            <text:p>Satuba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7909" table:style-name="ce1">
            <text:p>2707909</text:p>
          </table:table-cell>
          <table:table-cell office:value-type="string" table:style-name="ce1">
            <text:p>Santa Luzia do Norte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700508" table:style-name="ce1">
            <text:p>2700508</text:p>
          </table:table-cell>
          <table:table-cell office:value-type="string" table:style-name="ce1">
            <text:p>Barra de Santo Antônio</text:p>
          </table:table-cell>
          <table:table-cell office:value-type="float" office:value="2704302" table:style-name="ce1">
            <text:p>2704302</text:p>
          </table:table-cell>
          <table:table-cell office:value-type="string" table:style-name="ce1">
            <text:p>Arranjo Populacional de Maceió/AL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0100" table:style-name="ce1">
            <text:p>4210100</text:p>
          </table:table-cell>
          <table:table-cell office:value-type="string" table:style-name="ce1">
            <text:p>Mafra</text:p>
          </table:table-cell>
          <table:table-cell office:value-type="float" office:value="4210100" table:style-name="ce1">
            <text:p>4210100</text:p>
          </table:table-cell>
          <table:table-cell office:value-type="string" table:style-name="ce1">
            <text:p>Arranjo Populacional de Mafra/SC - Rio Negro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2305" table:style-name="ce1">
            <text:p>4122305</text:p>
          </table:table-cell>
          <table:table-cell office:value-type="string" table:style-name="ce1">
            <text:p>Rio Negro</text:p>
          </table:table-cell>
          <table:table-cell office:value-type="float" office:value="4210100" table:style-name="ce1">
            <text:p>4210100</text:p>
          </table:table-cell>
          <table:table-cell office:value-type="string" table:style-name="ce1">
            <text:p>Arranjo Populacional de Mafra/SC - Rio Negro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8901" table:style-name="ce1">
            <text:p>2508901</text:p>
          </table:table-cell>
          <table:table-cell office:value-type="string" table:style-name="ce1">
            <text:p>Mamanguape</text:p>
          </table:table-cell>
          <table:table-cell office:value-type="float" office:value="2508901" table:style-name="ce1">
            <text:p>2508901</text:p>
          </table:table-cell>
          <table:table-cell office:value-type="string" table:style-name="ce1">
            <text:p>Arranjo Populacional de Mamanguape - Rio Tint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12903" table:style-name="ce1">
            <text:p>2512903</text:p>
          </table:table-cell>
          <table:table-cell office:value-type="string" table:style-name="ce1">
            <text:p>Rio Tinto</text:p>
          </table:table-cell>
          <table:table-cell office:value-type="float" office:value="2508901" table:style-name="ce1">
            <text:p>2508901</text:p>
          </table:table-cell>
          <table:table-cell office:value-type="string" table:style-name="ce1">
            <text:p>Arranjo Populacional de Mamanguape - Rio Tinto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704500" table:style-name="ce1">
            <text:p>2704500</text:p>
          </table:table-cell>
          <table:table-cell office:value-type="string" table:style-name="ce1">
            <text:p>Maragogi</text:p>
          </table:table-cell>
          <table:table-cell office:value-type="float" office:value="2704500" table:style-name="ce1">
            <text:p>2704500</text:p>
          </table:table-cell>
          <table:table-cell office:value-type="string" table:style-name="ce1">
            <text:p>Arranjo Populacional de Maragogi/AL - São José da Coroa Grande/P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13404" table:style-name="ce1">
            <text:p>2613404</text:p>
          </table:table-cell>
          <table:table-cell office:value-type="string" table:style-name="ce1">
            <text:p>São José da Coroa Grande</text:p>
          </table:table-cell>
          <table:table-cell office:value-type="float" office:value="2704500" table:style-name="ce1">
            <text:p>2704500</text:p>
          </table:table-cell>
          <table:table-cell office:value-type="string" table:style-name="ce1">
            <text:p>Arranjo Populacional de Maragogi/AL - São José da Coroa Grande/P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4104" table:style-name="ce1">
            <text:p>3534104</text:p>
          </table:table-cell>
          <table:table-cell office:value-type="string" table:style-name="ce1">
            <text:p>Oriente</text:p>
          </table:table-cell>
          <table:table-cell office:value-type="float" office:value="3529005" table:style-name="ce1">
            <text:p>3529005</text:p>
          </table:table-cell>
          <table:table-cell office:value-type="string" table:style-name="ce1">
            <text:p>Arranjo Populacional de Maríli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6602" table:style-name="ce1">
            <text:p>3556602</text:p>
          </table:table-cell>
          <table:table-cell office:value-type="string" table:style-name="ce1">
            <text:p>Vera Cruz</text:p>
          </table:table-cell>
          <table:table-cell office:value-type="float" office:value="3529005" table:style-name="ce1">
            <text:p>3529005</text:p>
          </table:table-cell>
          <table:table-cell office:value-type="string" table:style-name="ce1">
            <text:p>Arranjo Populacional de Maríli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9005" table:style-name="ce1">
            <text:p>3529005</text:p>
          </table:table-cell>
          <table:table-cell office:value-type="string" table:style-name="ce1">
            <text:p>Marília</text:p>
          </table:table-cell>
          <table:table-cell office:value-type="float" office:value="3529005" table:style-name="ce1">
            <text:p>3529005</text:p>
          </table:table-cell>
          <table:table-cell office:value-type="string" table:style-name="ce1">
            <text:p>Arranjo Populacional de Maríli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1100" table:style-name="ce1">
            <text:p>4111100</text:p>
          </table:table-cell>
          <table:table-cell office:value-type="string" table:style-name="ce1">
            <text:p>Itambé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7900" table:style-name="ce1">
            <text:p>4107900</text:p>
          </table:table-cell>
          <table:table-cell office:value-type="string" table:style-name="ce1">
            <text:p>Floresta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0003" table:style-name="ce1">
            <text:p>4110003</text:p>
          </table:table-cell>
          <table:table-cell office:value-type="string" table:style-name="ce1">
            <text:p>Iguaraçu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7503" table:style-name="ce1">
            <text:p>4117503</text:p>
          </table:table-cell>
          <table:table-cell office:value-type="string" table:style-name="ce1">
            <text:p>Paiçandu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7404" table:style-name="ce1">
            <text:p>4117404</text:p>
          </table:table-cell>
          <table:table-cell office:value-type="string" table:style-name="ce1">
            <text:p>Ourizona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20408" table:style-name="ce1">
            <text:p>4120408</text:p>
          </table:table-cell>
          <table:table-cell office:value-type="string" table:style-name="ce1">
            <text:p>Presidente Castelo Branco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5200" table:style-name="ce1">
            <text:p>4115200</text:p>
          </table:table-cell>
          <table:table-cell office:value-type="string" table:style-name="ce1">
            <text:p>Maringá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4104" table:style-name="ce1">
            <text:p>4114104</text:p>
          </table:table-cell>
          <table:table-cell office:value-type="string" table:style-name="ce1">
            <text:p>Mandaguaçu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4807" table:style-name="ce1">
            <text:p>4114807</text:p>
          </table:table-cell>
          <table:table-cell office:value-type="string" table:style-name="ce1">
            <text:p>Marialva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26256" table:style-name="ce1">
            <text:p>4126256</text:p>
          </table:table-cell>
          <table:table-cell office:value-type="string" table:style-name="ce1">
            <text:p>Sarandi</text:p>
          </table:table-cell>
          <table:table-cell office:value-type="float" office:value="4115200" table:style-name="ce1">
            <text:p>4115200</text:p>
          </table:table-cell>
          <table:table-cell office:value-type="string" table:style-name="ce1">
            <text:p>Arranjo Populacional de Maringá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9302" table:style-name="ce1">
            <text:p>3529302</text:p>
          </table:table-cell>
          <table:table-cell office:value-type="string" table:style-name="ce1">
            <text:p>Matão</text:p>
          </table:table-cell>
          <table:table-cell office:value-type="float" office:value="3529302" table:style-name="ce1">
            <text:p>3529302</text:p>
          </table:table-cell>
          <table:table-cell office:value-type="string" table:style-name="ce1">
            <text:p>Arranjo Populacional de Matã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4007" table:style-name="ce1">
            <text:p>3514007</text:p>
          </table:table-cell>
          <table:table-cell office:value-type="string" table:style-name="ce1">
            <text:p>Dobrada</text:p>
          </table:table-cell>
          <table:table-cell office:value-type="float" office:value="3529302" table:style-name="ce1">
            <text:p>3529302</text:p>
          </table:table-cell>
          <table:table-cell office:value-type="string" table:style-name="ce1">
            <text:p>Arranjo Populacional de Matã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5705" table:style-name="ce1">
            <text:p>4115705</text:p>
          </table:table-cell>
          <table:table-cell office:value-type="string" table:style-name="ce1">
            <text:p>Matinhos</text:p>
          </table:table-cell>
          <table:table-cell office:value-type="float" office:value="4115705" table:style-name="ce1">
            <text:p>4115705</text:p>
          </table:table-cell>
          <table:table-cell office:value-type="string" table:style-name="ce1">
            <text:p>Arranjo Populacional de Matinhos - Pontal do Paraná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9954" table:style-name="ce1">
            <text:p>4119954</text:p>
          </table:table-cell>
          <table:table-cell office:value-type="string" table:style-name="ce1">
            <text:p>Pontal do Paraná</text:p>
          </table:table-cell>
          <table:table-cell office:value-type="float" office:value="4115705" table:style-name="ce1">
            <text:p>4115705</text:p>
          </table:table-cell>
          <table:table-cell office:value-type="string" table:style-name="ce1">
            <text:p>Arranjo Populacional de Matinhos - Pontal do Paraná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2505" table:style-name="ce1">
            <text:p>3112505</text:p>
          </table:table-cell>
          <table:table-cell office:value-type="string" table:style-name="ce1">
            <text:p>Capim Branco</text:p>
          </table:table-cell>
          <table:table-cell office:value-type="float" office:value="3141108" table:style-name="ce1">
            <text:p>3141108</text:p>
          </table:table-cell>
          <table:table-cell office:value-type="string" table:style-name="ce1">
            <text:p>Arranjo Populacional de Matozinhos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41108" table:style-name="ce1">
            <text:p>3141108</text:p>
          </table:table-cell>
          <table:table-cell office:value-type="string" table:style-name="ce1">
            <text:p>Matozinhos</text:p>
          </table:table-cell>
          <table:table-cell office:value-type="float" office:value="3141108" table:style-name="ce1">
            <text:p>3141108</text:p>
          </table:table-cell>
          <table:table-cell office:value-type="string" table:style-name="ce1">
            <text:p>Arranjo Populacional de Matozinhos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21551" table:style-name="ce1">
            <text:p>5221551</text:p>
          </table:table-cell>
          <table:table-cell office:value-type="string" table:style-name="ce1">
            <text:p>Turvelândia</text:p>
          </table:table-cell>
          <table:table-cell office:value-type="float" office:value="5213004" table:style-name="ce1">
            <text:p>5213004</text:p>
          </table:table-cell>
          <table:table-cell office:value-type="string" table:style-name="ce1">
            <text:p>Arranjo Populacional de Maurilând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3004" table:style-name="ce1">
            <text:p>5213004</text:p>
          </table:table-cell>
          <table:table-cell office:value-type="string" table:style-name="ce1">
            <text:p>Maurilândia</text:p>
          </table:table-cell>
          <table:table-cell office:value-type="float" office:value="5213004" table:style-name="ce1">
            <text:p>5213004</text:p>
          </table:table-cell>
          <table:table-cell office:value-type="string" table:style-name="ce1">
            <text:p>Arranjo Populacional de Maurilând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8052" table:style-name="ce1">
            <text:p>5218052</text:p>
          </table:table-cell>
          <table:table-cell office:value-type="string" table:style-name="ce1">
            <text:p>Porteirão</text:p>
          </table:table-cell>
          <table:table-cell office:value-type="float" office:value="5213004" table:style-name="ce1">
            <text:p>5213004</text:p>
          </table:table-cell>
          <table:table-cell office:value-type="string" table:style-name="ce1">
            <text:p>Arranjo Populacional de Maurilândi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2809" table:style-name="ce1">
            <text:p>3302809</text:p>
          </table:table-cell>
          <table:table-cell office:value-type="string" table:style-name="ce1">
            <text:p>Mendes</text:p>
          </table:table-cell>
          <table:table-cell office:value-type="float" office:value="3302809" table:style-name="ce1">
            <text:p>3302809</text:p>
          </table:table-cell>
          <table:table-cell office:value-type="string" table:style-name="ce1">
            <text:p>Arranjo Populacional de Mendes - Engenheiro Paulo de Frontin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1801" table:style-name="ce1">
            <text:p>3301801</text:p>
          </table:table-cell>
          <table:table-cell office:value-type="string" table:style-name="ce1">
            <text:p>Engenheiro Paulo de Frontin</text:p>
          </table:table-cell>
          <table:table-cell office:value-type="float" office:value="3302809" table:style-name="ce1">
            <text:p>3302809</text:p>
          </table:table-cell>
          <table:table-cell office:value-type="string" table:style-name="ce1">
            <text:p>Arranjo Populacional de Mendes - Engenheiro Paulo de Frontin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21109" table:style-name="ce1">
            <text:p>1721109</text:p>
          </table:table-cell>
          <table:table-cell office:value-type="string" table:style-name="ce1">
            <text:p>Tocantínia</text:p>
          </table:table-cell>
          <table:table-cell office:value-type="float" office:value="1713205" table:style-name="ce1">
            <text:p>1713205</text:p>
          </table:table-cell>
          <table:table-cell office:value-type="string" table:style-name="ce1">
            <text:p>Arranjo Populacional de Miracema do Tocantins/T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13205" table:style-name="ce1">
            <text:p>1713205</text:p>
          </table:table-cell>
          <table:table-cell office:value-type="string" table:style-name="ce1">
            <text:p>Miracema do Tocantins</text:p>
          </table:table-cell>
          <table:table-cell office:value-type="float" office:value="1713205" table:style-name="ce1">
            <text:p>1713205</text:p>
          </table:table-cell>
          <table:table-cell office:value-type="string" table:style-name="ce1">
            <text:p>Arranjo Populacional de Miracema do Tocantins/T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0805" table:style-name="ce1">
            <text:p>3530805</text:p>
          </table:table-cell>
          <table:table-cell office:value-type="string" table:style-name="ce1">
            <text:p>Mogi Mirim</text:p>
          </table:table-cell>
          <table:table-cell office:value-type="float" office:value="3530706" table:style-name="ce1">
            <text:p>3530706</text:p>
          </table:table-cell>
          <table:table-cell office:value-type="string" table:style-name="ce1">
            <text:p>Arranjo Populacional de Mogi Guaçu - Mogi Mirim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0706" table:style-name="ce1">
            <text:p>3530706</text:p>
          </table:table-cell>
          <table:table-cell office:value-type="string" table:style-name="ce1">
            <text:p>Mogi Guaçu</text:p>
          </table:table-cell>
          <table:table-cell office:value-type="float" office:value="3530706" table:style-name="ce1">
            <text:p>3530706</text:p>
          </table:table-cell>
          <table:table-cell office:value-type="string" table:style-name="ce1">
            <text:p>Arranjo Populacional de Mogi Guaçu - Mogi Mirim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7303" table:style-name="ce1">
            <text:p>3557303</text:p>
          </table:table-cell>
          <table:table-cell office:value-type="string" table:style-name="ce1">
            <text:p>Estiva Gerbi</text:p>
          </table:table-cell>
          <table:table-cell office:value-type="float" office:value="3530706" table:style-name="ce1">
            <text:p>3530706</text:p>
          </table:table-cell>
          <table:table-cell office:value-type="string" table:style-name="ce1">
            <text:p>Arranjo Populacional de Mogi Guaçu - Mogi Mirim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107100" table:style-name="ce1">
            <text:p>2107100</text:p>
          </table:table-cell>
          <table:table-cell office:value-type="string" table:style-name="ce1">
            <text:p>Morros</text:p>
          </table:table-cell>
          <table:table-cell office:value-type="float" office:value="2107100" table:style-name="ce1">
            <text:p>2107100</text:p>
          </table:table-cell>
          <table:table-cell office:value-type="string" table:style-name="ce1">
            <text:p>Arranjo Populacional de Morros - Axixá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1103" table:style-name="ce1">
            <text:p>2101103</text:p>
          </table:table-cell>
          <table:table-cell office:value-type="string" table:style-name="ce1">
            <text:p>Axixá</text:p>
          </table:table-cell>
          <table:table-cell office:value-type="float" office:value="2107100" table:style-name="ce1">
            <text:p>2107100</text:p>
          </table:table-cell>
          <table:table-cell office:value-type="string" table:style-name="ce1">
            <text:p>Arranjo Populacional de Morros - Axixá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408102" table:style-name="ce1">
            <text:p>2408102</text:p>
          </table:table-cell>
          <table:table-cell office:value-type="string" table:style-name="ce1">
            <text:p>Natal</text:p>
          </table:table-cell>
          <table:table-cell office:value-type="float" office:value="2408102" table:style-name="ce1">
            <text:p>2408102</text:p>
          </table:table-cell>
          <table:table-cell office:value-type="string" table:style-name="ce1">
            <text:p>Arranjo Populacional de Natal/RN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407104" table:style-name="ce1">
            <text:p>2407104</text:p>
          </table:table-cell>
          <table:table-cell office:value-type="string" table:style-name="ce1">
            <text:p>Macaíba</text:p>
          </table:table-cell>
          <table:table-cell office:value-type="float" office:value="2408102" table:style-name="ce1">
            <text:p>2408102</text:p>
          </table:table-cell>
          <table:table-cell office:value-type="string" table:style-name="ce1">
            <text:p>Arranjo Populacional de Natal/RN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403608" table:style-name="ce1">
            <text:p>2403608</text:p>
          </table:table-cell>
          <table:table-cell office:value-type="string" table:style-name="ce1">
            <text:p>Extremoz</text:p>
          </table:table-cell>
          <table:table-cell office:value-type="float" office:value="2408102" table:style-name="ce1">
            <text:p>2408102</text:p>
          </table:table-cell>
          <table:table-cell office:value-type="string" table:style-name="ce1">
            <text:p>Arranjo Populacional de Natal/RN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412005" table:style-name="ce1">
            <text:p>2412005</text:p>
          </table:table-cell>
          <table:table-cell office:value-type="string" table:style-name="ce1">
            <text:p>São Gonçalo do Amarante</text:p>
          </table:table-cell>
          <table:table-cell office:value-type="float" office:value="2408102" table:style-name="ce1">
            <text:p>2408102</text:p>
          </table:table-cell>
          <table:table-cell office:value-type="string" table:style-name="ce1">
            <text:p>Arranjo Populacional de Natal/RN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403251" table:style-name="ce1">
            <text:p>2403251</text:p>
          </table:table-cell>
          <table:table-cell office:value-type="string" table:style-name="ce1">
            <text:p>Parnamirim</text:p>
          </table:table-cell>
          <table:table-cell office:value-type="float" office:value="2408102" table:style-name="ce1">
            <text:p>2408102</text:p>
          </table:table-cell>
          <table:table-cell office:value-type="string" table:style-name="ce1">
            <text:p>Arranjo Populacional de Natal/RN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3002" table:style-name="ce1">
            <text:p>1503002</text:p>
          </table:table-cell>
          <table:table-cell office:value-type="string" table:style-name="ce1">
            <text:p>Faro</text:p>
          </table:table-cell>
          <table:table-cell office:value-type="float" office:value="1303007" table:style-name="ce1">
            <text:p>1303007</text:p>
          </table:table-cell>
          <table:table-cell office:value-type="string" table:style-name="ce1">
            <text:p>Arranjo Populacional de Nhamundá/AM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303007" table:style-name="ce1">
            <text:p>1303007</text:p>
          </table:table-cell>
          <table:table-cell office:value-type="string" table:style-name="ce1">
            <text:p>Nhamundá</text:p>
          </table:table-cell>
          <table:table-cell office:value-type="float" office:value="1303007" table:style-name="ce1">
            <text:p>1303007</text:p>
          </table:table-cell>
          <table:table-cell office:value-type="string" table:style-name="ce1">
            <text:p>Arranjo Populacional de Nhamundá/AM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4005" table:style-name="ce1">
            <text:p>3534005</text:p>
          </table:table-cell>
          <table:table-cell office:value-type="string" table:style-name="ce1">
            <text:p>Onda Verde</text:p>
          </table:table-cell>
          <table:table-cell office:value-type="float" office:value="3533007" table:style-name="ce1">
            <text:p>3533007</text:p>
          </table:table-cell>
          <table:table-cell office:value-type="string" table:style-name="ce1">
            <text:p>Arranjo Populacional de Nova Granad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3007" table:style-name="ce1">
            <text:p>3533007</text:p>
          </table:table-cell>
          <table:table-cell office:value-type="string" table:style-name="ce1">
            <text:p>Nova Granada</text:p>
          </table:table-cell>
          <table:table-cell office:value-type="float" office:value="3533007" table:style-name="ce1">
            <text:p>3533007</text:p>
          </table:table-cell>
          <table:table-cell office:value-type="string" table:style-name="ce1">
            <text:p>Arranjo Populacional de Nova Granad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5002" table:style-name="ce1">
            <text:p>4115002</text:p>
          </table:table-cell>
          <table:table-cell office:value-type="string" table:style-name="ce1">
            <text:p>Marilena</text:p>
          </table:table-cell>
          <table:table-cell office:value-type="float" office:value="4117107" table:style-name="ce1">
            <text:p>4117107</text:p>
          </table:table-cell>
          <table:table-cell office:value-type="string" table:style-name="ce1">
            <text:p>Arranjo Populacional de Nova Londrina - Marilena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7107" table:style-name="ce1">
            <text:p>4117107</text:p>
          </table:table-cell>
          <table:table-cell office:value-type="string" table:style-name="ce1">
            <text:p>Nova Londrina</text:p>
          </table:table-cell>
          <table:table-cell office:value-type="float" office:value="4117107" table:style-name="ce1">
            <text:p>4117107</text:p>
          </table:table-cell>
          <table:table-cell office:value-type="string" table:style-name="ce1">
            <text:p>Arranjo Populacional de Nova Londrina - Marilena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38302" table:style-name="ce1">
            <text:p>3138302</text:p>
          </table:table-cell>
          <table:table-cell office:value-type="string" table:style-name="ce1">
            <text:p>Leandro Ferreira</text:p>
          </table:table-cell>
          <table:table-cell office:value-type="float" office:value="3145208" table:style-name="ce1">
            <text:p>3145208</text:p>
          </table:table-cell>
          <table:table-cell office:value-type="string" table:style-name="ce1">
            <text:p>Arranjo Populacional de Nova Serran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45208" table:style-name="ce1">
            <text:p>3145208</text:p>
          </table:table-cell>
          <table:table-cell office:value-type="string" table:style-name="ce1">
            <text:p>Nova Serrana</text:p>
          </table:table-cell>
          <table:table-cell office:value-type="float" office:value="3145208" table:style-name="ce1">
            <text:p>3145208</text:p>
          </table:table-cell>
          <table:table-cell office:value-type="string" table:style-name="ce1">
            <text:p>Arranjo Populacional de Nova Serran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2056" table:style-name="ce1">
            <text:p>4212056</text:p>
          </table:table-cell>
          <table:table-cell office:value-type="string" table:style-name="ce1">
            <text:p>Palmeira</text:p>
          </table:table-cell>
          <table:table-cell office:value-type="float" office:value="4211751" table:style-name="ce1">
            <text:p>4211751</text:p>
          </table:table-cell>
          <table:table-cell office:value-type="string" table:style-name="ce1">
            <text:p>Arranjo Populacional de Otacílio Cost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1751" table:style-name="ce1">
            <text:p>4211751</text:p>
          </table:table-cell>
          <table:table-cell office:value-type="string" table:style-name="ce1">
            <text:p>Otacílio Costa</text:p>
          </table:table-cell>
          <table:table-cell office:value-type="float" office:value="4211751" table:style-name="ce1">
            <text:p>4211751</text:p>
          </table:table-cell>
          <table:table-cell office:value-type="string" table:style-name="ce1">
            <text:p>Arranjo Populacional de Otacílio Cost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0153" table:style-name="ce1">
            <text:p>3510153</text:p>
          </table:table-cell>
          <table:table-cell office:value-type="string" table:style-name="ce1">
            <text:p>Canitar</text:p>
          </table:table-cell>
          <table:table-cell office:value-type="float" office:value="3534708" table:style-name="ce1">
            <text:p>3534708</text:p>
          </table:table-cell>
          <table:table-cell office:value-type="string" table:style-name="ce1">
            <text:p>Arranjo Populacional de Ourinhos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4708" table:style-name="ce1">
            <text:p>3534708</text:p>
          </table:table-cell>
          <table:table-cell office:value-type="string" table:style-name="ce1">
            <text:p>Ourinhos</text:p>
          </table:table-cell>
          <table:table-cell office:value-type="float" office:value="3534708" table:style-name="ce1">
            <text:p>3534708</text:p>
          </table:table-cell>
          <table:table-cell office:value-type="string" table:style-name="ce1">
            <text:p>Arranjo Populacional de Ourinhos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5507" table:style-name="ce1">
            <text:p>3535507</text:p>
          </table:table-cell>
          <table:table-cell office:value-type="string" table:style-name="ce1">
            <text:p>Paraguaçu Paulista</text:p>
          </table:table-cell>
          <table:table-cell office:value-type="float" office:value="3535507" table:style-name="ce1">
            <text:p>3535507</text:p>
          </table:table-cell>
          <table:table-cell office:value-type="string" table:style-name="ce1">
            <text:p>Arranjo Populacional de Paraguaçu Paulist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7209" table:style-name="ce1">
            <text:p>3507209</text:p>
          </table:table-cell>
          <table:table-cell office:value-type="string" table:style-name="ce1">
            <text:p>Borá</text:p>
          </table:table-cell>
          <table:table-cell office:value-type="float" office:value="3535507" table:style-name="ce1">
            <text:p>3535507</text:p>
          </table:table-cell>
          <table:table-cell office:value-type="string" table:style-name="ce1">
            <text:p>Arranjo Populacional de Paraguaçu Paulist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6704" table:style-name="ce1">
            <text:p>4106704</text:p>
          </table:table-cell>
          <table:table-cell office:value-type="string" table:style-name="ce1">
            <text:p>Cruzeiro do Sul</text:p>
          </table:table-cell>
          <table:table-cell office:value-type="float" office:value="4118105" table:style-name="ce1">
            <text:p>4118105</text:p>
          </table:table-cell>
          <table:table-cell office:value-type="string" table:style-name="ce1">
            <text:p>Arranjo Populacional de Paranacity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8105" table:style-name="ce1">
            <text:p>4118105</text:p>
          </table:table-cell>
          <table:table-cell office:value-type="string" table:style-name="ce1">
            <text:p>Paranacity</text:p>
          </table:table-cell>
          <table:table-cell office:value-type="float" office:value="4118105" table:style-name="ce1">
            <text:p>4118105</text:p>
          </table:table-cell>
          <table:table-cell office:value-type="string" table:style-name="ce1">
            <text:p>Arranjo Populacional de Paranacity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6505" table:style-name="ce1">
            <text:p>4116505</text:p>
          </table:table-cell>
          <table:table-cell office:value-type="string" table:style-name="ce1">
            <text:p>Nova Aliança do Ivaí</text:p>
          </table:table-cell>
          <table:table-cell office:value-type="float" office:value="4118402" table:style-name="ce1">
            <text:p>4118402</text:p>
          </table:table-cell>
          <table:table-cell office:value-type="string" table:style-name="ce1">
            <text:p>Arranjo Populacional de Paranavaí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18402" table:style-name="ce1">
            <text:p>4118402</text:p>
          </table:table-cell>
          <table:table-cell office:value-type="string" table:style-name="ce1">
            <text:p>Paranavaí</text:p>
          </table:table-cell>
          <table:table-cell office:value-type="float" office:value="4118402" table:style-name="ce1">
            <text:p>4118402</text:p>
          </table:table-cell>
          <table:table-cell office:value-type="string" table:style-name="ce1">
            <text:p>Arranjo Populacional de Paranavaí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47402" table:style-name="ce1">
            <text:p>3147402</text:p>
          </table:table-cell>
          <table:table-cell office:value-type="string" table:style-name="ce1">
            <text:p>Paraopeba</text:p>
          </table:table-cell>
          <table:table-cell office:value-type="float" office:value="3147402" table:style-name="ce1">
            <text:p>3147402</text:p>
          </table:table-cell>
          <table:table-cell office:value-type="string" table:style-name="ce1">
            <text:p>Arranjo Populacional de Paraopeb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09907" table:style-name="ce1">
            <text:p>3109907</text:p>
          </table:table-cell>
          <table:table-cell office:value-type="string" table:style-name="ce1">
            <text:p>Caetanópolis</text:p>
          </table:table-cell>
          <table:table-cell office:value-type="float" office:value="3147402" table:style-name="ce1">
            <text:p>3147402</text:p>
          </table:table-cell>
          <table:table-cell office:value-type="string" table:style-name="ce1">
            <text:p>Arranjo Populacional de Paraopeb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26307" table:style-name="ce1">
            <text:p>3126307</text:p>
          </table:table-cell>
          <table:table-cell office:value-type="string" table:style-name="ce1">
            <text:p>Fortaleza de Minas</text:p>
          </table:table-cell>
          <table:table-cell office:value-type="float" office:value="3147907" table:style-name="ce1">
            <text:p>3147907</text:p>
          </table:table-cell>
          <table:table-cell office:value-type="string" table:style-name="ce1">
            <text:p>Arranjo Populacional de Passos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7907" table:style-name="ce1">
            <text:p>3147907</text:p>
          </table:table-cell>
          <table:table-cell office:value-type="string" table:style-name="ce1">
            <text:p>Passos</text:p>
          </table:table-cell>
          <table:table-cell office:value-type="float" office:value="3147907" table:style-name="ce1">
            <text:p>3147907</text:p>
          </table:table-cell>
          <table:table-cell office:value-type="string" table:style-name="ce1">
            <text:p>Arranjo Populacional de Passo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8501" table:style-name="ce1">
            <text:p>4118501</text:p>
          </table:table-cell>
          <table:table-cell office:value-type="string" table:style-name="ce1">
            <text:p>Pato Branco</text:p>
          </table:table-cell>
          <table:table-cell office:value-type="float" office:value="4118501" table:style-name="ce1">
            <text:p>4118501</text:p>
          </table:table-cell>
          <table:table-cell office:value-type="string" table:style-name="ce1">
            <text:p>Arranjo Populacional de Pato Branco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8708" table:style-name="ce1">
            <text:p>4128708</text:p>
          </table:table-cell>
          <table:table-cell office:value-type="string" table:style-name="ce1">
            <text:p>Vitorino</text:p>
          </table:table-cell>
          <table:table-cell office:value-type="float" office:value="4118501" table:style-name="ce1">
            <text:p>4118501</text:p>
          </table:table-cell>
          <table:table-cell office:value-type="string" table:style-name="ce1">
            <text:p>Arranjo Populacional de Pato Branco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12606" table:style-name="ce1">
            <text:p>2512606</text:p>
          </table:table-cell>
          <table:table-cell office:value-type="string" table:style-name="ce1">
            <text:p>Quixabá</text:p>
          </table:table-cell>
          <table:table-cell office:value-type="float" office:value="2510808" table:style-name="ce1">
            <text:p>2510808</text:p>
          </table:table-cell>
          <table:table-cell office:value-type="string" table:style-name="ce1">
            <text:p>Arranjo Populacional de Patos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0808" table:style-name="ce1">
            <text:p>2510808</text:p>
          </table:table-cell>
          <table:table-cell office:value-type="string" table:style-name="ce1">
            <text:p>Patos</text:p>
          </table:table-cell>
          <table:table-cell office:value-type="float" office:value="2510808" table:style-name="ce1">
            <text:p>2510808</text:p>
          </table:table-cell>
          <table:table-cell office:value-type="string" table:style-name="ce1">
            <text:p>Arranjo Populacional de Patos/PB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908" table:style-name="ce1">
            <text:p>3302908</text:p>
          </table:table-cell>
          <table:table-cell office:value-type="string" table:style-name="ce1">
            <text:p>Miguel Pereira</text:p>
          </table:table-cell>
          <table:table-cell office:value-type="float" office:value="3303856" table:style-name="ce1">
            <text:p>3303856</text:p>
          </table:table-cell>
          <table:table-cell office:value-type="string" table:style-name="ce1">
            <text:p>Arranjo Populacional de Paty do Alferes - Miguel Pereir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3856" table:style-name="ce1">
            <text:p>3303856</text:p>
          </table:table-cell>
          <table:table-cell office:value-type="string" table:style-name="ce1">
            <text:p>Paty do Alferes</text:p>
          </table:table-cell>
          <table:table-cell office:value-type="float" office:value="3303856" table:style-name="ce1">
            <text:p>3303856</text:p>
          </table:table-cell>
          <table:table-cell office:value-type="string" table:style-name="ce1">
            <text:p>Arranjo Populacional de Paty do Alferes - Miguel Pereir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6604" table:style-name="ce1">
            <text:p>3536604</text:p>
          </table:table-cell>
          <table:table-cell office:value-type="string" table:style-name="ce1">
            <text:p>Paulo de Faria</text:p>
          </table:table-cell>
          <table:table-cell office:value-type="float" office:value="3536604" table:style-name="ce1">
            <text:p>3536604</text:p>
          </table:table-cell>
          <table:table-cell office:value-type="string" table:style-name="ce1">
            <text:p>Arranjo Populacional de Paulo de Faria - Orindiúv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4203" table:style-name="ce1">
            <text:p>3534203</text:p>
          </table:table-cell>
          <table:table-cell office:value-type="string" table:style-name="ce1">
            <text:p>Orindiúva</text:p>
          </table:table-cell>
          <table:table-cell office:value-type="float" office:value="3536604" table:style-name="ce1">
            <text:p>3536604</text:p>
          </table:table-cell>
          <table:table-cell office:value-type="string" table:style-name="ce1">
            <text:p>Arranjo Populacional de Paulo de Faria - Orindiúv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12233" table:style-name="ce1">
            <text:p>2112233</text:p>
          </table:table-cell>
          <table:table-cell office:value-type="string" table:style-name="ce1">
            <text:p>Trizidela do Vale</text:p>
          </table:table-cell>
          <table:table-cell office:value-type="float" office:value="2108207" table:style-name="ce1">
            <text:p>2108207</text:p>
          </table:table-cell>
          <table:table-cell office:value-type="string" table:style-name="ce1">
            <text:p>Arranjo Populacional de Pedreiras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8207" table:style-name="ce1">
            <text:p>2108207</text:p>
          </table:table-cell>
          <table:table-cell office:value-type="string" table:style-name="ce1">
            <text:p>Pedreiras</text:p>
          </table:table-cell>
          <table:table-cell office:value-type="float" office:value="2108207" table:style-name="ce1">
            <text:p>2108207</text:p>
          </table:table-cell>
          <table:table-cell office:value-type="string" table:style-name="ce1">
            <text:p>Arranjo Populacional de Pedreiras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03305" table:style-name="ce1">
            <text:p>1703305</text:p>
          </table:table-cell>
          <table:table-cell office:value-type="string" table:style-name="ce1">
            <text:p>Bom Jesus do Tocantins</text:p>
          </table:table-cell>
          <table:table-cell office:value-type="float" office:value="1716505" table:style-name="ce1">
            <text:p>1716505</text:p>
          </table:table-cell>
          <table:table-cell office:value-type="string" table:style-name="ce1">
            <text:p>Arranjo Populacional de Pedro Afonso/T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21257" table:style-name="ce1">
            <text:p>1721257</text:p>
          </table:table-cell>
          <table:table-cell office:value-type="string" table:style-name="ce1">
            <text:p>Tupirama</text:p>
          </table:table-cell>
          <table:table-cell office:value-type="float" office:value="1716505" table:style-name="ce1">
            <text:p>1716505</text:p>
          </table:table-cell>
          <table:table-cell office:value-type="string" table:style-name="ce1">
            <text:p>Arranjo Populacional de Pedro Afonso/T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16505" table:style-name="ce1">
            <text:p>1716505</text:p>
          </table:table-cell>
          <table:table-cell office:value-type="string" table:style-name="ce1">
            <text:p>Pedro Afonso</text:p>
          </table:table-cell>
          <table:table-cell office:value-type="float" office:value="1716505" table:style-name="ce1">
            <text:p>1716505</text:p>
          </table:table-cell>
          <table:table-cell office:value-type="string" table:style-name="ce1">
            <text:p>Arranjo Populacional de Pedro Afonso/T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4209" table:style-name="ce1">
            <text:p>4314209</text:p>
          </table:table-cell>
          <table:table-cell office:value-type="string" table:style-name="ce1">
            <text:p>Pedro Osório</text:p>
          </table:table-cell>
          <table:table-cell office:value-type="float" office:value="4314209" table:style-name="ce1">
            <text:p>4314209</text:p>
          </table:table-cell>
          <table:table-cell office:value-type="string" table:style-name="ce1">
            <text:p>Arranjo Populacional de Pedro Osório - Cerrit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5124" table:style-name="ce1">
            <text:p>4305124</text:p>
          </table:table-cell>
          <table:table-cell office:value-type="string" table:style-name="ce1">
            <text:p>Cerrito</text:p>
          </table:table-cell>
          <table:table-cell office:value-type="float" office:value="4314209" table:style-name="ce1">
            <text:p>4314209</text:p>
          </table:table-cell>
          <table:table-cell office:value-type="string" table:style-name="ce1">
            <text:p>Arranjo Populacional de Pedro Osório - Cerrit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1073" table:style-name="ce1">
            <text:p>4301073</text:p>
          </table:table-cell>
          <table:table-cell office:value-type="string" table:style-name="ce1">
            <text:p>Arroio do Padre</text:p>
          </table:table-cell>
          <table:table-cell office:value-type="float" office:value="4314407" table:style-name="ce1">
            <text:p>4314407</text:p>
          </table:table-cell>
          <table:table-cell office:value-type="string" table:style-name="ce1">
            <text:p>Arranjo Populacional de Pelota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4407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float" office:value="4314407" table:style-name="ce1">
            <text:p>4314407</text:p>
          </table:table-cell>
          <table:table-cell office:value-type="string" table:style-name="ce1">
            <text:p>Arranjo Populacional de Pelota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4663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float" office:value="4314407" table:style-name="ce1">
            <text:p>4314407</text:p>
          </table:table-cell>
          <table:table-cell office:value-type="string" table:style-name="ce1">
            <text:p>Arranjo Populacional de Pelotas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804409" table:style-name="ce1">
            <text:p>2804409</text:p>
          </table:table-cell>
          <table:table-cell office:value-type="string" table:style-name="ce1">
            <text:p>Neópolis</text:p>
          </table:table-cell>
          <table:table-cell office:value-type="float" office:value="2706703" table:style-name="ce1">
            <text:p>2706703</text:p>
          </table:table-cell>
          <table:table-cell office:value-type="string" table:style-name="ce1">
            <text:p>Arranjo Populacional de Penedo/A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706703" table:style-name="ce1">
            <text:p>2706703</text:p>
          </table:table-cell>
          <table:table-cell office:value-type="string" table:style-name="ce1">
            <text:p>Penedo</text:p>
          </table:table-cell>
          <table:table-cell office:value-type="float" office:value="2706703" table:style-name="ce1">
            <text:p>2706703</text:p>
          </table:table-cell>
          <table:table-cell office:value-type="string" table:style-name="ce1">
            <text:p>Arranjo Populacional de Penedo/A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18407" table:style-name="ce1">
            <text:p>2918407</text:p>
          </table:table-cell>
          <table:table-cell office:value-type="string" table:style-name="ce1">
            <text:p>Juazeiro</text:p>
          </table:table-cell>
          <table:table-cell office:value-type="float" office:value="2611101" table:style-name="ce1">
            <text:p>2611101</text:p>
          </table:table-cell>
          <table:table-cell office:value-type="string" table:style-name="ce1">
            <text:p>Arranjo Populacional de Petrolina/PE - Juazeiro/BA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11101" table:style-name="ce1">
            <text:p>2611101</text:p>
          </table:table-cell>
          <table:table-cell office:value-type="string" table:style-name="ce1">
            <text:p>Petrolina</text:p>
          </table:table-cell>
          <table:table-cell office:value-type="float" office:value="2611101" table:style-name="ce1">
            <text:p>2611101</text:p>
          </table:table-cell>
          <table:table-cell office:value-type="string" table:style-name="ce1">
            <text:p>Arranjo Populacional de Petrolina/PE - Juazeiro/BA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906" table:style-name="ce1">
            <text:p>3303906</text:p>
          </table:table-cell>
          <table:table-cell office:value-type="string" table:style-name="ce1">
            <text:p>Petrópolis</text:p>
          </table:table-cell>
          <table:table-cell office:value-type="float" office:value="3303906" table:style-name="ce1">
            <text:p>3303906</text:p>
          </table:table-cell>
          <table:table-cell office:value-type="string" table:style-name="ce1">
            <text:p>Arranjo Populacional de Petrópoli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225" table:style-name="ce1">
            <text:p>3300225</text:p>
          </table:table-cell>
          <table:table-cell office:value-type="string" table:style-name="ce1">
            <text:p>Areal</text:p>
          </table:table-cell>
          <table:table-cell office:value-type="float" office:value="3303906" table:style-name="ce1">
            <text:p>3303906</text:p>
          </table:table-cell>
          <table:table-cell office:value-type="string" table:style-name="ce1">
            <text:p>Arranjo Populacional de Petrópolis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204352" table:style-name="ce1">
            <text:p>2204352</text:p>
          </table:table-cell>
          <table:table-cell office:value-type="string" table:style-name="ce1">
            <text:p>Geminiano</text:p>
          </table:table-cell>
          <table:table-cell office:value-type="float" office:value="2208007" table:style-name="ce1">
            <text:p>2208007</text:p>
          </table:table-cell>
          <table:table-cell office:value-type="string" table:style-name="ce1">
            <text:p>Arranjo Populacional de Picos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08007" table:style-name="ce1">
            <text:p>2208007</text:p>
          </table:table-cell>
          <table:table-cell office:value-type="string" table:style-name="ce1">
            <text:p>Picos</text:p>
          </table:table-cell>
          <table:table-cell office:value-type="float" office:value="2208007" table:style-name="ce1">
            <text:p>2208007</text:p>
          </table:table-cell>
          <table:table-cell office:value-type="string" table:style-name="ce1">
            <text:p>Arranjo Populacional de Picos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4004" table:style-name="ce1">
            <text:p>3544004</text:p>
          </table:table-cell>
          <table:table-cell office:value-type="string" table:style-name="ce1">
            <text:p>Rio das Pedras</text:p>
          </table:table-cell>
          <table:table-cell office:value-type="float" office:value="3538709" table:style-name="ce1">
            <text:p>3538709</text:p>
          </table:table-cell>
          <table:table-cell office:value-type="string" table:style-name="ce1">
            <text:p>Arranjo Populacional de Piracicab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5159" table:style-name="ce1">
            <text:p>3545159</text:p>
          </table:table-cell>
          <table:table-cell office:value-type="string" table:style-name="ce1">
            <text:p>Saltinho</text:p>
          </table:table-cell>
          <table:table-cell office:value-type="float" office:value="3538709" table:style-name="ce1">
            <text:p>3538709</text:p>
          </table:table-cell>
          <table:table-cell office:value-type="string" table:style-name="ce1">
            <text:p>Arranjo Populacional de Piracicab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8709" table:style-name="ce1">
            <text:p>3538709</text:p>
          </table:table-cell>
          <table:table-cell office:value-type="string" table:style-name="ce1">
            <text:p>Piracicaba</text:p>
          </table:table-cell>
          <table:table-cell office:value-type="float" office:value="3538709" table:style-name="ce1">
            <text:p>3538709</text:p>
          </table:table-cell>
          <table:table-cell office:value-type="string" table:style-name="ce1">
            <text:p>Arranjo Populacional de Piracicab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1706" table:style-name="ce1">
            <text:p>3511706</text:p>
          </table:table-cell>
          <table:table-cell office:value-type="string" table:style-name="ce1">
            <text:p>Charqueada</text:p>
          </table:table-cell>
          <table:table-cell office:value-type="float" office:value="3538709" table:style-name="ce1">
            <text:p>3538709</text:p>
          </table:table-cell>
          <table:table-cell office:value-type="string" table:style-name="ce1">
            <text:p>Arranjo Populacional de Piracicaba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8907" table:style-name="ce1">
            <text:p>3538907</text:p>
          </table:table-cell>
          <table:table-cell office:value-type="string" table:style-name="ce1">
            <text:p>Pirajuí</text:p>
          </table:table-cell>
          <table:table-cell office:value-type="float" office:value="3538907" table:style-name="ce1">
            <text:p>3538907</text:p>
          </table:table-cell>
          <table:table-cell office:value-type="string" table:style-name="ce1">
            <text:p>Arranjo Populacional de Pirajuí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4701" table:style-name="ce1">
            <text:p>3504701</text:p>
          </table:table-cell>
          <table:table-cell office:value-type="string" table:style-name="ce1">
            <text:p>Balbinos</text:p>
          </table:table-cell>
          <table:table-cell office:value-type="float" office:value="3538907" table:style-name="ce1">
            <text:p>3538907</text:p>
          </table:table-cell>
          <table:table-cell office:value-type="string" table:style-name="ce1">
            <text:p>Arranjo Populacional de Pirajuí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09402" table:style-name="ce1">
            <text:p>3109402</text:p>
          </table:table-cell>
          <table:table-cell office:value-type="string" table:style-name="ce1">
            <text:p>Buritizeiro</text:p>
          </table:table-cell>
          <table:table-cell office:value-type="float" office:value="3151206" table:style-name="ce1">
            <text:p>3151206</text:p>
          </table:table-cell>
          <table:table-cell office:value-type="string" table:style-name="ce1">
            <text:p>Arranjo Populacional de Pirapora - Buritizeir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1206" table:style-name="ce1">
            <text:p>3151206</text:p>
          </table:table-cell>
          <table:table-cell office:value-type="string" table:style-name="ce1">
            <text:p>Pirapora</text:p>
          </table:table-cell>
          <table:table-cell office:value-type="float" office:value="3151206" table:style-name="ce1">
            <text:p>3151206</text:p>
          </table:table-cell>
          <table:table-cell office:value-type="string" table:style-name="ce1">
            <text:p>Arranjo Populacional de Pirapora - Buritizeir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7601" table:style-name="ce1">
            <text:p>4207601</text:p>
          </table:table-cell>
          <table:table-cell office:value-type="string" table:style-name="ce1">
            <text:p>Ipira</text:p>
          </table:table-cell>
          <table:table-cell office:value-type="float" office:value="4213104" table:style-name="ce1">
            <text:p>4213104</text:p>
          </table:table-cell>
          <table:table-cell office:value-type="string" table:style-name="ce1">
            <text:p>Arranjo Populacional de Piratuba - Ipir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3104" table:style-name="ce1">
            <text:p>4213104</text:p>
          </table:table-cell>
          <table:table-cell office:value-type="string" table:style-name="ce1">
            <text:p>Piratuba</text:p>
          </table:table-cell>
          <table:table-cell office:value-type="float" office:value="4213104" table:style-name="ce1">
            <text:p>4213104</text:p>
          </table:table-cell>
          <table:table-cell office:value-type="string" table:style-name="ce1">
            <text:p>Arranjo Populacional de Piratuba - Ipira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21809" table:style-name="ce1">
            <text:p>5221809</text:p>
          </table:table-cell>
          <table:table-cell office:value-type="string" table:style-name="ce1">
            <text:p>Urutaí</text:p>
          </table:table-cell>
          <table:table-cell office:value-type="float" office:value="5217401" table:style-name="ce1">
            <text:p>5217401</text:p>
          </table:table-cell>
          <table:table-cell office:value-type="string" table:style-name="ce1">
            <text:p>Arranjo Populacional de Pires do Rio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7401" table:style-name="ce1">
            <text:p>5217401</text:p>
          </table:table-cell>
          <table:table-cell office:value-type="string" table:style-name="ce1">
            <text:p>Pires do Rio</text:p>
          </table:table-cell>
          <table:table-cell office:value-type="float" office:value="5217401" table:style-name="ce1">
            <text:p>5217401</text:p>
          </table:table-cell>
          <table:table-cell office:value-type="string" table:style-name="ce1">
            <text:p>Arranjo Populacional de Pires do Rio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15801" table:style-name="ce1">
            <text:p>5215801</text:p>
          </table:table-cell>
          <table:table-cell office:value-type="string" table:style-name="ce1">
            <text:p>Palmelo</text:p>
          </table:table-cell>
          <table:table-cell office:value-type="float" office:value="5217401" table:style-name="ce1">
            <text:p>5217401</text:p>
          </table:table-cell>
          <table:table-cell office:value-type="string" table:style-name="ce1">
            <text:p>Arranjo Populacional de Pires do Rio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7603" table:style-name="ce1">
            <text:p>3117603</text:p>
          </table:table-cell>
          <table:table-cell office:value-type="string" table:style-name="ce1">
            <text:p>Conceição do Pará</text:p>
          </table:table-cell>
          <table:table-cell office:value-type="float" office:value="3151404" table:style-name="ce1">
            <text:p>3151404</text:p>
          </table:table-cell>
          <table:table-cell office:value-type="string" table:style-name="ce1">
            <text:p>Arranjo Populacional de Pitangui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1404" table:style-name="ce1">
            <text:p>3151404</text:p>
          </table:table-cell>
          <table:table-cell office:value-type="string" table:style-name="ce1">
            <text:p>Pitangui</text:p>
          </table:table-cell>
          <table:table-cell office:value-type="float" office:value="3151404" table:style-name="ce1">
            <text:p>3151404</text:p>
          </table:table-cell>
          <table:table-cell office:value-type="string" table:style-name="ce1">
            <text:p>Arranjo Populacional de Pitangui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1602" table:style-name="ce1">
            <text:p>3151602</text:p>
          </table:table-cell>
          <table:table-cell office:value-type="string" table:style-name="ce1">
            <text:p>Planura</text:p>
          </table:table-cell>
          <table:table-cell office:value-type="float" office:value="3151602" table:style-name="ce1">
            <text:p>3151602</text:p>
          </table:table-cell>
          <table:table-cell office:value-type="string" table:style-name="ce1">
            <text:p>Arranjo Populacional de Planura/MG - Colômb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12100" table:style-name="ce1">
            <text:p>3512100</text:p>
          </table:table-cell>
          <table:table-cell office:value-type="string" table:style-name="ce1">
            <text:p>Colômbia</text:p>
          </table:table-cell>
          <table:table-cell office:value-type="float" office:value="3151602" table:style-name="ce1">
            <text:p>3151602</text:p>
          </table:table-cell>
          <table:table-cell office:value-type="string" table:style-name="ce1">
            <text:p>Arranjo Populacional de Planura/MG - Colômb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0002" table:style-name="ce1">
            <text:p>3540002</text:p>
          </table:table-cell>
          <table:table-cell office:value-type="string" table:style-name="ce1">
            <text:p>Pompéia</text:p>
          </table:table-cell>
          <table:table-cell office:value-type="float" office:value="3540002" table:style-name="ce1">
            <text:p>3540002</text:p>
          </table:table-cell>
          <table:table-cell office:value-type="string" table:style-name="ce1">
            <text:p>Arranjo Populacional de Pompé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2008" table:style-name="ce1">
            <text:p>3542008</text:p>
          </table:table-cell>
          <table:table-cell office:value-type="string" table:style-name="ce1">
            <text:p>Quintana</text:p>
          </table:table-cell>
          <table:table-cell office:value-type="float" office:value="3540002" table:style-name="ce1">
            <text:p>3540002</text:p>
          </table:table-cell>
          <table:table-cell office:value-type="string" table:style-name="ce1">
            <text:p>Arranjo Populacional de Pompé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4659" table:style-name="ce1">
            <text:p>4104659</text:p>
          </table:table-cell>
          <table:table-cell office:value-type="string" table:style-name="ce1">
            <text:p>Carambeí</text:p>
          </table:table-cell>
          <table:table-cell office:value-type="float" office:value="4119905" table:style-name="ce1">
            <text:p>4119905</text:p>
          </table:table-cell>
          <table:table-cell office:value-type="string" table:style-name="ce1">
            <text:p>Arranjo Populacional de Ponta Gross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9905" table:style-name="ce1">
            <text:p>4119905</text:p>
          </table:table-cell>
          <table:table-cell office:value-type="string" table:style-name="ce1">
            <text:p>Ponta Grossa</text:p>
          </table:table-cell>
          <table:table-cell office:value-type="float" office:value="4119905" table:style-name="ce1">
            <text:p>4119905</text:p>
          </table:table-cell>
          <table:table-cell office:value-type="string" table:style-name="ce1">
            <text:p>Arranjo Populacional de Ponta Gross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45851" table:style-name="ce1">
            <text:p>3145851</text:p>
          </table:table-cell>
          <table:table-cell office:value-type="string" table:style-name="ce1">
            <text:p>Oratórios</text:p>
          </table:table-cell>
          <table:table-cell office:value-type="float" office:value="3152105" table:style-name="ce1">
            <text:p>3152105</text:p>
          </table:table-cell>
          <table:table-cell office:value-type="string" table:style-name="ce1">
            <text:p>Arranjo Populacional de Ponte Nov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2105" table:style-name="ce1">
            <text:p>3152105</text:p>
          </table:table-cell>
          <table:table-cell office:value-type="string" table:style-name="ce1">
            <text:p>Ponte Nova</text:p>
          </table:table-cell>
          <table:table-cell office:value-type="float" office:value="3152105" table:style-name="ce1">
            <text:p>3152105</text:p>
          </table:table-cell>
          <table:table-cell office:value-type="string" table:style-name="ce1">
            <text:p>Arranjo Populacional de Ponte Nov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204252" table:style-name="ce1">
            <text:p>3204252</text:p>
          </table:table-cell>
          <table:table-cell office:value-type="string" table:style-name="ce1">
            <text:p>Ponto Belo</text:p>
          </table:table-cell>
          <table:table-cell office:value-type="float" office:value="3204252" table:style-name="ce1">
            <text:p>3204252</text:p>
          </table:table-cell>
          <table:table-cell office:value-type="string" table:style-name="ce1">
            <text:p>Arranjo Populacional de Ponto Belo - Mucurici/E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203601" table:style-name="ce1">
            <text:p>3203601</text:p>
          </table:table-cell>
          <table:table-cell office:value-type="string" table:style-name="ce1">
            <text:p>Mucurici</text:p>
          </table:table-cell>
          <table:table-cell office:value-type="float" office:value="3204252" table:style-name="ce1">
            <text:p>3204252</text:p>
          </table:table-cell>
          <table:table-cell office:value-type="string" table:style-name="ce1">
            <text:p>Arranjo Populacional de Ponto Belo - Mucurici/E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5149" table:style-name="ce1">
            <text:p>4315149</text:p>
          </table:table-cell>
          <table:table-cell office:value-type="string" table:style-name="ce1">
            <text:p>Presidente Lucen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6767" table:style-name="ce1">
            <text:p>4306767</text:p>
          </table:table-cell>
          <table:table-cell office:value-type="string" table:style-name="ce1">
            <text:p>Eldorado do Sul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0877" table:style-name="ce1">
            <text:p>4300877</text:p>
          </table:table-cell>
          <table:table-cell office:value-type="string" table:style-name="ce1">
            <text:p>Araricá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9505" table:style-name="ce1">
            <text:p>4319505</text:p>
          </table:table-cell>
          <table:table-cell office:value-type="string" table:style-name="ce1">
            <text:p>São Sebastião do Caí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3103" table:style-name="ce1">
            <text:p>4303103</text:p>
          </table:table-cell>
          <table:table-cell office:value-type="string" table:style-name="ce1">
            <text:p>Cachoeirinh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20008" table:style-name="ce1">
            <text:p>4320008</text:p>
          </table:table-cell>
          <table:table-cell office:value-type="string" table:style-name="ce1">
            <text:p>Sapucaia do Sul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7609" table:style-name="ce1">
            <text:p>4307609</text:p>
          </table:table-cell>
          <table:table-cell office:value-type="string" table:style-name="ce1">
            <text:p>Estância Velh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4902" table:style-name="ce1">
            <text:p>4314902</text:p>
          </table:table-cell>
          <table:table-cell office:value-type="string" table:style-name="ce1">
            <text:p>Porto Alegre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4423" table:style-name="ce1">
            <text:p>4314423</text:p>
          </table:table-cell>
          <table:table-cell office:value-type="string" table:style-name="ce1">
            <text:p>Picada Café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2476" table:style-name="ce1">
            <text:p>4312476</text:p>
          </table:table-cell>
          <table:table-cell office:value-type="string" table:style-name="ce1">
            <text:p>Morro Reuter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4803" table:style-name="ce1">
            <text:p>4314803</text:p>
          </table:table-cell>
          <table:table-cell office:value-type="string" table:style-name="ce1">
            <text:p>Portão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8705" table:style-name="ce1">
            <text:p>4318705</text:p>
          </table:table-cell>
          <table:table-cell office:value-type="string" table:style-name="ce1">
            <text:p>São Leopoldo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9050" table:style-name="ce1">
            <text:p>4309050</text:p>
          </table:table-cell>
          <table:table-cell office:value-type="string" table:style-name="ce1">
            <text:p>Glorinh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0801" table:style-name="ce1">
            <text:p>4310801</text:p>
          </table:table-cell>
          <table:table-cell office:value-type="string" table:style-name="ce1">
            <text:p>Ivoti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9209" table:style-name="ce1">
            <text:p>4309209</text:p>
          </table:table-cell>
          <table:table-cell office:value-type="string" table:style-name="ce1">
            <text:p>Gravataí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9308" table:style-name="ce1">
            <text:p>4309308</text:p>
          </table:table-cell>
          <table:table-cell office:value-type="string" table:style-name="ce1">
            <text:p>Guaíb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4606" table:style-name="ce1">
            <text:p>4304606</text:p>
          </table:table-cell>
          <table:table-cell office:value-type="string" table:style-name="ce1">
            <text:p>Canoas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4689" table:style-name="ce1">
            <text:p>4304689</text:p>
          </table:table-cell>
          <table:table-cell office:value-type="string" table:style-name="ce1">
            <text:p>Capela de Santan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23002" table:style-name="ce1">
            <text:p>4323002</text:p>
          </table:table-cell>
          <table:table-cell office:value-type="string" table:style-name="ce1">
            <text:p>Viamão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1627" table:style-name="ce1">
            <text:p>4311627</text:p>
          </table:table-cell>
          <table:table-cell office:value-type="string" table:style-name="ce1">
            <text:p>Lindolfo Collor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3905" table:style-name="ce1">
            <text:p>4303905</text:p>
          </table:table-cell>
          <table:table-cell office:value-type="string" table:style-name="ce1">
            <text:p>Campo Bom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8481" table:style-name="ce1">
            <text:p>4318481</text:p>
          </table:table-cell>
          <table:table-cell office:value-type="string" table:style-name="ce1">
            <text:p>São José do Hortêncio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3375" table:style-name="ce1">
            <text:p>4313375</text:p>
          </table:table-cell>
          <table:table-cell office:value-type="string" table:style-name="ce1">
            <text:p>Nova Santa Rit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0604" table:style-name="ce1">
            <text:p>4300604</text:p>
          </table:table-cell>
          <table:table-cell office:value-type="string" table:style-name="ce1">
            <text:p>Alvorad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6403" table:style-name="ce1">
            <text:p>4306403</text:p>
          </table:table-cell>
          <table:table-cell office:value-type="string" table:style-name="ce1">
            <text:p>Dois Irmãos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3060" table:style-name="ce1">
            <text:p>4313060</text:p>
          </table:table-cell>
          <table:table-cell office:value-type="string" table:style-name="ce1">
            <text:p>Nova Hartz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3409" table:style-name="ce1">
            <text:p>4313409</text:p>
          </table:table-cell>
          <table:table-cell office:value-type="string" table:style-name="ce1">
            <text:p>Novo Hamburgo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19901" table:style-name="ce1">
            <text:p>4319901</text:p>
          </table:table-cell>
          <table:table-cell office:value-type="string" table:style-name="ce1">
            <text:p>Sapiranga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4307708" table:style-name="ce1">
            <text:p>4307708</text:p>
          </table:table-cell>
          <table:table-cell office:value-type="string" table:style-name="ce1">
            <text:p>Esteio</text:p>
          </table:table-cell>
          <table:table-cell office:value-type="float" office:value="4314902" table:style-name="ce1">
            <text:p>4314902</text:p>
          </table:table-cell>
          <table:table-cell office:value-type="string" table:style-name="ce1">
            <text:p>Arranjo Populacional de Porto Alegre/RS</text:p>
          </table:table-cell>
          <table:table-cell office:value-type="string" table:style-name="ce1">
            <text:p>Grande concentração urbana considerada na análise - Segunda integração do arranjo</text:p>
          </table:table-cell>
          <table:table-cell table:number-columns-repeated="16379"/>
        </table:table-row>
        <table:table-row table:style-name="ro1">
          <table:table-cell office:value-type="float" office:value="1100205" table:style-name="ce1">
            <text:p>1100205</text:p>
          </table:table-cell>
          <table:table-cell office:value-type="string" table:style-name="ce1">
            <text:p>Porto Velho</text:p>
          </table:table-cell>
          <table:table-cell office:value-type="float" office:value="1100205" table:style-name="ce1">
            <text:p>1100205</text:p>
          </table:table-cell>
          <table:table-cell office:value-type="string" table:style-name="ce1">
            <text:p>Arranjo Populacional de Porto Velho/RO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100809" table:style-name="ce1">
            <text:p>1100809</text:p>
          </table:table-cell>
          <table:table-cell office:value-type="string" table:style-name="ce1">
            <text:p>Candeias do Jamari</text:p>
          </table:table-cell>
          <table:table-cell office:value-type="float" office:value="1100205" table:style-name="ce1">
            <text:p>1100205</text:p>
          </table:table-cell>
          <table:table-cell office:value-type="string" table:style-name="ce1">
            <text:p>Arranjo Populacional de Porto Velho/RO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2600" table:style-name="ce1">
            <text:p>3152600</text:p>
          </table:table-cell>
          <table:table-cell office:value-type="string" table:style-name="ce1">
            <text:p>Pouso Alto</text:p>
          </table:table-cell>
          <table:table-cell office:value-type="float" office:value="3152600" table:style-name="ce1">
            <text:p>3152600</text:p>
          </table:table-cell>
          <table:table-cell office:value-type="string" table:style-name="ce1">
            <text:p>Arranjo Populacional de Pouso Alt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4902" table:style-name="ce1">
            <text:p>3164902</text:p>
          </table:table-cell>
          <table:table-cell office:value-type="string" table:style-name="ce1">
            <text:p>São Sebastião do Rio Verde</text:p>
          </table:table-cell>
          <table:table-cell office:value-type="float" office:value="3152600" table:style-name="ce1">
            <text:p>3152600</text:p>
          </table:table-cell>
          <table:table-cell office:value-type="string" table:style-name="ce1">
            <text:p>Arranjo Populacional de Pouso Alt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3807" table:style-name="ce1">
            <text:p>4213807</text:p>
          </table:table-cell>
          <table:table-cell office:value-type="string" table:style-name="ce1">
            <text:p>Praia Grande</text:p>
          </table:table-cell>
          <table:table-cell office:value-type="float" office:value="4213807" table:style-name="ce1">
            <text:p>4213807</text:p>
          </table:table-cell>
          <table:table-cell office:value-type="string" table:style-name="ce1">
            <text:p>Arranjo Populacional de Praia Grande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1734" table:style-name="ce1">
            <text:p>4311734</text:p>
          </table:table-cell>
          <table:table-cell office:value-type="string" table:style-name="ce1">
            <text:p>Mampituba</text:p>
          </table:table-cell>
          <table:table-cell office:value-type="float" office:value="4213807" table:style-name="ce1">
            <text:p>4213807</text:p>
          </table:table-cell>
          <table:table-cell office:value-type="string" table:style-name="ce1">
            <text:p>Arranjo Populacional de Praia Grande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9205" table:style-name="ce1">
            <text:p>2109205</text:p>
          </table:table-cell>
          <table:table-cell office:value-type="string" table:style-name="ce1">
            <text:p>Presidente Juscelino</text:p>
          </table:table-cell>
          <table:table-cell office:value-type="float" office:value="2109205" table:style-name="ce1">
            <text:p>2109205</text:p>
          </table:table-cell>
          <table:table-cell office:value-type="string" table:style-name="ce1">
            <text:p>Arranjo Populacional de Presidente Juscelino - Cachoeira Grande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2374" table:style-name="ce1">
            <text:p>2102374</text:p>
          </table:table-cell>
          <table:table-cell office:value-type="string" table:style-name="ce1">
            <text:p>Cachoeira Grande</text:p>
          </table:table-cell>
          <table:table-cell office:value-type="float" office:value="2109205" table:style-name="ce1">
            <text:p>2109205</text:p>
          </table:table-cell>
          <table:table-cell office:value-type="string" table:style-name="ce1">
            <text:p>Arranjo Populacional de Presidente Juscelino - Cachoeira Grande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1208" table:style-name="ce1">
            <text:p>3541208</text:p>
          </table:table-cell>
          <table:table-cell office:value-type="string" table:style-name="ce1">
            <text:p>Presidente Bernardes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02408" table:style-name="ce1">
            <text:p>3502408</text:p>
          </table:table-cell>
          <table:table-cell office:value-type="string" table:style-name="ce1">
            <text:p>Anhumas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15129" table:style-name="ce1">
            <text:p>3515129</text:p>
          </table:table-cell>
          <table:table-cell office:value-type="string" table:style-name="ce1">
            <text:p>Emilianópolis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52908" table:style-name="ce1">
            <text:p>3552908</text:p>
          </table:table-cell>
          <table:table-cell office:value-type="string" table:style-name="ce1">
            <text:p>Taciba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48302" table:style-name="ce1">
            <text:p>3548302</text:p>
          </table:table-cell>
          <table:table-cell office:value-type="string" table:style-name="ce1">
            <text:p>Santo Expedito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15301" table:style-name="ce1">
            <text:p>3515301</text:p>
          </table:table-cell>
          <table:table-cell office:value-type="string" table:style-name="ce1">
            <text:p>Estrela do Norte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39202" table:style-name="ce1">
            <text:p>3539202</text:p>
          </table:table-cell>
          <table:table-cell office:value-type="string" table:style-name="ce1">
            <text:p>Pirapozinho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00808" table:style-name="ce1">
            <text:p>3500808</text:p>
          </table:table-cell>
          <table:table-cell office:value-type="string" table:style-name="ce1">
            <text:p>Alfredo Marcondes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01301" table:style-name="ce1">
            <text:p>3501301</text:p>
          </table:table-cell>
          <table:table-cell office:value-type="string" table:style-name="ce1">
            <text:p>Álvares Machado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41406" table:style-name="ce1">
            <text:p>3541406</text:p>
          </table:table-cell>
          <table:table-cell office:value-type="string" table:style-name="ce1">
            <text:p>Presidente Prudente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32207" table:style-name="ce1">
            <text:p>3532207</text:p>
          </table:table-cell>
          <table:table-cell office:value-type="string" table:style-name="ce1">
            <text:p>Narandiba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08900" table:style-name="ce1">
            <text:p>3508900</text:p>
          </table:table-cell>
          <table:table-cell office:value-type="string" table:style-name="ce1">
            <text:p>Caiabu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20608" table:style-name="ce1">
            <text:p>3520608</text:p>
          </table:table-cell>
          <table:table-cell office:value-type="string" table:style-name="ce1">
            <text:p>Indiana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42404" table:style-name="ce1">
            <text:p>3542404</text:p>
          </table:table-cell>
          <table:table-cell office:value-type="string" table:style-name="ce1">
            <text:p>Regente Feijó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53906" table:style-name="ce1">
            <text:p>3553906</text:p>
          </table:table-cell>
          <table:table-cell office:value-type="string" table:style-name="ce1">
            <text:p>Tarabai</text:p>
          </table:table-cell>
          <table:table-cell office:value-type="float" office:value="3541406" table:style-name="ce1">
            <text:p>3541406</text:p>
          </table:table-cell>
          <table:table-cell office:value-type="string" table:style-name="ce1">
            <text:p>Arranjo Populacional de Presidente Prudente/SP</text:p>
          </table:table-cell>
          <table:table-cell office:value-type="string" table:style-name="ce1">
            <text:p>Média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09106" table:style-name="ce1">
            <text:p>3509106</text:p>
          </table:table-cell>
          <table:table-cell office:value-type="string" table:style-name="ce1">
            <text:p>Caiuá</text:p>
          </table:table-cell>
          <table:table-cell office:value-type="float" office:value="3541505" table:style-name="ce1">
            <text:p>3541505</text:p>
          </table:table-cell>
          <table:table-cell office:value-type="string" table:style-name="ce1">
            <text:p>Arranjo Populacional de Presidente Venceslau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1505" table:style-name="ce1">
            <text:p>3541505</text:p>
          </table:table-cell>
          <table:table-cell office:value-type="string" table:style-name="ce1">
            <text:p>Presidente Venceslau</text:p>
          </table:table-cell>
          <table:table-cell office:value-type="float" office:value="3541505" table:style-name="ce1">
            <text:p>3541505</text:p>
          </table:table-cell>
          <table:table-cell office:value-type="string" table:style-name="ce1">
            <text:p>Arranjo Populacional de Presidente Venceslau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805703" table:style-name="ce1">
            <text:p>2805703</text:p>
          </table:table-cell>
          <table:table-cell office:value-type="string" table:style-name="ce1">
            <text:p>Propriá</text:p>
          </table:table-cell>
          <table:table-cell office:value-type="float" office:value="2805703" table:style-name="ce1">
            <text:p>2805703</text:p>
          </table:table-cell>
          <table:table-cell office:value-type="string" table:style-name="ce1">
            <text:p>Arranjo Populacional de Propriá/S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807303" table:style-name="ce1">
            <text:p>2807303</text:p>
          </table:table-cell>
          <table:table-cell office:value-type="string" table:style-name="ce1">
            <text:p>Telha</text:p>
          </table:table-cell>
          <table:table-cell office:value-type="float" office:value="2805703" table:style-name="ce1">
            <text:p>2805703</text:p>
          </table:table-cell>
          <table:table-cell office:value-type="string" table:style-name="ce1">
            <text:p>Arranjo Populacional de Propriá/S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610608" table:style-name="ce1">
            <text:p>2610608</text:p>
          </table:table-cell>
          <table:table-cell office:value-type="string" table:style-name="ce1">
            <text:p>Paudalho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10707" table:style-name="ce1">
            <text:p>2610707</text:p>
          </table:table-cell>
          <table:table-cell office:value-type="string" table:style-name="ce1">
            <text:p>Paulist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3454" table:style-name="ce1">
            <text:p>2603454</text:p>
          </table:table-cell>
          <table:table-cell office:value-type="string" table:style-name="ce1">
            <text:p>Camaragibe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7901" table:style-name="ce1">
            <text:p>2607901</text:p>
          </table:table-cell>
          <table:table-cell office:value-type="string" table:style-name="ce1">
            <text:p>Jaboatão dos Guararapes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7752" table:style-name="ce1">
            <text:p>2607752</text:p>
          </table:table-cell>
          <table:table-cell office:value-type="string" table:style-name="ce1">
            <text:p>Itapissum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9600" table:style-name="ce1">
            <text:p>2609600</text:p>
          </table:table-cell>
          <table:table-cell office:value-type="string" table:style-name="ce1">
            <text:p>Olind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7604" table:style-name="ce1">
            <text:p>2607604</text:p>
          </table:table-cell>
          <table:table-cell office:value-type="string" table:style-name="ce1">
            <text:p>Ilha de Itamaracá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7208" table:style-name="ce1">
            <text:p>2607208</text:p>
          </table:table-cell>
          <table:table-cell office:value-type="string" table:style-name="ce1">
            <text:p>Ipojuc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9402" table:style-name="ce1">
            <text:p>2609402</text:p>
          </table:table-cell>
          <table:table-cell office:value-type="string" table:style-name="ce1">
            <text:p>Moreno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2902" table:style-name="ce1">
            <text:p>2602902</text:p>
          </table:table-cell>
          <table:table-cell office:value-type="string" table:style-name="ce1">
            <text:p>Cabo de Santo Agostinho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13701" table:style-name="ce1">
            <text:p>2613701</text:p>
          </table:table-cell>
          <table:table-cell office:value-type="string" table:style-name="ce1">
            <text:p>São Lourenço da Mat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0054" table:style-name="ce1">
            <text:p>2600054</text:p>
          </table:table-cell>
          <table:table-cell office:value-type="string" table:style-name="ce1">
            <text:p>Abreu e Lim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1052" table:style-name="ce1">
            <text:p>2601052</text:p>
          </table:table-cell>
          <table:table-cell office:value-type="string" table:style-name="ce1">
            <text:p>Araçoiaba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11606" table:style-name="ce1">
            <text:p>2611606</text:p>
          </table:table-cell>
          <table:table-cell office:value-type="string" table:style-name="ce1">
            <text:p>Recife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606804" table:style-name="ce1">
            <text:p>2606804</text:p>
          </table:table-cell>
          <table:table-cell office:value-type="string" table:style-name="ce1">
            <text:p>Igarassu</text:p>
          </table:table-cell>
          <table:table-cell office:value-type="float" office:value="2611606" table:style-name="ce1">
            <text:p>2611606</text:p>
          </table:table-cell>
          <table:table-cell office:value-type="string" table:style-name="ce1">
            <text:p>Arranjo Populacional de Recife/PE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11603" table:style-name="ce1">
            <text:p>2311603</text:p>
          </table:table-cell>
          <table:table-cell office:value-type="string" table:style-name="ce1">
            <text:p>Redenção</text:p>
          </table:table-cell>
          <table:table-cell office:value-type="float" office:value="2311603" table:style-name="ce1">
            <text:p>2311603</text:p>
          </table:table-cell>
          <table:table-cell office:value-type="string" table:style-name="ce1">
            <text:p>Arranjo Populacional de Redenção - Acarape/C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300150" table:style-name="ce1">
            <text:p>2300150</text:p>
          </table:table-cell>
          <table:table-cell office:value-type="string" table:style-name="ce1">
            <text:p>Acarape</text:p>
          </table:table-cell>
          <table:table-cell office:value-type="float" office:value="2311603" table:style-name="ce1">
            <text:p>2311603</text:p>
          </table:table-cell>
          <table:table-cell office:value-type="string" table:style-name="ce1">
            <text:p>Arranjo Populacional de Redenção - Acarape/CE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2254" table:style-name="ce1">
            <text:p>3302254</text:p>
          </table:table-cell>
          <table:table-cell office:value-type="string" table:style-name="ce1">
            <text:p>Itatiaia</text:p>
          </table:table-cell>
          <table:table-cell office:value-type="float" office:value="3304201" table:style-name="ce1">
            <text:p>3304201</text:p>
          </table:table-cell>
          <table:table-cell office:value-type="string" table:style-name="ce1">
            <text:p>Arranjo Populacional de Resende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201" table:style-name="ce1">
            <text:p>3304201</text:p>
          </table:table-cell>
          <table:table-cell office:value-type="string" table:style-name="ce1">
            <text:p>Resende</text:p>
          </table:table-cell>
          <table:table-cell office:value-type="float" office:value="3304201" table:style-name="ce1">
            <text:p>3304201</text:p>
          </table:table-cell>
          <table:table-cell office:value-type="string" table:style-name="ce1">
            <text:p>Arranjo Populacional de Resende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128" table:style-name="ce1">
            <text:p>3304128</text:p>
          </table:table-cell>
          <table:table-cell office:value-type="string" table:style-name="ce1">
            <text:p>Quatis</text:p>
          </table:table-cell>
          <table:table-cell office:value-type="float" office:value="3304201" table:style-name="ce1">
            <text:p>3304201</text:p>
          </table:table-cell>
          <table:table-cell office:value-type="string" table:style-name="ce1">
            <text:p>Arranjo Populacional de Resende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110" table:style-name="ce1">
            <text:p>3304110</text:p>
          </table:table-cell>
          <table:table-cell office:value-type="string" table:style-name="ce1">
            <text:p>Porto Real</text:p>
          </table:table-cell>
          <table:table-cell office:value-type="float" office:value="3304201" table:style-name="ce1">
            <text:p>3304201</text:p>
          </table:table-cell>
          <table:table-cell office:value-type="string" table:style-name="ce1">
            <text:p>Arranjo Populacional de Resende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1504" table:style-name="ce1">
            <text:p>3551504</text:p>
          </table:table-cell>
          <table:table-cell office:value-type="string" table:style-name="ce1">
            <text:p>Serrana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3402" table:style-name="ce1">
            <text:p>3543402</text:p>
          </table:table-cell>
          <table:table-cell office:value-type="string" table:style-name="ce1">
            <text:p>Ribeirão Preto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1405" table:style-name="ce1">
            <text:p>3551405</text:p>
          </table:table-cell>
          <table:table-cell office:value-type="string" table:style-name="ce1">
            <text:p>Serra Azul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7803" table:style-name="ce1">
            <text:p>3507803</text:p>
          </table:table-cell>
          <table:table-cell office:value-type="string" table:style-name="ce1">
            <text:p>Brodowski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256" table:style-name="ce1">
            <text:p>3546256</text:p>
          </table:table-cell>
          <table:table-cell office:value-type="string" table:style-name="ce1">
            <text:p>Santa Cruz da Esperança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3108" table:style-name="ce1">
            <text:p>3513108</text:p>
          </table:table-cell>
          <table:table-cell office:value-type="string" table:style-name="ce1">
            <text:p>Cravinhos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5102" table:style-name="ce1">
            <text:p>3525102</text:p>
          </table:table-cell>
          <table:table-cell office:value-type="string" table:style-name="ce1">
            <text:p>Jardinópolis</text:p>
          </table:table-cell>
          <table:table-cell office:value-type="float" office:value="3543402" table:style-name="ce1">
            <text:p>3543402</text:p>
          </table:table-cell>
          <table:table-cell office:value-type="string" table:style-name="ce1">
            <text:p>Arranjo Populacional de Ribeirã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3907" table:style-name="ce1">
            <text:p>3543907</text:p>
          </table:table-cell>
          <table:table-cell office:value-type="string" table:style-name="ce1">
            <text:p>Rio Claro</text:p>
          </table:table-cell>
          <table:table-cell office:value-type="float" office:value="3543907" table:style-name="ce1">
            <text:p>3543907</text:p>
          </table:table-cell>
          <table:table-cell office:value-type="string" table:style-name="ce1">
            <text:p>Arranjo Populacional de Rio Clar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1101" table:style-name="ce1">
            <text:p>3521101</text:p>
          </table:table-cell>
          <table:table-cell office:value-type="string" table:style-name="ce1">
            <text:p>Ipeúna</text:p>
          </table:table-cell>
          <table:table-cell office:value-type="float" office:value="3543907" table:style-name="ce1">
            <text:p>3543907</text:p>
          </table:table-cell>
          <table:table-cell office:value-type="string" table:style-name="ce1">
            <text:p>Arranjo Populacional de Rio Clar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702" table:style-name="ce1">
            <text:p>3546702</text:p>
          </table:table-cell>
          <table:table-cell office:value-type="string" table:style-name="ce1">
            <text:p>Santa Gertrudes</text:p>
          </table:table-cell>
          <table:table-cell office:value-type="float" office:value="3543907" table:style-name="ce1">
            <text:p>3543907</text:p>
          </table:table-cell>
          <table:table-cell office:value-type="string" table:style-name="ce1">
            <text:p>Arranjo Populacional de Rio Clar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456" table:style-name="ce1">
            <text:p>3300456</text:p>
          </table:table-cell>
          <table:table-cell office:value-type="string" table:style-name="ce1">
            <text:p>Belford Roxo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270" table:style-name="ce1">
            <text:p>3302270</text:p>
          </table:table-cell>
          <table:table-cell office:value-type="string" table:style-name="ce1">
            <text:p>Japeri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007" table:style-name="ce1">
            <text:p>3302007</text:p>
          </table:table-cell>
          <table:table-cell office:value-type="string" table:style-name="ce1">
            <text:p>Itaguaí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601" table:style-name="ce1">
            <text:p>3302601</text:p>
          </table:table-cell>
          <table:table-cell office:value-type="string" table:style-name="ce1">
            <text:p>Mangaratiba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904" table:style-name="ce1">
            <text:p>3304904</text:p>
          </table:table-cell>
          <table:table-cell office:value-type="string" table:style-name="ce1">
            <text:p>São Gonçalo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502" table:style-name="ce1">
            <text:p>3302502</text:p>
          </table:table-cell>
          <table:table-cell office:value-type="string" table:style-name="ce1">
            <text:p>Magé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5554" table:style-name="ce1">
            <text:p>3305554</text:p>
          </table:table-cell>
          <table:table-cell office:value-type="string" table:style-name="ce1">
            <text:p>Seropédica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5109" table:style-name="ce1">
            <text:p>3305109</text:p>
          </table:table-cell>
          <table:table-cell office:value-type="string" table:style-name="ce1">
            <text:p>São João de Meriti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702" table:style-name="ce1">
            <text:p>3301702</text:p>
          </table:table-cell>
          <table:table-cell office:value-type="string" table:style-name="ce1">
            <text:p>Duque de Caxias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5505" table:style-name="ce1">
            <text:p>3305505</text:p>
          </table:table-cell>
          <table:table-cell office:value-type="string" table:style-name="ce1">
            <text:p>Saquarema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900" table:style-name="ce1">
            <text:p>3301900</text:p>
          </table:table-cell>
          <table:table-cell office:value-type="string" table:style-name="ce1">
            <text:p>Itaboraí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5752" table:style-name="ce1">
            <text:p>3305752</text:p>
          </table:table-cell>
          <table:table-cell office:value-type="string" table:style-name="ce1">
            <text:p>Tanguá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1850" table:style-name="ce1">
            <text:p>3301850</text:p>
          </table:table-cell>
          <table:table-cell office:value-type="string" table:style-name="ce1">
            <text:p>Guapimirim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500" table:style-name="ce1">
            <text:p>3303500</text:p>
          </table:table-cell>
          <table:table-cell office:value-type="string" table:style-name="ce1">
            <text:p>Nova Iguaçu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302" table:style-name="ce1">
            <text:p>3303302</text:p>
          </table:table-cell>
          <table:table-cell office:value-type="string" table:style-name="ce1">
            <text:p>Niterói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203" table:style-name="ce1">
            <text:p>3303203</text:p>
          </table:table-cell>
          <table:table-cell office:value-type="string" table:style-name="ce1">
            <text:p>Nilópolis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609" table:style-name="ce1">
            <text:p>3303609</text:p>
          </table:table-cell>
          <table:table-cell office:value-type="string" table:style-name="ce1">
            <text:p>Paracambi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858" table:style-name="ce1">
            <text:p>3302858</text:p>
          </table:table-cell>
          <table:table-cell office:value-type="string" table:style-name="ce1">
            <text:p>Mesquita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557" table:style-name="ce1">
            <text:p>3304557</text:p>
          </table:table-cell>
          <table:table-cell office:value-type="string" table:style-name="ce1">
            <text:p>Rio de Janeiro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2700" table:style-name="ce1">
            <text:p>3302700</text:p>
          </table:table-cell>
          <table:table-cell office:value-type="string" table:style-name="ce1">
            <text:p>Maricá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4144" table:style-name="ce1">
            <text:p>3304144</text:p>
          </table:table-cell>
          <table:table-cell office:value-type="string" table:style-name="ce1">
            <text:p>Queimados</text:p>
          </table:table-cell>
          <table:table-cell office:value-type="float" office:value="3304557" table:style-name="ce1">
            <text:p>3304557</text:p>
          </table:table-cell>
          <table:table-cell office:value-type="string" table:style-name="ce1">
            <text:p>Arranjo Populacional de Rio de Janeiro/RJ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4805" table:style-name="ce1">
            <text:p>4214805</text:p>
          </table:table-cell>
          <table:table-cell office:value-type="string" table:style-name="ce1">
            <text:p>Rio do Sul</text:p>
          </table:table-cell>
          <table:table-cell office:value-type="float" office:value="4214805" table:style-name="ce1">
            <text:p>4214805</text:p>
          </table:table-cell>
          <table:table-cell office:value-type="string" table:style-name="ce1">
            <text:p>Arranjo Populacional de Rio do Sul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9904" table:style-name="ce1">
            <text:p>4209904</text:p>
          </table:table-cell>
          <table:table-cell office:value-type="string" table:style-name="ce1">
            <text:p>Lontras</text:p>
          </table:table-cell>
          <table:table-cell office:value-type="float" office:value="4214805" table:style-name="ce1">
            <text:p>4214805</text:p>
          </table:table-cell>
          <table:table-cell office:value-type="string" table:style-name="ce1">
            <text:p>Arranjo Populacional de Rio do Sul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0309" table:style-name="ce1">
            <text:p>4200309</text:p>
          </table:table-cell>
          <table:table-cell office:value-type="string" table:style-name="ce1">
            <text:p>Agronômica</text:p>
          </table:table-cell>
          <table:table-cell office:value-type="float" office:value="4214805" table:style-name="ce1">
            <text:p>4214805</text:p>
          </table:table-cell>
          <table:table-cell office:value-type="string" table:style-name="ce1">
            <text:p>Arranjo Populacional de Rio do Sul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4202" table:style-name="ce1">
            <text:p>3544202</text:p>
          </table:table-cell>
          <table:table-cell office:value-type="string" table:style-name="ce1">
            <text:p>Riolândia</text:p>
          </table:table-cell>
          <table:table-cell office:value-type="float" office:value="3544202" table:style-name="ce1">
            <text:p>3544202</text:p>
          </table:table-cell>
          <table:table-cell office:value-type="string" table:style-name="ce1">
            <text:p>Arranjo Populacional de Riolând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0309" table:style-name="ce1">
            <text:p>3540309</text:p>
          </table:table-cell>
          <table:table-cell office:value-type="string" table:style-name="ce1">
            <text:p>Pontes Gestal</text:p>
          </table:table-cell>
          <table:table-cell office:value-type="float" office:value="3544202" table:style-name="ce1">
            <text:p>3544202</text:p>
          </table:table-cell>
          <table:table-cell office:value-type="string" table:style-name="ce1">
            <text:p>Arranjo Populacional de Riolândi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9356" table:style-name="ce1">
            <text:p>4319356</text:p>
          </table:table-cell>
          <table:table-cell office:value-type="string" table:style-name="ce1">
            <text:p>São Pedro da Serra</text:p>
          </table:table-cell>
          <table:table-cell office:value-type="float" office:value="4316501" table:style-name="ce1">
            <text:p>4316501</text:p>
          </table:table-cell>
          <table:table-cell office:value-type="string" table:style-name="ce1">
            <text:p>Arranjo Populacional de Salvador do Sul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6501" table:style-name="ce1">
            <text:p>4316501</text:p>
          </table:table-cell>
          <table:table-cell office:value-type="string" table:style-name="ce1">
            <text:p>Salvador do Sul</text:p>
          </table:table-cell>
          <table:table-cell office:value-type="float" office:value="4316501" table:style-name="ce1">
            <text:p>4316501</text:p>
          </table:table-cell>
          <table:table-cell office:value-type="string" table:style-name="ce1">
            <text:p>Arranjo Populacional de Salvador do Sul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05701" table:style-name="ce1">
            <text:p>2905701</text:p>
          </table:table-cell>
          <table:table-cell office:value-type="string" table:style-name="ce1">
            <text:p>Camaçari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19926" table:style-name="ce1">
            <text:p>2919926</text:p>
          </table:table-cell>
          <table:table-cell office:value-type="string" table:style-name="ce1">
            <text:p>Madre de Deus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27408" table:style-name="ce1">
            <text:p>2927408</text:p>
          </table:table-cell>
          <table:table-cell office:value-type="string" table:style-name="ce1">
            <text:p>Salvador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10057" table:style-name="ce1">
            <text:p>2910057</text:p>
          </table:table-cell>
          <table:table-cell office:value-type="string" table:style-name="ce1">
            <text:p>Dias d´Ávila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21005" table:style-name="ce1">
            <text:p>2921005</text:p>
          </table:table-cell>
          <table:table-cell office:value-type="string" table:style-name="ce1">
            <text:p>Mata de São João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30709" table:style-name="ce1">
            <text:p>2930709</text:p>
          </table:table-cell>
          <table:table-cell office:value-type="string" table:style-name="ce1">
            <text:p>Simões Filho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06501" table:style-name="ce1">
            <text:p>2906501</text:p>
          </table:table-cell>
          <table:table-cell office:value-type="string" table:style-name="ce1">
            <text:p>Candeias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29206" table:style-name="ce1">
            <text:p>2929206</text:p>
          </table:table-cell>
          <table:table-cell office:value-type="string" table:style-name="ce1">
            <text:p>São Francisco do Conde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29503" table:style-name="ce1">
            <text:p>2929503</text:p>
          </table:table-cell>
          <table:table-cell office:value-type="string" table:style-name="ce1">
            <text:p>São Sebastião do Passé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19207" table:style-name="ce1">
            <text:p>2919207</text:p>
          </table:table-cell>
          <table:table-cell office:value-type="string" table:style-name="ce1">
            <text:p>Lauro de Freitas</text:p>
          </table:table-cell>
          <table:table-cell office:value-type="float" office:value="2927408" table:style-name="ce1">
            <text:p>2927408</text:p>
          </table:table-cell>
          <table:table-cell office:value-type="string" table:style-name="ce1">
            <text:p>Arranjo Populacional de Salvador/B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3703" table:style-name="ce1">
            <text:p>3503703</text:p>
          </table:table-cell>
          <table:table-cell office:value-type="string" table:style-name="ce1">
            <text:p>Ariranha</text:p>
          </table:table-cell>
          <table:table-cell office:value-type="float" office:value="3545605" table:style-name="ce1">
            <text:p>3545605</text:p>
          </table:table-cell>
          <table:table-cell office:value-type="string" table:style-name="ce1">
            <text:p>Arranjo Populacional de Santa Adélia - Palmares Paulista - Ariranh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5605" table:style-name="ce1">
            <text:p>3545605</text:p>
          </table:table-cell>
          <table:table-cell office:value-type="string" table:style-name="ce1">
            <text:p>Santa Adélia</text:p>
          </table:table-cell>
          <table:table-cell office:value-type="float" office:value="3545605" table:style-name="ce1">
            <text:p>3545605</text:p>
          </table:table-cell>
          <table:table-cell office:value-type="string" table:style-name="ce1">
            <text:p>Arranjo Populacional de Santa Adélia - Palmares Paulista - Ariranh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5101" table:style-name="ce1">
            <text:p>3535101</text:p>
          </table:table-cell>
          <table:table-cell office:value-type="string" table:style-name="ce1">
            <text:p>Palmares Paulista</text:p>
          </table:table-cell>
          <table:table-cell office:value-type="float" office:value="3545605" table:style-name="ce1">
            <text:p>3545605</text:p>
          </table:table-cell>
          <table:table-cell office:value-type="string" table:style-name="ce1">
            <text:p>Arranjo Populacional de Santa Adélia - Palmares Paulista - Ariranh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6808" table:style-name="ce1">
            <text:p>4316808</text:p>
          </table:table-cell>
          <table:table-cell office:value-type="string" table:style-name="ce1">
            <text:p>Santa Cruz do Sul</text:p>
          </table:table-cell>
          <table:table-cell office:value-type="float" office:value="4316808" table:style-name="ce1">
            <text:p>4316808</text:p>
          </table:table-cell>
          <table:table-cell office:value-type="string" table:style-name="ce1">
            <text:p>Arranjo Populacional de Santa Cruz do Sul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22707" table:style-name="ce1">
            <text:p>4322707</text:p>
          </table:table-cell>
          <table:table-cell office:value-type="string" table:style-name="ce1">
            <text:p>Vera Cruz</text:p>
          </table:table-cell>
          <table:table-cell office:value-type="float" office:value="4316808" table:style-name="ce1">
            <text:p>4316808</text:p>
          </table:table-cell>
          <table:table-cell office:value-type="string" table:style-name="ce1">
            <text:p>Arranjo Populacional de Santa Cruz do Sul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603" table:style-name="ce1">
            <text:p>3546603</text:p>
          </table:table-cell>
          <table:table-cell office:value-type="string" table:style-name="ce1">
            <text:p>Santa Fé do Sul</text:p>
          </table:table-cell>
          <table:table-cell office:value-type="float" office:value="3546603" table:style-name="ce1">
            <text:p>3546603</text:p>
          </table:table-cell>
          <table:table-cell office:value-type="string" table:style-name="ce1">
            <text:p>Arranjo Populacional de Santa Fé do Sul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4904" table:style-name="ce1">
            <text:p>3554904</text:p>
          </table:table-cell>
          <table:table-cell office:value-type="string" table:style-name="ce1">
            <text:p>Três Fronteiras</text:p>
          </table:table-cell>
          <table:table-cell office:value-type="float" office:value="3546603" table:style-name="ce1">
            <text:p>3546603</text:p>
          </table:table-cell>
          <table:table-cell office:value-type="string" table:style-name="ce1">
            <text:p>Arranjo Populacional de Santa Fé do Sul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6108" table:style-name="ce1">
            <text:p>3546108</text:p>
          </table:table-cell>
          <table:table-cell office:value-type="string" table:style-name="ce1">
            <text:p>Santa Clara d´Oeste</text:p>
          </table:table-cell>
          <table:table-cell office:value-type="float" office:value="3546603" table:style-name="ce1">
            <text:p>3546603</text:p>
          </table:table-cell>
          <table:table-cell office:value-type="string" table:style-name="ce1">
            <text:p>Arranjo Populacional de Santa Fé do Sul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7205" table:style-name="ce1">
            <text:p>3547205</text:p>
          </table:table-cell>
          <table:table-cell office:value-type="string" table:style-name="ce1">
            <text:p>Santana da Ponte Pensa</text:p>
          </table:table-cell>
          <table:table-cell office:value-type="float" office:value="3546603" table:style-name="ce1">
            <text:p>3546603</text:p>
          </table:table-cell>
          <table:table-cell office:value-type="string" table:style-name="ce1">
            <text:p>Arranjo Populacional de Santa Fé do Sul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7403" table:style-name="ce1">
            <text:p>3547403</text:p>
          </table:table-cell>
          <table:table-cell office:value-type="string" table:style-name="ce1">
            <text:p>Santa Rita d´Oeste</text:p>
          </table:table-cell>
          <table:table-cell office:value-type="float" office:value="3546603" table:style-name="ce1">
            <text:p>3546603</text:p>
          </table:table-cell>
          <table:table-cell office:value-type="string" table:style-name="ce1">
            <text:p>Arranjo Populacional de Santa Fé do Sul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4509" table:style-name="ce1">
            <text:p>3544509</text:p>
          </table:table-cell>
          <table:table-cell office:value-type="string" table:style-name="ce1">
            <text:p>Rubinéia</text:p>
          </table:table-cell>
          <table:table-cell office:value-type="float" office:value="3546603" table:style-name="ce1">
            <text:p>3546603</text:p>
          </table:table-cell>
          <table:table-cell office:value-type="string" table:style-name="ce1">
            <text:p>Arranjo Populacional de Santa Fé do Sul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9809" table:style-name="ce1">
            <text:p>2109809</text:p>
          </table:table-cell>
          <table:table-cell office:value-type="string" table:style-name="ce1">
            <text:p>Santa Helena</text:p>
          </table:table-cell>
          <table:table-cell office:value-type="float" office:value="2109809" table:style-name="ce1">
            <text:p>2109809</text:p>
          </table:table-cell>
          <table:table-cell office:value-type="string" table:style-name="ce1">
            <text:p>Arranjo Populacional de Santa Helena - Turilândia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12456" table:style-name="ce1">
            <text:p>2112456</text:p>
          </table:table-cell>
          <table:table-cell office:value-type="string" table:style-name="ce1">
            <text:p>Turilândia</text:p>
          </table:table-cell>
          <table:table-cell office:value-type="float" office:value="2109809" table:style-name="ce1">
            <text:p>2109809</text:p>
          </table:table-cell>
          <table:table-cell office:value-type="string" table:style-name="ce1">
            <text:p>Arranjo Populacional de Santa Helena - Turilândia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29057" table:style-name="ce1">
            <text:p>2929057</text:p>
          </table:table-cell>
          <table:table-cell office:value-type="string" table:style-name="ce1">
            <text:p>São Félix do Coribe</text:p>
          </table:table-cell>
          <table:table-cell office:value-type="float" office:value="2928109" table:style-name="ce1">
            <text:p>2928109</text:p>
          </table:table-cell>
          <table:table-cell office:value-type="string" table:style-name="ce1">
            <text:p>Arranjo Populacional de Santa Maria da Vitóri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28109" table:style-name="ce1">
            <text:p>2928109</text:p>
          </table:table-cell>
          <table:table-cell office:value-type="string" table:style-name="ce1">
            <text:p>Santa Maria da Vitória</text:p>
          </table:table-cell>
          <table:table-cell office:value-type="float" office:value="2928109" table:style-name="ce1">
            <text:p>2928109</text:p>
          </table:table-cell>
          <table:table-cell office:value-type="string" table:style-name="ce1">
            <text:p>Arranjo Populacional de Santa Maria da Vitóri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6907" table:style-name="ce1">
            <text:p>4316907</text:p>
          </table:table-cell>
          <table:table-cell office:value-type="string" table:style-name="ce1">
            <text:p>Santa Maria</text:p>
          </table:table-cell>
          <table:table-cell office:value-type="float" office:value="4316907" table:style-name="ce1">
            <text:p>4316907</text:p>
          </table:table-cell>
          <table:table-cell office:value-type="string" table:style-name="ce1">
            <text:p>Arranjo Populacional de Santa Maria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0538" table:style-name="ce1">
            <text:p>4310538</text:p>
          </table:table-cell>
          <table:table-cell office:value-type="string" table:style-name="ce1">
            <text:p>Itaara</text:p>
          </table:table-cell>
          <table:table-cell office:value-type="float" office:value="4316907" table:style-name="ce1">
            <text:p>4316907</text:p>
          </table:table-cell>
          <table:table-cell office:value-type="string" table:style-name="ce1">
            <text:p>Arranjo Populacional de Santa Maria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6932" table:style-name="ce1">
            <text:p>4306932</text:p>
          </table:table-cell>
          <table:table-cell office:value-type="string" table:style-name="ce1">
            <text:p>Entre-Ijuís</text:p>
          </table:table-cell>
          <table:table-cell office:value-type="float" office:value="4317509" table:style-name="ce1">
            <text:p>4317509</text:p>
          </table:table-cell>
          <table:table-cell office:value-type="string" table:style-name="ce1">
            <text:p>Arranjo Populacional de Santo Ângel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7509" table:style-name="ce1">
            <text:p>4317509</text:p>
          </table:table-cell>
          <table:table-cell office:value-type="string" table:style-name="ce1">
            <text:p>Santo Ângelo</text:p>
          </table:table-cell>
          <table:table-cell office:value-type="float" office:value="4317509" table:style-name="ce1">
            <text:p>4317509</text:p>
          </table:table-cell>
          <table:table-cell office:value-type="string" table:style-name="ce1">
            <text:p>Arranjo Populacional de Santo Ângelo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4706" table:style-name="ce1">
            <text:p>3304706</text:p>
          </table:table-cell>
          <table:table-cell office:value-type="string" table:style-name="ce1">
            <text:p>Santo Antônio de Pádua</text:p>
          </table:table-cell>
          <table:table-cell office:value-type="float" office:value="3304706" table:style-name="ce1">
            <text:p>3304706</text:p>
          </table:table-cell>
          <table:table-cell office:value-type="string" table:style-name="ce1">
            <text:p>Arranjo Populacional de Santo Antônio de Pádu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1107" table:style-name="ce1">
            <text:p>3151107</text:p>
          </table:table-cell>
          <table:table-cell office:value-type="string" table:style-name="ce1">
            <text:p>Pirapetinga</text:p>
          </table:table-cell>
          <table:table-cell office:value-type="float" office:value="3304706" table:style-name="ce1">
            <text:p>3304706</text:p>
          </table:table-cell>
          <table:table-cell office:value-type="string" table:style-name="ce1">
            <text:p>Arranjo Populacional de Santo Antônio de Pádu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8054" table:style-name="ce1">
            <text:p>3548054</text:p>
          </table:table-cell>
          <table:table-cell office:value-type="string" table:style-name="ce1">
            <text:p>Santo Antônio do Aracanguá</text:p>
          </table:table-cell>
          <table:table-cell office:value-type="float" office:value="3548054" table:style-name="ce1">
            <text:p>3548054</text:p>
          </table:table-cell>
          <table:table-cell office:value-type="string" table:style-name="ce1">
            <text:p>Arranjo Populacional de Santo Antônio do Aracanguá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3304" table:style-name="ce1">
            <text:p>3533304</text:p>
          </table:table-cell>
          <table:table-cell office:value-type="string" table:style-name="ce1">
            <text:p>Nova Luzitânia</text:p>
          </table:table-cell>
          <table:table-cell office:value-type="float" office:value="3548054" table:style-name="ce1">
            <text:p>3548054</text:p>
          </table:table-cell>
          <table:table-cell office:value-type="string" table:style-name="ce1">
            <text:p>Arranjo Populacional de Santo Antônio do Aracanguá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411502" table:style-name="ce1">
            <text:p>2411502</text:p>
          </table:table-cell>
          <table:table-cell office:value-type="string" table:style-name="ce1">
            <text:p>Santo Antônio</text:p>
          </table:table-cell>
          <table:table-cell office:value-type="float" office:value="2411502" table:style-name="ce1">
            <text:p>2411502</text:p>
          </table:table-cell>
          <table:table-cell office:value-type="string" table:style-name="ce1">
            <text:p>Arranjo Populacional de Santo Antônio/RN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413508" table:style-name="ce1">
            <text:p>2413508</text:p>
          </table:table-cell>
          <table:table-cell office:value-type="string" table:style-name="ce1">
            <text:p>Serrinha</text:p>
          </table:table-cell>
          <table:table-cell office:value-type="float" office:value="2411502" table:style-name="ce1">
            <text:p>2411502</text:p>
          </table:table-cell>
          <table:table-cell office:value-type="string" table:style-name="ce1">
            <text:p>Arranjo Populacional de Santo Antônio/RN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5000" table:style-name="ce1">
            <text:p>4215000</text:p>
          </table:table-cell>
          <table:table-cell office:value-type="string" table:style-name="ce1">
            <text:p>Rio Negrinho</text:p>
          </table:table-cell>
          <table:table-cell office:value-type="float" office:value="4215802" table:style-name="ce1">
            <text:p>4215802</text:p>
          </table:table-cell>
          <table:table-cell office:value-type="string" table:style-name="ce1">
            <text:p>Arranjo Populacional de São Bento do Sul - Rio Negrinho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5802" table:style-name="ce1">
            <text:p>4215802</text:p>
          </table:table-cell>
          <table:table-cell office:value-type="string" table:style-name="ce1">
            <text:p>São Bento do Sul</text:p>
          </table:table-cell>
          <table:table-cell office:value-type="float" office:value="4215802" table:style-name="ce1">
            <text:p>4215802</text:p>
          </table:table-cell>
          <table:table-cell office:value-type="string" table:style-name="ce1">
            <text:p>Arranjo Populacional de São Bento do Sul - Rio Negrinho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6008" table:style-name="ce1">
            <text:p>4216008</text:p>
          </table:table-cell>
          <table:table-cell office:value-type="string" table:style-name="ce1">
            <text:p>São Carlos</text:p>
          </table:table-cell>
          <table:table-cell office:value-type="float" office:value="4216008" table:style-name="ce1">
            <text:p>4216008</text:p>
          </table:table-cell>
          <table:table-cell office:value-type="string" table:style-name="ce1">
            <text:p>Arranjo Populacional de São Carlos - Águas de Chapecó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0507" table:style-name="ce1">
            <text:p>4200507</text:p>
          </table:table-cell>
          <table:table-cell office:value-type="string" table:style-name="ce1">
            <text:p>Águas de Chapecó</text:p>
          </table:table-cell>
          <table:table-cell office:value-type="float" office:value="4216008" table:style-name="ce1">
            <text:p>4216008</text:p>
          </table:table-cell>
          <table:table-cell office:value-type="string" table:style-name="ce1">
            <text:p>Arranjo Populacional de São Carlos - Águas de Chapecó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8906" table:style-name="ce1">
            <text:p>3548906</text:p>
          </table:table-cell>
          <table:table-cell office:value-type="string" table:style-name="ce1">
            <text:p>São Carlos</text:p>
          </table:table-cell>
          <table:table-cell office:value-type="float" office:value="3548906" table:style-name="ce1">
            <text:p>3548906</text:p>
          </table:table-cell>
          <table:table-cell office:value-type="string" table:style-name="ce1">
            <text:p>Arranjo Populacional de São Carlos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9303" table:style-name="ce1">
            <text:p>3519303</text:p>
          </table:table-cell>
          <table:table-cell office:value-type="string" table:style-name="ce1">
            <text:p>Ibaté</text:p>
          </table:table-cell>
          <table:table-cell office:value-type="float" office:value="3548906" table:style-name="ce1">
            <text:p>3548906</text:p>
          </table:table-cell>
          <table:table-cell office:value-type="string" table:style-name="ce1">
            <text:p>Arranjo Populacional de São Carlos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6972" table:style-name="ce1">
            <text:p>4316972</text:p>
          </table:table-cell>
          <table:table-cell office:value-type="string" table:style-name="ce1">
            <text:p>Santa Margarida do Sul</text:p>
          </table:table-cell>
          <table:table-cell office:value-type="float" office:value="4318309" table:style-name="ce1">
            <text:p>4318309</text:p>
          </table:table-cell>
          <table:table-cell office:value-type="string" table:style-name="ce1">
            <text:p>Arranjo Populacional de São Gabriel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8309" table:style-name="ce1">
            <text:p>4318309</text:p>
          </table:table-cell>
          <table:table-cell office:value-type="string" table:style-name="ce1">
            <text:p>São Gabriel</text:p>
          </table:table-cell>
          <table:table-cell office:value-type="float" office:value="4318309" table:style-name="ce1">
            <text:p>4318309</text:p>
          </table:table-cell>
          <table:table-cell office:value-type="string" table:style-name="ce1">
            <text:p>Arranjo Populacional de São Gabriel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507458" table:style-name="ce1">
            <text:p>1507458</text:p>
          </table:table-cell>
          <table:table-cell office:value-type="string" table:style-name="ce1">
            <text:p>São Geraldo do Araguaia</text:p>
          </table:table-cell>
          <table:table-cell office:value-type="float" office:value="1507458" table:style-name="ce1">
            <text:p>1507458</text:p>
          </table:table-cell>
          <table:table-cell office:value-type="string" table:style-name="ce1">
            <text:p>Arranjo Populacional de São Geraldo do Araguaia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22107" table:style-name="ce1">
            <text:p>1722107</text:p>
          </table:table-cell>
          <table:table-cell office:value-type="string" table:style-name="ce1">
            <text:p>Xambioá</text:p>
          </table:table-cell>
          <table:table-cell office:value-type="float" office:value="1507458" table:style-name="ce1">
            <text:p>1507458</text:p>
          </table:table-cell>
          <table:table-cell office:value-type="string" table:style-name="ce1">
            <text:p>Arranjo Populacional de São Geraldo do Araguaia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49102" table:style-name="ce1">
            <text:p>3549102</text:p>
          </table:table-cell>
          <table:table-cell office:value-type="string" table:style-name="ce1">
            <text:p>São João da Boa Vista</text:p>
          </table:table-cell>
          <table:table-cell office:value-type="float" office:value="3549102" table:style-name="ce1">
            <text:p>3549102</text:p>
          </table:table-cell>
          <table:table-cell office:value-type="string" table:style-name="ce1">
            <text:p>Arranjo Populacional de São João da Boa Vist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0402" table:style-name="ce1">
            <text:p>3500402</text:p>
          </table:table-cell>
          <table:table-cell office:value-type="string" table:style-name="ce1">
            <text:p>Águas da Prata</text:p>
          </table:table-cell>
          <table:table-cell office:value-type="float" office:value="3549102" table:style-name="ce1">
            <text:p>3549102</text:p>
          </table:table-cell>
          <table:table-cell office:value-type="string" table:style-name="ce1">
            <text:p>Arranjo Populacional de São João da Boa Vist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2500" table:style-name="ce1">
            <text:p>3162500</text:p>
          </table:table-cell>
          <table:table-cell office:value-type="string" table:style-name="ce1">
            <text:p>São João del Rei</text:p>
          </table:table-cell>
          <table:table-cell office:value-type="float" office:value="3162500" table:style-name="ce1">
            <text:p>3162500</text:p>
          </table:table-cell>
          <table:table-cell office:value-type="string" table:style-name="ce1">
            <text:p>Arranjo Populacional de São João del Rei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9708" table:style-name="ce1">
            <text:p>3119708</text:p>
          </table:table-cell>
          <table:table-cell office:value-type="string" table:style-name="ce1">
            <text:p>Coronel Xavier Chaves</text:p>
          </table:table-cell>
          <table:table-cell office:value-type="float" office:value="3162500" table:style-name="ce1">
            <text:p>3162500</text:p>
          </table:table-cell>
          <table:table-cell office:value-type="string" table:style-name="ce1">
            <text:p>Arranjo Populacional de São João del Rei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8804" table:style-name="ce1">
            <text:p>3168804</text:p>
          </table:table-cell>
          <table:table-cell office:value-type="string" table:style-name="ce1">
            <text:p>Tiradentes</text:p>
          </table:table-cell>
          <table:table-cell office:value-type="float" office:value="3162500" table:style-name="ce1">
            <text:p>3162500</text:p>
          </table:table-cell>
          <table:table-cell office:value-type="string" table:style-name="ce1">
            <text:p>Arranjo Populacional de São João del Rei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7336" table:style-name="ce1">
            <text:p>3157336</text:p>
          </table:table-cell>
          <table:table-cell office:value-type="string" table:style-name="ce1">
            <text:p>Santa Cruz de Minas</text:p>
          </table:table-cell>
          <table:table-cell office:value-type="float" office:value="3162500" table:style-name="ce1">
            <text:p>3162500</text:p>
          </table:table-cell>
          <table:table-cell office:value-type="string" table:style-name="ce1">
            <text:p>Arranjo Populacional de São João del Rei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408201" table:style-name="ce1">
            <text:p>2408201</text:p>
          </table:table-cell>
          <table:table-cell office:value-type="string" table:style-name="ce1">
            <text:p>Nísia Floresta</text:p>
          </table:table-cell>
          <table:table-cell office:value-type="float" office:value="2412203" table:style-name="ce1">
            <text:p>2412203</text:p>
          </table:table-cell>
          <table:table-cell office:value-type="string" table:style-name="ce1">
            <text:p>Arranjo Populacional de São José de Mipibu - Nísia Floresta/RN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412203" table:style-name="ce1">
            <text:p>2412203</text:p>
          </table:table-cell>
          <table:table-cell office:value-type="string" table:style-name="ce1">
            <text:p>São José de Mipibu</text:p>
          </table:table-cell>
          <table:table-cell office:value-type="float" office:value="2412203" table:style-name="ce1">
            <text:p>2412203</text:p>
          </table:table-cell>
          <table:table-cell office:value-type="string" table:style-name="ce1">
            <text:p>Arranjo Populacional de São José de Mipibu - Nísia Floresta/RN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0300" table:style-name="ce1">
            <text:p>3530300</text:p>
          </table:table-cell>
          <table:table-cell office:value-type="string" table:style-name="ce1">
            <text:p>Mirassol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0409" table:style-name="ce1">
            <text:p>3530409</text:p>
          </table:table-cell>
          <table:table-cell office:value-type="string" table:style-name="ce1">
            <text:p>Mirassolândia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4800" table:style-name="ce1">
            <text:p>3504800</text:p>
          </table:table-cell>
          <table:table-cell office:value-type="string" table:style-name="ce1">
            <text:p>Bálsamo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4602" table:style-name="ce1">
            <text:p>3504602</text:p>
          </table:table-cell>
          <table:table-cell office:value-type="string" table:style-name="ce1">
            <text:p>Bady Bassitt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1300" table:style-name="ce1">
            <text:p>3511300</text:p>
          </table:table-cell>
          <table:table-cell office:value-type="string" table:style-name="ce1">
            <text:p>Cedral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4501" table:style-name="ce1">
            <text:p>3524501</text:p>
          </table:table-cell>
          <table:table-cell office:value-type="string" table:style-name="ce1">
            <text:p>Jaci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7505" table:style-name="ce1">
            <text:p>3517505</text:p>
          </table:table-cell>
          <table:table-cell office:value-type="string" table:style-name="ce1">
            <text:p>Guapiaçu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9805" table:style-name="ce1">
            <text:p>3549805</text:p>
          </table:table-cell>
          <table:table-cell office:value-type="string" table:style-name="ce1">
            <text:p>São José do Rio Preto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1150" table:style-name="ce1">
            <text:p>3521150</text:p>
          </table:table-cell>
          <table:table-cell office:value-type="string" table:style-name="ce1">
            <text:p>Ipiguá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5604" table:style-name="ce1">
            <text:p>3555604</text:p>
          </table:table-cell>
          <table:table-cell office:value-type="string" table:style-name="ce1">
            <text:p>Uchoa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2801" table:style-name="ce1">
            <text:p>3532801</text:p>
          </table:table-cell>
          <table:table-cell office:value-type="string" table:style-name="ce1">
            <text:p>Nova Aliança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2504" table:style-name="ce1">
            <text:p>3532504</text:p>
          </table:table-cell>
          <table:table-cell office:value-type="string" table:style-name="ce1">
            <text:p>Neves Paulista</text:p>
          </table:table-cell>
          <table:table-cell office:value-type="float" office:value="3549805" table:style-name="ce1">
            <text:p>3549805</text:p>
          </table:table-cell>
          <table:table-cell office:value-type="string" table:style-name="ce1">
            <text:p>Arranjo Populacional de São José do Rio Preto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8504" table:style-name="ce1">
            <text:p>3508504</text:p>
          </table:table-cell>
          <table:table-cell office:value-type="string" table:style-name="ce1">
            <text:p>Caçapava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54805" table:style-name="ce1">
            <text:p>3554805</text:p>
          </table:table-cell>
          <table:table-cell office:value-type="string" table:style-name="ce1">
            <text:p>Tremembé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54102" table:style-name="ce1">
            <text:p>3554102</text:p>
          </table:table-cell>
          <table:table-cell office:value-type="string" table:style-name="ce1">
            <text:p>Taubaté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31704" table:style-name="ce1">
            <text:p>3531704</text:p>
          </table:table-cell>
          <table:table-cell office:value-type="string" table:style-name="ce1">
            <text:p>Monteiro Lobato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38006" table:style-name="ce1">
            <text:p>3538006</text:p>
          </table:table-cell>
          <table:table-cell office:value-type="string" table:style-name="ce1">
            <text:p>Pindamonhangaba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24907" table:style-name="ce1">
            <text:p>3524907</text:p>
          </table:table-cell>
          <table:table-cell office:value-type="string" table:style-name="ce1">
            <text:p>Jambeiro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24402" table:style-name="ce1">
            <text:p>3524402</text:p>
          </table:table-cell>
          <table:table-cell office:value-type="string" table:style-name="ce1">
            <text:p>Jacareí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46009" table:style-name="ce1">
            <text:p>3546009</text:p>
          </table:table-cell>
          <table:table-cell office:value-type="string" table:style-name="ce1">
            <text:p>Santa Branca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49904" table:style-name="ce1">
            <text:p>3549904</text:p>
          </table:table-cell>
          <table:table-cell office:value-type="string" table:style-name="ce1">
            <text:p>São José dos Campos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542305" table:style-name="ce1">
            <text:p>3542305</text:p>
          </table:table-cell>
          <table:table-cell office:value-type="string" table:style-name="ce1">
            <text:p>Redenção da Serra</text:p>
          </table:table-cell>
          <table:table-cell office:value-type="float" office:value="3549904" table:style-name="ce1">
            <text:p>3549904</text:p>
          </table:table-cell>
          <table:table-cell office:value-type="string" table:style-name="ce1">
            <text:p>Arranjo Populacional de São José dos Campos/SP</text:p>
          </table:table-cell>
          <table:table-cell office:value-type="string" table:style-name="ce1">
            <text:p>Grande concentração urbana considerada na análise - Primeira integração do arranjo</text:p>
          </table:table-cell>
          <table:table-cell table:number-columns-repeated="16379"/>
        </table:table-row>
        <table:table-row table:style-name="ro1">
          <table:table-cell office:value-type="float" office:value="3163706" table:style-name="ce1">
            <text:p>3163706</text:p>
          </table:table-cell>
          <table:table-cell office:value-type="string" table:style-name="ce1">
            <text:p>São Lourenço</text:p>
          </table:table-cell>
          <table:table-cell office:value-type="float" office:value="3163706" table:style-name="ce1">
            <text:p>3163706</text:p>
          </table:table-cell>
          <table:table-cell office:value-type="string" table:style-name="ce1">
            <text:p>Arranjo Populacional de São Lourenç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7806" table:style-name="ce1">
            <text:p>3167806</text:p>
          </table:table-cell>
          <table:table-cell office:value-type="string" table:style-name="ce1">
            <text:p>Soledade de Minas</text:p>
          </table:table-cell>
          <table:table-cell office:value-type="float" office:value="3163706" table:style-name="ce1">
            <text:p>3163706</text:p>
          </table:table-cell>
          <table:table-cell office:value-type="string" table:style-name="ce1">
            <text:p>Arranjo Populacional de São Lourenço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11300" table:style-name="ce1">
            <text:p>2111300</text:p>
          </table:table-cell>
          <table:table-cell office:value-type="string" table:style-name="ce1">
            <text:p>São Luís</text:p>
          </table:table-cell>
          <table:table-cell office:value-type="float" office:value="2111300" table:style-name="ce1">
            <text:p>2111300</text:p>
          </table:table-cell>
          <table:table-cell office:value-type="string" table:style-name="ce1">
            <text:p>Arranjo Populacional de São Luís/M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111201" table:style-name="ce1">
            <text:p>2111201</text:p>
          </table:table-cell>
          <table:table-cell office:value-type="string" table:style-name="ce1">
            <text:p>São José de Ribamar</text:p>
          </table:table-cell>
          <table:table-cell office:value-type="float" office:value="2111300" table:style-name="ce1">
            <text:p>2111300</text:p>
          </table:table-cell>
          <table:table-cell office:value-type="string" table:style-name="ce1">
            <text:p>Arranjo Populacional de São Luís/M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107506" table:style-name="ce1">
            <text:p>2107506</text:p>
          </table:table-cell>
          <table:table-cell office:value-type="string" table:style-name="ce1">
            <text:p>Paço do Lumiar</text:p>
          </table:table-cell>
          <table:table-cell office:value-type="float" office:value="2111300" table:style-name="ce1">
            <text:p>2111300</text:p>
          </table:table-cell>
          <table:table-cell office:value-type="string" table:style-name="ce1">
            <text:p>Arranjo Populacional de São Luís/M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109452" table:style-name="ce1">
            <text:p>2109452</text:p>
          </table:table-cell>
          <table:table-cell office:value-type="string" table:style-name="ce1">
            <text:p>Raposa</text:p>
          </table:table-cell>
          <table:table-cell office:value-type="float" office:value="2111300" table:style-name="ce1">
            <text:p>2111300</text:p>
          </table:table-cell>
          <table:table-cell office:value-type="string" table:style-name="ce1">
            <text:p>Arranjo Populacional de São Luís/MA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0607" table:style-name="ce1">
            <text:p>3530607</text:p>
          </table:table-cell>
          <table:table-cell office:value-type="string" table:style-name="ce1">
            <text:p>Mogi das Cruze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2809" table:style-name="ce1">
            <text:p>3552809</text:p>
          </table:table-cell>
          <table:table-cell office:value-type="string" table:style-name="ce1">
            <text:p>Taboão da Serr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6453" table:style-name="ce1">
            <text:p>3556453</text:p>
          </table:table-cell>
          <table:table-cell office:value-type="string" table:style-name="ce1">
            <text:p>Vargem Grande Paulist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8807" table:style-name="ce1">
            <text:p>3548807</text:p>
          </table:table-cell>
          <table:table-cell office:value-type="string" table:style-name="ce1">
            <text:p>São Caetano do Sul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9007" table:style-name="ce1">
            <text:p>3509007</text:p>
          </table:table-cell>
          <table:table-cell office:value-type="string" table:style-name="ce1">
            <text:p>Caieira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8708" table:style-name="ce1">
            <text:p>3548708</text:p>
          </table:table-cell>
          <table:table-cell office:value-type="string" table:style-name="ce1">
            <text:p>São Bernardo do Campo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8800" table:style-name="ce1">
            <text:p>3518800</text:p>
          </table:table-cell>
          <table:table-cell office:value-type="string" table:style-name="ce1">
            <text:p>Guarulho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9401" table:style-name="ce1">
            <text:p>3529401</text:p>
          </table:table-cell>
          <table:table-cell office:value-type="string" table:style-name="ce1">
            <text:p>Mauá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0609" table:style-name="ce1">
            <text:p>3510609</text:p>
          </table:table-cell>
          <table:table-cell office:value-type="string" table:style-name="ce1">
            <text:p>Carapicuíb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4401" table:style-name="ce1">
            <text:p>3534401</text:p>
          </table:table-cell>
          <table:table-cell office:value-type="string" table:style-name="ce1">
            <text:p>Osasco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9953" table:style-name="ce1">
            <text:p>3549953</text:p>
          </table:table-cell>
          <table:table-cell office:value-type="string" table:style-name="ce1">
            <text:p>São Lourenço da Serr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0308" table:style-name="ce1">
            <text:p>3550308</text:p>
          </table:table-cell>
          <table:table-cell office:value-type="string" table:style-name="ce1">
            <text:p>São Paulo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2502" table:style-name="ce1">
            <text:p>3552502</text:p>
          </table:table-cell>
          <table:table-cell office:value-type="string" table:style-name="ce1">
            <text:p>Suzano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6607" table:style-name="ce1">
            <text:p>3506607</text:p>
          </table:table-cell>
          <table:table-cell office:value-type="string" table:style-name="ce1">
            <text:p>Biritiba-Mirim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3009" table:style-name="ce1">
            <text:p>3513009</text:p>
          </table:table-cell>
          <table:table-cell office:value-type="string" table:style-name="ce1">
            <text:p>Coti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8502" table:style-name="ce1">
            <text:p>3528502</text:p>
          </table:table-cell>
          <table:table-cell office:value-type="string" table:style-name="ce1">
            <text:p>Mairiporã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5708" table:style-name="ce1">
            <text:p>3505708</text:p>
          </table:table-cell>
          <table:table-cell office:value-type="string" table:style-name="ce1">
            <text:p>Barueri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9205" table:style-name="ce1">
            <text:p>3509205</text:p>
          </table:table-cell>
          <table:table-cell office:value-type="string" table:style-name="ce1">
            <text:p>Cajamar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2208" table:style-name="ce1">
            <text:p>3522208</text:p>
          </table:table-cell>
          <table:table-cell office:value-type="string" table:style-name="ce1">
            <text:p>Itapecerica da Serr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4103" table:style-name="ce1">
            <text:p>3544103</text:p>
          </table:table-cell>
          <table:table-cell office:value-type="string" table:style-name="ce1">
            <text:p>Rio Grande da Serr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3107" table:style-name="ce1">
            <text:p>3523107</text:p>
          </table:table-cell>
          <table:table-cell office:value-type="string" table:style-name="ce1">
            <text:p>Itaquaquecetub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2505" table:style-name="ce1">
            <text:p>3522505</text:p>
          </table:table-cell>
          <table:table-cell office:value-type="string" table:style-name="ce1">
            <text:p>Itapevi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5003" table:style-name="ce1">
            <text:p>3525003</text:p>
          </table:table-cell>
          <table:table-cell office:value-type="string" table:style-name="ce1">
            <text:p>Jandir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9806" table:style-name="ce1">
            <text:p>3539806</text:p>
          </table:table-cell>
          <table:table-cell office:value-type="string" table:style-name="ce1">
            <text:p>Poá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3801" table:style-name="ce1">
            <text:p>3513801</text:p>
          </table:table-cell>
          <table:table-cell office:value-type="string" table:style-name="ce1">
            <text:p>Diadem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5004" table:style-name="ce1">
            <text:p>3515004</text:p>
          </table:table-cell>
          <table:table-cell office:value-type="string" table:style-name="ce1">
            <text:p>Embu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5103" table:style-name="ce1">
            <text:p>3515103</text:p>
          </table:table-cell>
          <table:table-cell office:value-type="string" table:style-name="ce1">
            <text:p>Embu-Guaçu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5707" table:style-name="ce1">
            <text:p>3515707</text:p>
          </table:table-cell>
          <table:table-cell office:value-type="string" table:style-name="ce1">
            <text:p>Ferraz de Vasconcelo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6309" table:style-name="ce1">
            <text:p>3516309</text:p>
          </table:table-cell>
          <table:table-cell office:value-type="string" table:style-name="ce1">
            <text:p>Francisco Morato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16408" table:style-name="ce1">
            <text:p>3516408</text:p>
          </table:table-cell>
          <table:table-cell office:value-type="string" table:style-name="ce1">
            <text:p>Franco da Roch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6801" table:style-name="ce1">
            <text:p>3546801</text:p>
          </table:table-cell>
          <table:table-cell office:value-type="string" table:style-name="ce1">
            <text:p>Santa Isabel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7304" table:style-name="ce1">
            <text:p>3547304</text:p>
          </table:table-cell>
          <table:table-cell office:value-type="string" table:style-name="ce1">
            <text:p>Santana de Parnaíba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39103" table:style-name="ce1">
            <text:p>3539103</text:p>
          </table:table-cell>
          <table:table-cell office:value-type="string" table:style-name="ce1">
            <text:p>Pirapora do Bom Jesu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5001" table:style-name="ce1">
            <text:p>3545001</text:p>
          </table:table-cell>
          <table:table-cell office:value-type="string" table:style-name="ce1">
            <text:p>Salesópoli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3901" table:style-name="ce1">
            <text:p>3503901</text:p>
          </table:table-cell>
          <table:table-cell office:value-type="string" table:style-name="ce1">
            <text:p>Arujá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7809" table:style-name="ce1">
            <text:p>3547809</text:p>
          </table:table-cell>
          <table:table-cell office:value-type="string" table:style-name="ce1">
            <text:p>Santo André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3303" table:style-name="ce1">
            <text:p>3543303</text:p>
          </table:table-cell>
          <table:table-cell office:value-type="string" table:style-name="ce1">
            <text:p>Ribeirão Pires</text:p>
          </table:table-cell>
          <table:table-cell office:value-type="float" office:value="3550308" table:style-name="ce1">
            <text:p>3550308</text:p>
          </table:table-cell>
          <table:table-cell office:value-type="string" table:style-name="ce1">
            <text:p>Arranjo Populacional de São Paulo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0600" table:style-name="ce1">
            <text:p>3500600</text:p>
          </table:table-cell>
          <table:table-cell office:value-type="string" table:style-name="ce1">
            <text:p>Águas de São Pedro</text:p>
          </table:table-cell>
          <table:table-cell office:value-type="float" office:value="3550407" table:style-name="ce1">
            <text:p>3550407</text:p>
          </table:table-cell>
          <table:table-cell office:value-type="string" table:style-name="ce1">
            <text:p>Arranjo Populacional de São Pedr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0407" table:style-name="ce1">
            <text:p>3550407</text:p>
          </table:table-cell>
          <table:table-cell office:value-type="string" table:style-name="ce1">
            <text:p>São Pedro</text:p>
          </table:table-cell>
          <table:table-cell office:value-type="float" office:value="3550407" table:style-name="ce1">
            <text:p>3550407</text:p>
          </table:table-cell>
          <table:table-cell office:value-type="string" table:style-name="ce1">
            <text:p>Arranjo Populacional de São Pedr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0605" table:style-name="ce1">
            <text:p>3550605</text:p>
          </table:table-cell>
          <table:table-cell office:value-type="string" table:style-name="ce1">
            <text:p>São Roque</text:p>
          </table:table-cell>
          <table:table-cell office:value-type="float" office:value="3550605" table:style-name="ce1">
            <text:p>3550605</text:p>
          </table:table-cell>
          <table:table-cell office:value-type="string" table:style-name="ce1">
            <text:p>Arranjo Populacional de São Roque - Mairinque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28403" table:style-name="ce1">
            <text:p>3528403</text:p>
          </table:table-cell>
          <table:table-cell office:value-type="string" table:style-name="ce1">
            <text:p>Mairinque</text:p>
          </table:table-cell>
          <table:table-cell office:value-type="float" office:value="3550605" table:style-name="ce1">
            <text:p>3550605</text:p>
          </table:table-cell>
          <table:table-cell office:value-type="string" table:style-name="ce1">
            <text:p>Arranjo Populacional de São Roque - Mairinque/SP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6604" table:style-name="ce1">
            <text:p>4116604</text:p>
          </table:table-cell>
          <table:table-cell office:value-type="string" table:style-name="ce1">
            <text:p>Nova América da Colina</text:p>
          </table:table-cell>
          <table:table-cell office:value-type="float" office:value="4126009" table:style-name="ce1">
            <text:p>4126009</text:p>
          </table:table-cell>
          <table:table-cell office:value-type="string" table:style-name="ce1">
            <text:p>Arranjo Populacional de São Sebastião da Amoreira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6009" table:style-name="ce1">
            <text:p>4126009</text:p>
          </table:table-cell>
          <table:table-cell office:value-type="string" table:style-name="ce1">
            <text:p>São Sebastião da Amoreira</text:p>
          </table:table-cell>
          <table:table-cell office:value-type="float" office:value="4126009" table:style-name="ce1">
            <text:p>4126009</text:p>
          </table:table-cell>
          <table:table-cell office:value-type="string" table:style-name="ce1">
            <text:p>Arranjo Populacional de São Sebastião da Amoreira/PR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6402" table:style-name="ce1">
            <text:p>3166402</text:p>
          </table:table-cell>
          <table:table-cell office:value-type="string" table:style-name="ce1">
            <text:p>Seritinga</text:p>
          </table:table-cell>
          <table:table-cell office:value-type="float" office:value="3167004" table:style-name="ce1">
            <text:p>3167004</text:p>
          </table:table-cell>
          <table:table-cell office:value-type="string" table:style-name="ce1">
            <text:p>Arranjo Populacional de Serranos - Seriting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7004" table:style-name="ce1">
            <text:p>3167004</text:p>
          </table:table-cell>
          <table:table-cell office:value-type="string" table:style-name="ce1">
            <text:p>Serranos</text:p>
          </table:table-cell>
          <table:table-cell office:value-type="float" office:value="3167004" table:style-name="ce1">
            <text:p>3167004</text:p>
          </table:table-cell>
          <table:table-cell office:value-type="string" table:style-name="ce1">
            <text:p>Arranjo Populacional de Serranos - Seriting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67202" table:style-name="ce1">
            <text:p>3167202</text:p>
          </table:table-cell>
          <table:table-cell office:value-type="string" table:style-name="ce1">
            <text:p>Sete Lagoas</text:p>
          </table:table-cell>
          <table:table-cell office:value-type="float" office:value="3167202" table:style-name="ce1">
            <text:p>3167202</text:p>
          </table:table-cell>
          <table:table-cell office:value-type="string" table:style-name="ce1">
            <text:p>Arranjo Populacional de Sete Lago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3608" table:style-name="ce1">
            <text:p>3153608</text:p>
          </table:table-cell>
          <table:table-cell office:value-type="string" table:style-name="ce1">
            <text:p>Prudente de Morais</text:p>
          </table:table-cell>
          <table:table-cell office:value-type="float" office:value="3167202" table:style-name="ce1">
            <text:p>3167202</text:p>
          </table:table-cell>
          <table:table-cell office:value-type="string" table:style-name="ce1">
            <text:p>Arranjo Populacional de Sete Lago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31000" table:style-name="ce1">
            <text:p>3131000</text:p>
          </table:table-cell>
          <table:table-cell office:value-type="string" table:style-name="ce1">
            <text:p>Inhaúma</text:p>
          </table:table-cell>
          <table:table-cell office:value-type="float" office:value="3167202" table:style-name="ce1">
            <text:p>3167202</text:p>
          </table:table-cell>
          <table:table-cell office:value-type="string" table:style-name="ce1">
            <text:p>Arranjo Populacional de Sete Lagoas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12908" table:style-name="ce1">
            <text:p>2312908</text:p>
          </table:table-cell>
          <table:table-cell office:value-type="string" table:style-name="ce1">
            <text:p>Sobral</text:p>
          </table:table-cell>
          <table:table-cell office:value-type="float" office:value="2312908" table:style-name="ce1">
            <text:p>2312908</text:p>
          </table:table-cell>
          <table:table-cell office:value-type="string" table:style-name="ce1">
            <text:p>Arranjo Populacional de Sobral/CE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304350" table:style-name="ce1">
            <text:p>2304350</text:p>
          </table:table-cell>
          <table:table-cell office:value-type="string" table:style-name="ce1">
            <text:p>Forquilha</text:p>
          </table:table-cell>
          <table:table-cell office:value-type="float" office:value="2312908" table:style-name="ce1">
            <text:p>2312908</text:p>
          </table:table-cell>
          <table:table-cell office:value-type="string" table:style-name="ce1">
            <text:p>Arranjo Populacional de Sobral/CE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516003" table:style-name="ce1">
            <text:p>2516003</text:p>
          </table:table-cell>
          <table:table-cell office:value-type="string" table:style-name="ce1">
            <text:p>Solânea</text:p>
          </table:table-cell>
          <table:table-cell office:value-type="float" office:value="2516003" table:style-name="ce1">
            <text:p>2516003</text:p>
          </table:table-cell>
          <table:table-cell office:value-type="string" table:style-name="ce1">
            <text:p>Arranjo Populacional de Solânea - Bananeiras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501500" table:style-name="ce1">
            <text:p>2501500</text:p>
          </table:table-cell>
          <table:table-cell office:value-type="string" table:style-name="ce1">
            <text:p>Bananeiras</text:p>
          </table:table-cell>
          <table:table-cell office:value-type="float" office:value="2516003" table:style-name="ce1">
            <text:p>2516003</text:p>
          </table:table-cell>
          <table:table-cell office:value-type="string" table:style-name="ce1">
            <text:p>Arranjo Populacional de Solânea - Bananeiras/PB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2073" table:style-name="ce1">
            <text:p>4202073</text:p>
          </table:table-cell>
          <table:table-cell office:value-type="string" table:style-name="ce1">
            <text:p>Balneário Gaivota</text:p>
          </table:table-cell>
          <table:table-cell office:value-type="float" office:value="4217709" table:style-name="ce1">
            <text:p>4217709</text:p>
          </table:table-cell>
          <table:table-cell office:value-type="string" table:style-name="ce1">
            <text:p>Arranjo Populacional de Sombrio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7709" table:style-name="ce1">
            <text:p>4217709</text:p>
          </table:table-cell>
          <table:table-cell office:value-type="string" table:style-name="ce1">
            <text:p>Sombrio</text:p>
          </table:table-cell>
          <table:table-cell office:value-type="float" office:value="4217709" table:style-name="ce1">
            <text:p>4217709</text:p>
          </table:table-cell>
          <table:table-cell office:value-type="string" table:style-name="ce1">
            <text:p>Arranjo Populacional de Sombrio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2205" table:style-name="ce1">
            <text:p>3552205</text:p>
          </table:table-cell>
          <table:table-cell office:value-type="string" table:style-name="ce1">
            <text:p>Sorocaba</text:p>
          </table:table-cell>
          <table:table-cell office:value-type="float" office:value="3552205" table:style-name="ce1">
            <text:p>3552205</text:p>
          </table:table-cell>
          <table:table-cell office:value-type="string" table:style-name="ce1">
            <text:p>Arranjo Populacional de Sorocab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7006" table:style-name="ce1">
            <text:p>3557006</text:p>
          </table:table-cell>
          <table:table-cell office:value-type="string" table:style-name="ce1">
            <text:p>Votorantim</text:p>
          </table:table-cell>
          <table:table-cell office:value-type="float" office:value="3552205" table:style-name="ce1">
            <text:p>3552205</text:p>
          </table:table-cell>
          <table:table-cell office:value-type="string" table:style-name="ce1">
            <text:p>Arranjo Populacional de Sorocab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1152" table:style-name="ce1">
            <text:p>3501152</text:p>
          </table:table-cell>
          <table:table-cell office:value-type="string" table:style-name="ce1">
            <text:p>Alumínio</text:p>
          </table:table-cell>
          <table:table-cell office:value-type="float" office:value="3552205" table:style-name="ce1">
            <text:p>3552205</text:p>
          </table:table-cell>
          <table:table-cell office:value-type="string" table:style-name="ce1">
            <text:p>Arranjo Populacional de Sorocab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02903" table:style-name="ce1">
            <text:p>3502903</text:p>
          </table:table-cell>
          <table:table-cell office:value-type="string" table:style-name="ce1">
            <text:p>Araçoiaba da Serra</text:p>
          </table:table-cell>
          <table:table-cell office:value-type="float" office:value="3552205" table:style-name="ce1">
            <text:p>3552205</text:p>
          </table:table-cell>
          <table:table-cell office:value-type="string" table:style-name="ce1">
            <text:p>Arranjo Populacional de Sorocab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5308" table:style-name="ce1">
            <text:p>3545308</text:p>
          </table:table-cell>
          <table:table-cell office:value-type="string" table:style-name="ce1">
            <text:p>Salto de Pirapora</text:p>
          </table:table-cell>
          <table:table-cell office:value-type="float" office:value="3552205" table:style-name="ce1">
            <text:p>3552205</text:p>
          </table:table-cell>
          <table:table-cell office:value-type="string" table:style-name="ce1">
            <text:p>Arranjo Populacional de Sorocaba/SP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1507904" table:style-name="ce1">
            <text:p>1507904</text:p>
          </table:table-cell>
          <table:table-cell office:value-type="string" table:style-name="ce1">
            <text:p>Soure</text:p>
          </table:table-cell>
          <table:table-cell office:value-type="float" office:value="1507904" table:style-name="ce1">
            <text:p>1507904</text:p>
          </table:table-cell>
          <table:table-cell office:value-type="string" table:style-name="ce1">
            <text:p>Arranjo Populacional de Soure - Salvaterra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506302" table:style-name="ce1">
            <text:p>1506302</text:p>
          </table:table-cell>
          <table:table-cell office:value-type="string" table:style-name="ce1">
            <text:p>Salvaterra</text:p>
          </table:table-cell>
          <table:table-cell office:value-type="float" office:value="1507904" table:style-name="ce1">
            <text:p>1507904</text:p>
          </table:table-cell>
          <table:table-cell office:value-type="string" table:style-name="ce1">
            <text:p>Arranjo Populacional de Soure - Salvaterra/P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1204" table:style-name="ce1">
            <text:p>4321204</text:p>
          </table:table-cell>
          <table:table-cell office:value-type="string" table:style-name="ce1">
            <text:p>Taquara</text:p>
          </table:table-cell>
          <table:table-cell office:value-type="float" office:value="4321204" table:style-name="ce1">
            <text:p>4321204</text:p>
          </table:table-cell>
          <table:table-cell office:value-type="string" table:style-name="ce1">
            <text:p>Arranjo Populacional de Taquara - Parobé - Igrejinha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21709" table:style-name="ce1">
            <text:p>4321709</text:p>
          </table:table-cell>
          <table:table-cell office:value-type="string" table:style-name="ce1">
            <text:p>Três Coroas</text:p>
          </table:table-cell>
          <table:table-cell office:value-type="float" office:value="4321204" table:style-name="ce1">
            <text:p>4321204</text:p>
          </table:table-cell>
          <table:table-cell office:value-type="string" table:style-name="ce1">
            <text:p>Arranjo Populacional de Taquara - Parobé - Igrejinha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4050" table:style-name="ce1">
            <text:p>4314050</text:p>
          </table:table-cell>
          <table:table-cell office:value-type="string" table:style-name="ce1">
            <text:p>Parobé</text:p>
          </table:table-cell>
          <table:table-cell office:value-type="float" office:value="4321204" table:style-name="ce1">
            <text:p>4321204</text:p>
          </table:table-cell>
          <table:table-cell office:value-type="string" table:style-name="ce1">
            <text:p>Arranjo Populacional de Taquara - Parobé - Igrejinha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0108" table:style-name="ce1">
            <text:p>4310108</text:p>
          </table:table-cell>
          <table:table-cell office:value-type="string" table:style-name="ce1">
            <text:p>Igrejinha</text:p>
          </table:table-cell>
          <table:table-cell office:value-type="float" office:value="4321204" table:style-name="ce1">
            <text:p>4321204</text:p>
          </table:table-cell>
          <table:table-cell office:value-type="string" table:style-name="ce1">
            <text:p>Arranjo Populacional de Taquara - Parobé - Igrejinha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21329" table:style-name="ce1">
            <text:p>4321329</text:p>
          </table:table-cell>
          <table:table-cell office:value-type="string" table:style-name="ce1">
            <text:p>Taquaruçu do Sul</text:p>
          </table:table-cell>
          <table:table-cell office:value-type="float" office:value="4321329" table:style-name="ce1">
            <text:p>4321329</text:p>
          </table:table-cell>
          <table:table-cell office:value-type="string" table:style-name="ce1">
            <text:p>Arranjo Populacional de Taquaruçu do Sul - Vista Alegre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3507" table:style-name="ce1">
            <text:p>4323507</text:p>
          </table:table-cell>
          <table:table-cell office:value-type="string" table:style-name="ce1">
            <text:p>Vista Alegre</text:p>
          </table:table-cell>
          <table:table-cell office:value-type="float" office:value="4321329" table:style-name="ce1">
            <text:p>4321329</text:p>
          </table:table-cell>
          <table:table-cell office:value-type="string" table:style-name="ce1">
            <text:p>Arranjo Populacional de Taquaruçu do Sul - Vista Alegre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11001" table:style-name="ce1">
            <text:p>2211001</text:p>
          </table:table-cell>
          <table:table-cell office:value-type="string" table:style-name="ce1">
            <text:p>Teresina</text:p>
          </table:table-cell>
          <table:table-cell office:value-type="float" office:value="2211001" table:style-name="ce1">
            <text:p>2211001</text:p>
          </table:table-cell>
          <table:table-cell office:value-type="string" table:style-name="ce1">
            <text:p>Arranjo Populacional de Teresina/PI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112209" table:style-name="ce1">
            <text:p>2112209</text:p>
          </table:table-cell>
          <table:table-cell office:value-type="string" table:style-name="ce1">
            <text:p>Timon</text:p>
          </table:table-cell>
          <table:table-cell office:value-type="float" office:value="2211001" table:style-name="ce1">
            <text:p>2211001</text:p>
          </table:table-cell>
          <table:table-cell office:value-type="string" table:style-name="ce1">
            <text:p>Arranjo Populacional de Teresina/PI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4159" table:style-name="ce1">
            <text:p>4314159</text:p>
          </table:table-cell>
          <table:table-cell office:value-type="string" table:style-name="ce1">
            <text:p>Paverama</text:p>
          </table:table-cell>
          <table:table-cell office:value-type="float" office:value="4321451" table:style-name="ce1">
            <text:p>4321451</text:p>
          </table:table-cell>
          <table:table-cell office:value-type="string" table:style-name="ce1">
            <text:p>Arranjo Populacional de Teutôni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3770" table:style-name="ce1">
            <text:p>4323770</text:p>
          </table:table-cell>
          <table:table-cell office:value-type="string" table:style-name="ce1">
            <text:p>Westfalia</text:p>
          </table:table-cell>
          <table:table-cell office:value-type="float" office:value="4321451" table:style-name="ce1">
            <text:p>4321451</text:p>
          </table:table-cell>
          <table:table-cell office:value-type="string" table:style-name="ce1">
            <text:p>Arranjo Populacional de Teutôni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1451" table:style-name="ce1">
            <text:p>4321451</text:p>
          </table:table-cell>
          <table:table-cell office:value-type="string" table:style-name="ce1">
            <text:p>Teutônia</text:p>
          </table:table-cell>
          <table:table-cell office:value-type="float" office:value="4321451" table:style-name="ce1">
            <text:p>4321451</text:p>
          </table:table-cell>
          <table:table-cell office:value-type="string" table:style-name="ce1">
            <text:p>Arranjo Populacional de Teutônia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721208" table:style-name="ce1">
            <text:p>1721208</text:p>
          </table:table-cell>
          <table:table-cell office:value-type="string" table:style-name="ce1">
            <text:p>Tocantinópolis</text:p>
          </table:table-cell>
          <table:table-cell office:value-type="float" office:value="1721208" table:style-name="ce1">
            <text:p>1721208</text:p>
          </table:table-cell>
          <table:table-cell office:value-type="string" table:style-name="ce1">
            <text:p>Arranjo Populacional de Tocantinópolis/TO - Porto Franco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9007" table:style-name="ce1">
            <text:p>2109007</text:p>
          </table:table-cell>
          <table:table-cell office:value-type="string" table:style-name="ce1">
            <text:p>Porto Franco</text:p>
          </table:table-cell>
          <table:table-cell office:value-type="float" office:value="1721208" table:style-name="ce1">
            <text:p>1721208</text:p>
          </table:table-cell>
          <table:table-cell office:value-type="string" table:style-name="ce1">
            <text:p>Arranjo Populacional de Tocantinópolis/TO - Porto Franco/M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7700" table:style-name="ce1">
            <text:p>4127700</text:p>
          </table:table-cell>
          <table:table-cell office:value-type="string" table:style-name="ce1">
            <text:p>Toledo</text:p>
          </table:table-cell>
          <table:table-cell office:value-type="float" office:value="4127700" table:style-name="ce1">
            <text:p>4127700</text:p>
          </table:table-cell>
          <table:table-cell office:value-type="string" table:style-name="ce1">
            <text:p>Arranjo Populacional de Toledo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7453" table:style-name="ce1">
            <text:p>4117453</text:p>
          </table:table-cell>
          <table:table-cell office:value-type="string" table:style-name="ce1">
            <text:p>Ouro Verde do Oeste</text:p>
          </table:table-cell>
          <table:table-cell office:value-type="float" office:value="4127700" table:style-name="ce1">
            <text:p>4127700</text:p>
          </table:table-cell>
          <table:table-cell office:value-type="string" table:style-name="ce1">
            <text:p>Arranjo Populacional de Toledo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108204" table:style-name="ce1">
            <text:p>5108204</text:p>
          </table:table-cell>
          <table:table-cell office:value-type="string" table:style-name="ce1">
            <text:p>Torixoréu</text:p>
          </table:table-cell>
          <table:table-cell office:value-type="float" office:value="5108204" table:style-name="ce1">
            <text:p>5108204</text:p>
          </table:table-cell>
          <table:table-cell office:value-type="string" table:style-name="ce1">
            <text:p>Arranjo Populacional de Torixoréu/MT - Baliz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203104" table:style-name="ce1">
            <text:p>5203104</text:p>
          </table:table-cell>
          <table:table-cell office:value-type="string" table:style-name="ce1">
            <text:p>Baliza</text:p>
          </table:table-cell>
          <table:table-cell office:value-type="float" office:value="5108204" table:style-name="ce1">
            <text:p>5108204</text:p>
          </table:table-cell>
          <table:table-cell office:value-type="string" table:style-name="ce1">
            <text:p>Arranjo Populacional de Torixoréu/MT - Baliza/GO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12254" table:style-name="ce1">
            <text:p>4212254</text:p>
          </table:table-cell>
          <table:table-cell office:value-type="string" table:style-name="ce1">
            <text:p>Passo de Torres</text:p>
          </table:table-cell>
          <table:table-cell office:value-type="float" office:value="4321501" table:style-name="ce1">
            <text:p>4321501</text:p>
          </table:table-cell>
          <table:table-cell office:value-type="string" table:style-name="ce1">
            <text:p>Arranjo Populacional de Torre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1501" table:style-name="ce1">
            <text:p>4321501</text:p>
          </table:table-cell>
          <table:table-cell office:value-type="string" table:style-name="ce1">
            <text:p>Torres</text:p>
          </table:table-cell>
          <table:table-cell office:value-type="float" office:value="4321501" table:style-name="ce1">
            <text:p>4321501</text:p>
          </table:table-cell>
          <table:table-cell office:value-type="string" table:style-name="ce1">
            <text:p>Arranjo Populacional de Torre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1600" table:style-name="ce1">
            <text:p>4321600</text:p>
          </table:table-cell>
          <table:table-cell office:value-type="string" table:style-name="ce1">
            <text:p>Tramandaí</text:p>
          </table:table-cell>
          <table:table-cell office:value-type="float" office:value="4321600" table:style-name="ce1">
            <text:p>4321600</text:p>
          </table:table-cell>
          <table:table-cell office:value-type="string" table:style-name="ce1">
            <text:p>Arranjo Populacional de Tramandaí - Osóri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3508" table:style-name="ce1">
            <text:p>4313508</text:p>
          </table:table-cell>
          <table:table-cell office:value-type="string" table:style-name="ce1">
            <text:p>Osório</text:p>
          </table:table-cell>
          <table:table-cell office:value-type="float" office:value="4321600" table:style-name="ce1">
            <text:p>4321600</text:p>
          </table:table-cell>
          <table:table-cell office:value-type="string" table:style-name="ce1">
            <text:p>Arranjo Populacional de Tramandaí - Osóri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0330" table:style-name="ce1">
            <text:p>4310330</text:p>
          </table:table-cell>
          <table:table-cell office:value-type="string" table:style-name="ce1">
            <text:p>Imbé</text:p>
          </table:table-cell>
          <table:table-cell office:value-type="float" office:value="4321600" table:style-name="ce1">
            <text:p>4321600</text:p>
          </table:table-cell>
          <table:table-cell office:value-type="string" table:style-name="ce1">
            <text:p>Arranjo Populacional de Tramandaí - Osório/RS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58607" table:style-name="ce1">
            <text:p>3158607</text:p>
          </table:table-cell>
          <table:table-cell office:value-type="string" table:style-name="ce1">
            <text:p>Santana do Deserto</text:p>
          </table:table-cell>
          <table:table-cell office:value-type="float" office:value="3306008" table:style-name="ce1">
            <text:p>3306008</text:p>
          </table:table-cell>
          <table:table-cell office:value-type="string" table:style-name="ce1">
            <text:p>Arranjo Populacional de Três Rios - Paraíba do Sul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708" table:style-name="ce1">
            <text:p>3303708</text:p>
          </table:table-cell>
          <table:table-cell office:value-type="string" table:style-name="ce1">
            <text:p>Paraíba do Sul</text:p>
          </table:table-cell>
          <table:table-cell office:value-type="float" office:value="3306008" table:style-name="ce1">
            <text:p>3306008</text:p>
          </table:table-cell>
          <table:table-cell office:value-type="string" table:style-name="ce1">
            <text:p>Arranjo Populacional de Três Rios - Paraíba do Sul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951" table:style-name="ce1">
            <text:p>3300951</text:p>
          </table:table-cell>
          <table:table-cell office:value-type="string" table:style-name="ce1">
            <text:p>Comendador Levy Gasparian</text:p>
          </table:table-cell>
          <table:table-cell office:value-type="float" office:value="3306008" table:style-name="ce1">
            <text:p>3306008</text:p>
          </table:table-cell>
          <table:table-cell office:value-type="string" table:style-name="ce1">
            <text:p>Arranjo Populacional de Três Rios - Paraíba do Sul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6008" table:style-name="ce1">
            <text:p>3306008</text:p>
          </table:table-cell>
          <table:table-cell office:value-type="string" table:style-name="ce1">
            <text:p>Três Rios</text:p>
          </table:table-cell>
          <table:table-cell office:value-type="float" office:value="3306008" table:style-name="ce1">
            <text:p>3306008</text:p>
          </table:table-cell>
          <table:table-cell office:value-type="string" table:style-name="ce1">
            <text:p>Arranjo Populacional de Três Rios - Paraíba do Sul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16209" table:style-name="ce1">
            <text:p>3116209</text:p>
          </table:table-cell>
          <table:table-cell office:value-type="string" table:style-name="ce1">
            <text:p>Chiador</text:p>
          </table:table-cell>
          <table:table-cell office:value-type="float" office:value="3306008" table:style-name="ce1">
            <text:p>3306008</text:p>
          </table:table-cell>
          <table:table-cell office:value-type="string" table:style-name="ce1">
            <text:p>Arranjo Populacional de Três Rios - Paraíba do Sul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6207" table:style-name="ce1">
            <text:p>4206207</text:p>
          </table:table-cell>
          <table:table-cell office:value-type="string" table:style-name="ce1">
            <text:p>Gravatal</text:p>
          </table:table-cell>
          <table:table-cell office:value-type="float" office:value="4218707" table:style-name="ce1">
            <text:p>4218707</text:p>
          </table:table-cell>
          <table:table-cell office:value-type="string" table:style-name="ce1">
            <text:p>Arranjo Populacional de Tubarão - Lagun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8707" table:style-name="ce1">
            <text:p>4218707</text:p>
          </table:table-cell>
          <table:table-cell office:value-type="string" table:style-name="ce1">
            <text:p>Tubarão</text:p>
          </table:table-cell>
          <table:table-cell office:value-type="float" office:value="4218707" table:style-name="ce1">
            <text:p>4218707</text:p>
          </table:table-cell>
          <table:table-cell office:value-type="string" table:style-name="ce1">
            <text:p>Arranjo Populacional de Tubarão - Lagun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3956" table:style-name="ce1">
            <text:p>4203956</text:p>
          </table:table-cell>
          <table:table-cell office:value-type="string" table:style-name="ce1">
            <text:p>Capivari de Baixo</text:p>
          </table:table-cell>
          <table:table-cell office:value-type="float" office:value="4218707" table:style-name="ce1">
            <text:p>4218707</text:p>
          </table:table-cell>
          <table:table-cell office:value-type="string" table:style-name="ce1">
            <text:p>Arranjo Populacional de Tubarão - Lagun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09409" table:style-name="ce1">
            <text:p>4209409</text:p>
          </table:table-cell>
          <table:table-cell office:value-type="string" table:style-name="ce1">
            <text:p>Laguna</text:p>
          </table:table-cell>
          <table:table-cell office:value-type="float" office:value="4218707" table:style-name="ce1">
            <text:p>4218707</text:p>
          </table:table-cell>
          <table:table-cell office:value-type="string" table:style-name="ce1">
            <text:p>Arranjo Populacional de Tubarão - Laguna/SC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41802" table:style-name="ce1">
            <text:p>3541802</text:p>
          </table:table-cell>
          <table:table-cell office:value-type="string" table:style-name="ce1">
            <text:p>Queiroz</text:p>
          </table:table-cell>
          <table:table-cell office:value-type="float" office:value="3555000" table:style-name="ce1">
            <text:p>3555000</text:p>
          </table:table-cell>
          <table:table-cell office:value-type="string" table:style-name="ce1">
            <text:p>Arranjo Populacional de Tupã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3356" table:style-name="ce1">
            <text:p>3503356</text:p>
          </table:table-cell>
          <table:table-cell office:value-type="string" table:style-name="ce1">
            <text:p>Arco-Íris</text:p>
          </table:table-cell>
          <table:table-cell office:value-type="float" office:value="3555000" table:style-name="ce1">
            <text:p>3555000</text:p>
          </table:table-cell>
          <table:table-cell office:value-type="string" table:style-name="ce1">
            <text:p>Arranjo Populacional de Tupã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5000" table:style-name="ce1">
            <text:p>3555000</text:p>
          </table:table-cell>
          <table:table-cell office:value-type="string" table:style-name="ce1">
            <text:p>Tupã</text:p>
          </table:table-cell>
          <table:table-cell office:value-type="float" office:value="3555000" table:style-name="ce1">
            <text:p>3555000</text:p>
          </table:table-cell>
          <table:table-cell office:value-type="string" table:style-name="ce1">
            <text:p>Arranjo Populacional de Tupã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3106" table:style-name="ce1">
            <text:p>3533106</text:p>
          </table:table-cell>
          <table:table-cell office:value-type="string" table:style-name="ce1">
            <text:p>Nova Guataporanga</text:p>
          </table:table-cell>
          <table:table-cell office:value-type="float" office:value="3555109" table:style-name="ce1">
            <text:p>3555109</text:p>
          </table:table-cell>
          <table:table-cell office:value-type="string" table:style-name="ce1">
            <text:p>Arranjo Populacional de Tupi Paulist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5109" table:style-name="ce1">
            <text:p>3555109</text:p>
          </table:table-cell>
          <table:table-cell office:value-type="string" table:style-name="ce1">
            <text:p>Tupi Paulista</text:p>
          </table:table-cell>
          <table:table-cell office:value-type="float" office:value="3555109" table:style-name="ce1">
            <text:p>3555109</text:p>
          </table:table-cell>
          <table:table-cell office:value-type="string" table:style-name="ce1">
            <text:p>Arranjo Populacional de Tupi Paulist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6304" table:style-name="ce1">
            <text:p>3156304</text:p>
          </table:table-cell>
          <table:table-cell office:value-type="string" table:style-name="ce1">
            <text:p>Rodeiro</text:p>
          </table:table-cell>
          <table:table-cell office:value-type="float" office:value="3169901" table:style-name="ce1">
            <text:p>3169901</text:p>
          </table:table-cell>
          <table:table-cell office:value-type="string" table:style-name="ce1">
            <text:p>Arranjo Populacional de 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169901" table:style-name="ce1">
            <text:p>3169901</text:p>
          </table:table-cell>
          <table:table-cell office:value-type="string" table:style-name="ce1">
            <text:p>Ubá</text:p>
          </table:table-cell>
          <table:table-cell office:value-type="float" office:value="3169901" table:style-name="ce1">
            <text:p>3169901</text:p>
          </table:table-cell>
          <table:table-cell office:value-type="string" table:style-name="ce1">
            <text:p>Arranjo Populacional de Ubá/MG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2932200" table:style-name="ce1">
            <text:p>2932200</text:p>
          </table:table-cell>
          <table:table-cell office:value-type="string" table:style-name="ce1">
            <text:p>Ubaitaba</text:p>
          </table:table-cell>
          <table:table-cell office:value-type="float" office:value="2932200" table:style-name="ce1">
            <text:p>2932200</text:p>
          </table:table-cell>
          <table:table-cell office:value-type="string" table:style-name="ce1">
            <text:p>Arranjo Populacional de Ubaitaba - Aurelino Leal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02401" table:style-name="ce1">
            <text:p>2902401</text:p>
          </table:table-cell>
          <table:table-cell office:value-type="string" table:style-name="ce1">
            <text:p>Aurelino Leal</text:p>
          </table:table-cell>
          <table:table-cell office:value-type="float" office:value="2932200" table:style-name="ce1">
            <text:p>2932200</text:p>
          </table:table-cell>
          <table:table-cell office:value-type="string" table:style-name="ce1">
            <text:p>Arranjo Populacional de Ubaitaba - Aurelino Leal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8104" table:style-name="ce1">
            <text:p>4128104</text:p>
          </table:table-cell>
          <table:table-cell office:value-type="string" table:style-name="ce1">
            <text:p>Umuarama</text:p>
          </table:table-cell>
          <table:table-cell office:value-type="float" office:value="4128104" table:style-name="ce1">
            <text:p>4128104</text:p>
          </table:table-cell>
          <table:table-cell office:value-type="string" table:style-name="ce1">
            <text:p>Arranjo Populacional de Umuaram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14708" table:style-name="ce1">
            <text:p>4114708</text:p>
          </table:table-cell>
          <table:table-cell office:value-type="string" table:style-name="ce1">
            <text:p>Maria Helena</text:p>
          </table:table-cell>
          <table:table-cell office:value-type="float" office:value="4128104" table:style-name="ce1">
            <text:p>4128104</text:p>
          </table:table-cell>
          <table:table-cell office:value-type="string" table:style-name="ce1">
            <text:p>Arranjo Populacional de Umuarama/PR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213609" table:style-name="ce1">
            <text:p>4213609</text:p>
          </table:table-cell>
          <table:table-cell office:value-type="string" table:style-name="ce1">
            <text:p>Porto União</text:p>
          </table:table-cell>
          <table:table-cell office:value-type="float" office:value="4128203" table:style-name="ce1">
            <text:p>4128203</text:p>
          </table:table-cell>
          <table:table-cell office:value-type="string" table:style-name="ce1">
            <text:p>Arranjo Populacional de União da Vitória/PR - Porto União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8203" table:style-name="ce1">
            <text:p>4128203</text:p>
          </table:table-cell>
          <table:table-cell office:value-type="string" table:style-name="ce1">
            <text:p>União da Vitória</text:p>
          </table:table-cell>
          <table:table-cell office:value-type="float" office:value="4128203" table:style-name="ce1">
            <text:p>4128203</text:p>
          </table:table-cell>
          <table:table-cell office:value-type="string" table:style-name="ce1">
            <text:p>Arranjo Populacional de União da Vitória/PR - Porto União/SC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101806" table:style-name="ce1">
            <text:p>2101806</text:p>
          </table:table-cell>
          <table:table-cell office:value-type="string" table:style-name="ce1">
            <text:p>Benedito Leite</text:p>
          </table:table-cell>
          <table:table-cell office:value-type="float" office:value="2211209" table:style-name="ce1">
            <text:p>2211209</text:p>
          </table:table-cell>
          <table:table-cell office:value-type="string" table:style-name="ce1">
            <text:p>Arranjo Populacional de Uruçuí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211209" table:style-name="ce1">
            <text:p>2211209</text:p>
          </table:table-cell>
          <table:table-cell office:value-type="string" table:style-name="ce1">
            <text:p>Uruçuí</text:p>
          </table:table-cell>
          <table:table-cell office:value-type="float" office:value="2211209" table:style-name="ce1">
            <text:p>2211209</text:p>
          </table:table-cell>
          <table:table-cell office:value-type="string" table:style-name="ce1">
            <text:p>Arranjo Populacional de Uruçuí/P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306107" table:style-name="ce1">
            <text:p>3306107</text:p>
          </table:table-cell>
          <table:table-cell office:value-type="string" table:style-name="ce1">
            <text:p>Valença</text:p>
          </table:table-cell>
          <table:table-cell office:value-type="float" office:value="3306107" table:style-name="ce1">
            <text:p>3306107</text:p>
          </table:table-cell>
          <table:table-cell office:value-type="string" table:style-name="ce1">
            <text:p>Arranjo Populacional de Valenç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55900" table:style-name="ce1">
            <text:p>3155900</text:p>
          </table:table-cell>
          <table:table-cell office:value-type="string" table:style-name="ce1">
            <text:p>Rio Preto</text:p>
          </table:table-cell>
          <table:table-cell office:value-type="float" office:value="3306107" table:style-name="ce1">
            <text:p>3306107</text:p>
          </table:table-cell>
          <table:table-cell office:value-type="string" table:style-name="ce1">
            <text:p>Arranjo Populacional de Valença/RJ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6305" table:style-name="ce1">
            <text:p>3556305</text:p>
          </table:table-cell>
          <table:table-cell office:value-type="string" table:style-name="ce1">
            <text:p>Valparaíso</text:p>
          </table:table-cell>
          <table:table-cell office:value-type="float" office:value="3556305" table:style-name="ce1">
            <text:p>3556305</text:p>
          </table:table-cell>
          <table:table-cell office:value-type="string" table:style-name="ce1">
            <text:p>Arranjo Populacional de Valparaís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6201" table:style-name="ce1">
            <text:p>3506201</text:p>
          </table:table-cell>
          <table:table-cell office:value-type="string" table:style-name="ce1">
            <text:p>Bento de Abreu</text:p>
          </table:table-cell>
          <table:table-cell office:value-type="float" office:value="3556305" table:style-name="ce1">
            <text:p>3556305</text:p>
          </table:table-cell>
          <table:table-cell office:value-type="string" table:style-name="ce1">
            <text:p>Arranjo Populacional de Valparaíso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2153" table:style-name="ce1">
            <text:p>4312153</text:p>
          </table:table-cell>
          <table:table-cell office:value-type="string" table:style-name="ce1">
            <text:p>Mato Leitão</text:p>
          </table:table-cell>
          <table:table-cell office:value-type="float" office:value="4322608" table:style-name="ce1">
            <text:p>4322608</text:p>
          </table:table-cell>
          <table:table-cell office:value-type="string" table:style-name="ce1">
            <text:p>Arranjo Populacional de Venâncio Aire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2608" table:style-name="ce1">
            <text:p>4322608</text:p>
          </table:table-cell>
          <table:table-cell office:value-type="string" table:style-name="ce1">
            <text:p>Venâncio Aires</text:p>
          </table:table-cell>
          <table:table-cell office:value-type="float" office:value="4322608" table:style-name="ce1">
            <text:p>4322608</text:p>
          </table:table-cell>
          <table:table-cell office:value-type="string" table:style-name="ce1">
            <text:p>Arranjo Populacional de Venâncio Aire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16104" table:style-name="ce1">
            <text:p>2916104</text:p>
          </table:table-cell>
          <table:table-cell office:value-type="string" table:style-name="ce1">
            <text:p>Itaparica</text:p>
          </table:table-cell>
          <table:table-cell office:value-type="float" office:value="2933208" table:style-name="ce1">
            <text:p>2933208</text:p>
          </table:table-cell>
          <table:table-cell office:value-type="string" table:style-name="ce1">
            <text:p>Arranjo Populacional de Vera Cruz - Itaparic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2933208" table:style-name="ce1">
            <text:p>2933208</text:p>
          </table:table-cell>
          <table:table-cell office:value-type="string" table:style-name="ce1">
            <text:p>Vera Cruz</text:p>
          </table:table-cell>
          <table:table-cell office:value-type="float" office:value="2933208" table:style-name="ce1">
            <text:p>2933208</text:p>
          </table:table-cell>
          <table:table-cell office:value-type="string" table:style-name="ce1">
            <text:p>Arranjo Populacional de Vera Cruz - Itaparica/B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2806" table:style-name="ce1">
            <text:p>4322806</text:p>
          </table:table-cell>
          <table:table-cell office:value-type="string" table:style-name="ce1">
            <text:p>Veranópolis</text:p>
          </table:table-cell>
          <table:table-cell office:value-type="float" office:value="4322806" table:style-name="ce1">
            <text:p>4322806</text:p>
          </table:table-cell>
          <table:table-cell office:value-type="string" table:style-name="ce1">
            <text:p>Arranjo Populacional de Veranópoli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3309" table:style-name="ce1">
            <text:p>4323309</text:p>
          </table:table-cell>
          <table:table-cell office:value-type="string" table:style-name="ce1">
            <text:p>Vila Flores</text:p>
          </table:table-cell>
          <table:table-cell office:value-type="float" office:value="4322806" table:style-name="ce1">
            <text:p>4322806</text:p>
          </table:table-cell>
          <table:table-cell office:value-type="string" table:style-name="ce1">
            <text:p>Arranjo Populacional de Veranópolis/RS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71303" table:style-name="ce1">
            <text:p>3171303</text:p>
          </table:table-cell>
          <table:table-cell office:value-type="string" table:style-name="ce1">
            <text:p>Viçosa</text:p>
          </table:table-cell>
          <table:table-cell office:value-type="float" office:value="3171303" table:style-name="ce1">
            <text:p>3171303</text:p>
          </table:table-cell>
          <table:table-cell office:value-type="string" table:style-name="ce1">
            <text:p>Arranjo Populacional de Viços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110202" table:style-name="ce1">
            <text:p>3110202</text:p>
          </table:table-cell>
          <table:table-cell office:value-type="string" table:style-name="ce1">
            <text:p>Cajuri</text:p>
          </table:table-cell>
          <table:table-cell office:value-type="float" office:value="3171303" table:style-name="ce1">
            <text:p>3171303</text:p>
          </table:table-cell>
          <table:table-cell office:value-type="string" table:style-name="ce1">
            <text:p>Arranjo Populacional de Viçosa/MG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205101" table:style-name="ce1">
            <text:p>3205101</text:p>
          </table:table-cell>
          <table:table-cell office:value-type="string" table:style-name="ce1">
            <text:p>Viana</text:p>
          </table:table-cell>
          <table:table-cell office:value-type="float" office:value="3205309" table:style-name="ce1">
            <text:p>3205309</text:p>
          </table:table-cell>
          <table:table-cell office:value-type="string" table:style-name="ce1">
            <text:p>Arranjo Populacional de Vitória/ES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205002" table:style-name="ce1">
            <text:p>3205002</text:p>
          </table:table-cell>
          <table:table-cell office:value-type="string" table:style-name="ce1">
            <text:p>Serra</text:p>
          </table:table-cell>
          <table:table-cell office:value-type="float" office:value="3205309" table:style-name="ce1">
            <text:p>3205309</text:p>
          </table:table-cell>
          <table:table-cell office:value-type="string" table:style-name="ce1">
            <text:p>Arranjo Populacional de Vitória/ES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201308" table:style-name="ce1">
            <text:p>3201308</text:p>
          </table:table-cell>
          <table:table-cell office:value-type="string" table:style-name="ce1">
            <text:p>Cariacica</text:p>
          </table:table-cell>
          <table:table-cell office:value-type="float" office:value="3205309" table:style-name="ce1">
            <text:p>3205309</text:p>
          </table:table-cell>
          <table:table-cell office:value-type="string" table:style-name="ce1">
            <text:p>Arranjo Populacional de Vitória/ES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202207" table:style-name="ce1">
            <text:p>3202207</text:p>
          </table:table-cell>
          <table:table-cell office:value-type="string" table:style-name="ce1">
            <text:p>Fundão</text:p>
          </table:table-cell>
          <table:table-cell office:value-type="float" office:value="3205309" table:style-name="ce1">
            <text:p>3205309</text:p>
          </table:table-cell>
          <table:table-cell office:value-type="string" table:style-name="ce1">
            <text:p>Arranjo Populacional de Vitória/ES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205200" table:style-name="ce1">
            <text:p>3205200</text:p>
          </table:table-cell>
          <table:table-cell office:value-type="string" table:style-name="ce1">
            <text:p>Vila Velha</text:p>
          </table:table-cell>
          <table:table-cell office:value-type="float" office:value="3205309" table:style-name="ce1">
            <text:p>3205309</text:p>
          </table:table-cell>
          <table:table-cell office:value-type="string" table:style-name="ce1">
            <text:p>Arranjo Populacional de Vitória/ES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205309" table:style-name="ce1">
            <text:p>3205309</text:p>
          </table:table-cell>
          <table:table-cell office:value-type="string" table:style-name="ce1">
            <text:p>Vitória</text:p>
          </table:table-cell>
          <table:table-cell office:value-type="float" office:value="3205309" table:style-name="ce1">
            <text:p>3205309</text:p>
          </table:table-cell>
          <table:table-cell office:value-type="string" table:style-name="ce1">
            <text:p>Arranjo Populacional de Vitória/ES</text:p>
          </table:table-cell>
          <table:table-cell office:value-type="string" table:style-name="ce1">
            <text:p>Grande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0407" table:style-name="ce1">
            <text:p>3300407</text:p>
          </table:table-cell>
          <table:table-cell office:value-type="string" table:style-name="ce1">
            <text:p>Barra Mansa</text:p>
          </table:table-cell>
          <table:table-cell office:value-type="float" office:value="3306305" table:style-name="ce1">
            <text:p>3306305</text:p>
          </table:table-cell>
          <table:table-cell office:value-type="string" table:style-name="ce1">
            <text:p>Arranjo Populacional de Volta Redonda - Barra Mansa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3955" table:style-name="ce1">
            <text:p>3303955</text:p>
          </table:table-cell>
          <table:table-cell office:value-type="string" table:style-name="ce1">
            <text:p>Pinheiral</text:p>
          </table:table-cell>
          <table:table-cell office:value-type="float" office:value="3306305" table:style-name="ce1">
            <text:p>3306305</text:p>
          </table:table-cell>
          <table:table-cell office:value-type="string" table:style-name="ce1">
            <text:p>Arranjo Populacional de Volta Redonda - Barra Mansa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306305" table:style-name="ce1">
            <text:p>3306305</text:p>
          </table:table-cell>
          <table:table-cell office:value-type="string" table:style-name="ce1">
            <text:p>Volta Redonda</text:p>
          </table:table-cell>
          <table:table-cell office:value-type="float" office:value="3306305" table:style-name="ce1">
            <text:p>3306305</text:p>
          </table:table-cell>
          <table:table-cell office:value-type="string" table:style-name="ce1">
            <text:p>Arranjo Populacional de Volta Redonda - Barra Mansa/RJ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3551306" table:style-name="ce1">
            <text:p>3551306</text:p>
          </table:table-cell>
          <table:table-cell office:value-type="string" table:style-name="ce1">
            <text:p>Sebastianópolis do Sul</text:p>
          </table:table-cell>
          <table:table-cell office:value-type="float" office:value="3557105" table:style-name="ce1">
            <text:p>3557105</text:p>
          </table:table-cell>
          <table:table-cell office:value-type="string" table:style-name="ce1">
            <text:p>Arranjo Populacional de Votuporang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36257" table:style-name="ce1">
            <text:p>3536257</text:p>
          </table:table-cell>
          <table:table-cell office:value-type="string" table:style-name="ce1">
            <text:p>Parisi</text:p>
          </table:table-cell>
          <table:table-cell office:value-type="float" office:value="3557105" table:style-name="ce1">
            <text:p>3557105</text:p>
          </table:table-cell>
          <table:table-cell office:value-type="string" table:style-name="ce1">
            <text:p>Arranjo Populacional de Votuporang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57105" table:style-name="ce1">
            <text:p>3557105</text:p>
          </table:table-cell>
          <table:table-cell office:value-type="string" table:style-name="ce1">
            <text:p>Votuporanga</text:p>
          </table:table-cell>
          <table:table-cell office:value-type="float" office:value="3557105" table:style-name="ce1">
            <text:p>3557105</text:p>
          </table:table-cell>
          <table:table-cell office:value-type="string" table:style-name="ce1">
            <text:p>Arranjo Populacional de Votuporang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3501202" table:style-name="ce1">
            <text:p>3501202</text:p>
          </table:table-cell>
          <table:table-cell office:value-type="string" table:style-name="ce1">
            <text:p>Álvares Florence</text:p>
          </table:table-cell>
          <table:table-cell office:value-type="float" office:value="3557105" table:style-name="ce1">
            <text:p>3557105</text:p>
          </table:table-cell>
          <table:table-cell office:value-type="string" table:style-name="ce1">
            <text:p>Arranjo Populacional de Votuporanga/SP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5439" table:style-name="ce1">
            <text:p>4305439</text:p>
          </table:table-cell>
          <table:table-cell office:value-type="string" table:style-name="ce1">
            <text:p>Chuí</text:p>
          </table:table-cell>
          <table:table-cell office:value-type="float" office:value="4305439" table:style-name="ce1">
            <text:p>4305439</text:p>
          </table:table-cell>
          <table:table-cell office:value-type="string" table:style-name="ce1">
            <text:p>Arranjo Populacional Internacional Chuy/Uruguai - Chuí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5305" table:style-name="ce1">
            <text:p>4315305</text:p>
          </table:table-cell>
          <table:table-cell office:value-type="string" table:style-name="ce1">
            <text:p>Quaraí</text:p>
          </table:table-cell>
          <table:table-cell office:value-type="float" office:value="4315305" table:style-name="ce1">
            <text:p>4315305</text:p>
          </table:table-cell>
          <table:table-cell office:value-type="string" table:style-name="ce1">
            <text:p>Arranjo Populacional Internacional de Artigas/Uruguai - Quaraí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200054" table:style-name="ce1">
            <text:p>1200054</text:p>
          </table:table-cell>
          <table:table-cell office:value-type="string" table:style-name="ce1">
            <text:p>Assis Brasil</text:p>
          </table:table-cell>
          <table:table-cell office:value-type="float" office:value="1200054" table:style-name="ce1">
            <text:p>1200054</text:p>
          </table:table-cell>
          <table:table-cell office:value-type="string" table:style-name="ce1">
            <text:p>Arranjo Populacional Internacional de Assis Brasil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2100" table:style-name="ce1">
            <text:p>5002100</text:p>
          </table:table-cell>
          <table:table-cell office:value-type="string" table:style-name="ce1">
            <text:p>Bela Vista</text:p>
          </table:table-cell>
          <table:table-cell office:value-type="float" office:value="5002100" table:style-name="ce1">
            <text:p>5002100</text:p>
          </table:table-cell>
          <table:table-cell office:value-type="string" table:style-name="ce1">
            <text:p>Arranjo Populacional Internacional de Bela Vista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01875" table:style-name="ce1">
            <text:p>4301875</text:p>
          </table:table-cell>
          <table:table-cell office:value-type="string" table:style-name="ce1">
            <text:p>Barra do Quaraí</text:p>
          </table:table-cell>
          <table:table-cell office:value-type="float" office:value="4301875" table:style-name="ce1">
            <text:p>4301875</text:p>
          </table:table-cell>
          <table:table-cell office:value-type="string" table:style-name="ce1">
            <text:p>Arranjo Populacional Internacional de Bella Unión/Uruguai - Monte Caseros/Argenti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400159" table:style-name="ce1">
            <text:p>1400159</text:p>
          </table:table-cell>
          <table:table-cell office:value-type="string" table:style-name="ce1">
            <text:p>Bonfim</text:p>
          </table:table-cell>
          <table:table-cell office:value-type="float" office:value="1400159" table:style-name="ce1">
            <text:p>1400159</text:p>
          </table:table-cell>
          <table:table-cell office:value-type="string" table:style-name="ce1">
            <text:p>Arranjo Populacional Internacional de Bonfim/Brasil - Ireng/Guia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3157" table:style-name="ce1">
            <text:p>5003157</text:p>
          </table:table-cell>
          <table:table-cell office:value-type="string" table:style-name="ce1">
            <text:p>Coronel Sapucaia</text:p>
          </table:table-cell>
          <table:table-cell office:value-type="float" office:value="5003157" table:style-name="ce1">
            <text:p>5003157</text:p>
          </table:table-cell>
          <table:table-cell office:value-type="string" table:style-name="ce1">
            <text:p>Arranjo Populacional Internacional de Capitán Bado/Paraguai - Coronel Sapucaia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200252" table:style-name="ce1">
            <text:p>1200252</text:p>
          </table:table-cell>
          <table:table-cell office:value-type="string" table:style-name="ce1">
            <text:p>Epitaciolândia</text:p>
          </table:table-cell>
          <table:table-cell office:value-type="float" office:value="1200104" table:style-name="ce1">
            <text:p>1200104</text:p>
          </table:table-cell>
          <table:table-cell office:value-type="string" table:style-name="ce1">
            <text:p>Arranjo Populacional Internacional de Cobija/Bolívia - Brasiléia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200104" table:style-name="ce1">
            <text:p>1200104</text:p>
          </table:table-cell>
          <table:table-cell office:value-type="string" table:style-name="ce1">
            <text:p>Brasiléia</text:p>
          </table:table-cell>
          <table:table-cell office:value-type="float" office:value="1200104" table:style-name="ce1">
            <text:p>1200104</text:p>
          </table:table-cell>
          <table:table-cell office:value-type="string" table:style-name="ce1">
            <text:p>Arranjo Populacional Internacional de Cobija/Bolívia - Brasiléia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3207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float" office:value="5003207" table:style-name="ce1">
            <text:p>5003207</text:p>
          </table:table-cell>
          <table:table-cell office:value-type="string" table:style-name="ce1">
            <text:p>Arranjo Populacional Internacional de Corumbá/Brasil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5005202" table:style-name="ce1">
            <text:p>5005202</text:p>
          </table:table-cell>
          <table:table-cell office:value-type="string" table:style-name="ce1">
            <text:p>Ladário</text:p>
          </table:table-cell>
          <table:table-cell office:value-type="float" office:value="5003207" table:style-name="ce1">
            <text:p>5003207</text:p>
          </table:table-cell>
          <table:table-cell office:value-type="string" table:style-name="ce1">
            <text:p>Arranjo Populacional Internacional de Corumbá/Brasil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02604" table:style-name="ce1">
            <text:p>4102604</text:p>
          </table:table-cell>
          <table:table-cell office:value-type="string" table:style-name="ce1">
            <text:p>Barracão</text:p>
          </table:table-cell>
          <table:table-cell office:value-type="float" office:value="4205001" table:style-name="ce1">
            <text:p>4205001</text:p>
          </table:table-cell>
          <table:table-cell office:value-type="string" table:style-name="ce1">
            <text:p>Arranjo Populacional Internacional de Dionísio Cerqueira-Barracão/Brasil - Bernardo de Irigoyen/Argenti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205001" table:style-name="ce1">
            <text:p>4205001</text:p>
          </table:table-cell>
          <table:table-cell office:value-type="string" table:style-name="ce1">
            <text:p>Dionísio Cerqueira</text:p>
          </table:table-cell>
          <table:table-cell office:value-type="float" office:value="4205001" table:style-name="ce1">
            <text:p>4205001</text:p>
          </table:table-cell>
          <table:table-cell office:value-type="string" table:style-name="ce1">
            <text:p>Arranjo Populacional Internacional de Dionísio Cerqueira-Barracão/Brasil - Bernardo de Irigoyen/Argenti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8304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float" office:value="4108304" table:style-name="ce1">
            <text:p>4108304</text:p>
          </table:table-cell>
          <table:table-cell office:value-type="string" table:style-name="ce1">
            <text:p>Arranjo Populacional Internacional de Foz do Iguaçu/Brasil - Ciudad del Este/Paraguai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24053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float" office:value="4108304" table:style-name="ce1">
            <text:p>4108304</text:p>
          </table:table-cell>
          <table:table-cell office:value-type="string" table:style-name="ce1">
            <text:p>Arranjo Populacional Internacional de Foz do Iguaçu/Brasil - Ciudad del Este/Paraguai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08656" table:style-name="ce1">
            <text:p>4308656</text:p>
          </table:table-cell>
          <table:table-cell office:value-type="string" table:style-name="ce1">
            <text:p>Garruchos</text:p>
          </table:table-cell>
          <table:table-cell office:value-type="float" office:value="4308656" table:style-name="ce1">
            <text:p>4308656</text:p>
          </table:table-cell>
          <table:table-cell office:value-type="string" table:style-name="ce1">
            <text:p>Arranjo Populacional Internacional de Garruchos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08809" table:style-name="ce1">
            <text:p>4108809</text:p>
          </table:table-cell>
          <table:table-cell office:value-type="string" table:style-name="ce1">
            <text:p>Guaíra</text:p>
          </table:table-cell>
          <table:table-cell office:value-type="float" office:value="4108809" table:style-name="ce1">
            <text:p>4108809</text:p>
          </table:table-cell>
          <table:table-cell office:value-type="string" table:style-name="ce1">
            <text:p>Arranjo Populacional Internacional de Guaíra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100106" table:style-name="ce1">
            <text:p>1100106</text:p>
          </table:table-cell>
          <table:table-cell office:value-type="string" table:style-name="ce1">
            <text:p>Guajará-Mirim</text:p>
          </table:table-cell>
          <table:table-cell office:value-type="float" office:value="1100106" table:style-name="ce1">
            <text:p>1100106</text:p>
          </table:table-cell>
          <table:table-cell office:value-type="string" table:style-name="ce1">
            <text:p>Arranjo Populacional Internacional de Guajará-Mirim/Brasil - Guayaramerín/Bolívi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0603" table:style-name="ce1">
            <text:p>4310603</text:p>
          </table:table-cell>
          <table:table-cell office:value-type="string" table:style-name="ce1">
            <text:p>Itaqui</text:p>
          </table:table-cell>
          <table:table-cell office:value-type="float" office:value="4310603" table:style-name="ce1">
            <text:p>4310603</text:p>
          </table:table-cell>
          <table:table-cell office:value-type="string" table:style-name="ce1">
            <text:p>Arranjo Populacional Internacional de Itaqui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1007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float" office:value="4311007" table:style-name="ce1">
            <text:p>4311007</text:p>
          </table:table-cell>
          <table:table-cell office:value-type="string" table:style-name="ce1">
            <text:p>Arranjo Populacional Internacional de Jaguarão/Brasil - Rio Branco/Urugua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600501" table:style-name="ce1">
            <text:p>1600501</text:p>
          </table:table-cell>
          <table:table-cell office:value-type="string" table:style-name="ce1">
            <text:p>Oiapoque</text:p>
          </table:table-cell>
          <table:table-cell office:value-type="float" office:value="1600501" table:style-name="ce1">
            <text:p>1600501</text:p>
          </table:table-cell>
          <table:table-cell office:value-type="string" table:style-name="ce1">
            <text:p>Arranjo Populacional Internacional de Oiapoque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6358" table:style-name="ce1">
            <text:p>5006358</text:p>
          </table:table-cell>
          <table:table-cell office:value-type="string" table:style-name="ce1">
            <text:p>Paranhos</text:p>
          </table:table-cell>
          <table:table-cell office:value-type="float" office:value="5006358" table:style-name="ce1">
            <text:p>5006358</text:p>
          </table:table-cell>
          <table:table-cell office:value-type="string" table:style-name="ce1">
            <text:p>Arranjo Populacional Internacional de Paranhos/Brasil - Ypejhú/Paraguai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5006606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float" office:value="5006606" table:style-name="ce1">
            <text:p>5006606</text:p>
          </table:table-cell>
          <table:table-cell office:value-type="string" table:style-name="ce1">
            <text:p>Arranjo Populacional Internacional de Pedro Juan Caballero/Paraguai - Ponta Porã/Brasil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315057" table:style-name="ce1">
            <text:p>4315057</text:p>
          </table:table-cell>
          <table:table-cell office:value-type="string" table:style-name="ce1">
            <text:p>Porto Mauá</text:p>
          </table:table-cell>
          <table:table-cell office:value-type="float" office:value="4315057" table:style-name="ce1">
            <text:p>4315057</text:p>
          </table:table-cell>
          <table:table-cell office:value-type="string" table:style-name="ce1">
            <text:p>Arranjo Populacional Internacional de Porto Mauá/Brasil - Alba Posse/Argenti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5073" table:style-name="ce1">
            <text:p>4315073</text:p>
          </table:table-cell>
          <table:table-cell office:value-type="string" table:style-name="ce1">
            <text:p>Porto Vera Cruz</text:p>
          </table:table-cell>
          <table:table-cell office:value-type="float" office:value="4315073" table:style-name="ce1">
            <text:p>4315073</text:p>
          </table:table-cell>
          <table:table-cell office:value-type="string" table:style-name="ce1">
            <text:p>Arranjo Populacional Internacional de Porto Vera Cruz/Brasil - Panambí/Argenti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5107" table:style-name="ce1">
            <text:p>4315107</text:p>
          </table:table-cell>
          <table:table-cell office:value-type="string" table:style-name="ce1">
            <text:p>Porto Xavier</text:p>
          </table:table-cell>
          <table:table-cell office:value-type="float" office:value="4315107" table:style-name="ce1">
            <text:p>4315107</text:p>
          </table:table-cell>
          <table:table-cell office:value-type="string" table:style-name="ce1">
            <text:p>Arranjo Populacional Internacional de Porto Xavier/Brasil - San Javier/Argentin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7103" table:style-name="ce1">
            <text:p>4317103</text:p>
          </table:table-cell>
          <table:table-cell office:value-type="string" table:style-name="ce1">
            <text:p>Sant´Ana do Livramento</text:p>
          </table:table-cell>
          <table:table-cell office:value-type="float" office:value="4317103" table:style-name="ce1">
            <text:p>4317103</text:p>
          </table:table-cell>
          <table:table-cell office:value-type="string" table:style-name="ce1">
            <text:p>Arranjo Populacional Internacional de Sant'Ana do Livramento/Brasil - Rivera/Uruguai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style-name="ro1">
          <table:table-cell office:value-type="float" office:value="4120358" table:style-name="ce1">
            <text:p>4120358</text:p>
          </table:table-cell>
          <table:table-cell office:value-type="string" table:style-name="ce1">
            <text:p>Pranchita</text:p>
          </table:table-cell>
          <table:table-cell office:value-type="float" office:value="4124400" table:style-name="ce1">
            <text:p>4124400</text:p>
          </table:table-cell>
          <table:table-cell office:value-type="string" table:style-name="ce1">
            <text:p>Arranjo Populacional Internacional de Santo Antônio do Sudoeste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124400" table:style-name="ce1">
            <text:p>4124400</text:p>
          </table:table-cell>
          <table:table-cell office:value-type="string" table:style-name="ce1">
            <text:p>Santo Antônio do Sudoeste</text:p>
          </table:table-cell>
          <table:table-cell office:value-type="float" office:value="4124400" table:style-name="ce1">
            <text:p>4124400</text:p>
          </table:table-cell>
          <table:table-cell office:value-type="string" table:style-name="ce1">
            <text:p>Arranjo Populacional Internacional de Santo Antônio do Sudoeste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18002" table:style-name="ce1">
            <text:p>4318002</text:p>
          </table:table-cell>
          <table:table-cell office:value-type="string" table:style-name="ce1">
            <text:p>São Borja</text:p>
          </table:table-cell>
          <table:table-cell office:value-type="float" office:value="4318002" table:style-name="ce1">
            <text:p>4318002</text:p>
          </table:table-cell>
          <table:table-cell office:value-type="string" table:style-name="ce1">
            <text:p>Arranjo Populacional Internacional de São Borja/Brasil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1304062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float" office:value="1304062" table:style-name="ce1">
            <text:p>1304062</text:p>
          </table:table-cell>
          <table:table-cell office:value-type="string" table:style-name="ce1">
            <text:p>Arranjo Populacional Internacional de Tabatinga/Brasil - Letícia/Colômbia</text:p>
          </table:table-cell>
          <table:table-cell office:value-type="string" table:style-name="ce1">
            <text:p>Arranjo populacional</text:p>
          </table:table-cell>
          <table:table-cell table:number-columns-repeated="16379"/>
        </table:table-row>
        <table:table-row table:style-name="ro1">
          <table:table-cell office:value-type="float" office:value="4322400" table:style-name="ce1">
            <text:p>4322400</text:p>
          </table:table-cell>
          <table:table-cell office:value-type="string" table:style-name="ce1">
            <text:p>Uruguaiana</text:p>
          </table:table-cell>
          <table:table-cell office:value-type="float" office:value="4322400" table:style-name="ce1">
            <text:p>4322400</text:p>
          </table:table-cell>
          <table:table-cell office:value-type="string" table:style-name="ce1">
            <text:p>Arranjo Populacional Internacional de Uruguaiana/Brasil</text:p>
          </table:table-cell>
          <table:table-cell office:value-type="string" table:style-name="ce1">
            <text:p>Média concentração urbana considerada na análise - Arranjo populacional</text:p>
          </table:table-cell>
          <table:table-cell table:number-columns-repeated="16379"/>
        </table:table-row>
        <table:table-row table:number-rows-repeated="1047615" table:style-name="ro1">
          <table:table-cell table:number-columns-repeated="16384"/>
        </table:table-row>
      </table:table>
      <table:table table:name="Descrição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4">
            <text:p>Variável</text:p>
          </table:table-cell>
          <table:table-cell office:value-type="string" table:style-name="ce4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dmun</text:p>
          </table:table-cell>
          <table:table-cell office:value-type="string" table:style-name="ce1">
            <text:p>Código do Município integrante de Arranjo Popul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me do Município</text:p>
          </table:table-cell>
          <table:table-cell office:value-type="string" table:style-name="ce1">
            <text:p>Nome do Município integrantes de Arranjo Popul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ódigo do AP</text:p>
          </table:table-cell>
          <table:table-cell office:value-type="string" table:style-name="ce1">
            <text:p>Código do Arranjo Populacional, referente ao Município núcleo do Arranjo para fins operacionai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me do Arranjo Populacional</text:p>
          </table:table-cell>
          <table:table-cell office:value-type="string" table:style-name="ce1">
            <text:p>Nome do Arranjo <text:s/>Popul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ipo de Arranjo Populacional</text:p>
          </table:table-cell>
          <table:table-cell office:value-type="string" table:style-name="ce1">
            <text:p>Tipos de Arranjo Populacional, considerando as categorias Arranjo Populacional, Média Concentração Urbana, Grande Concentração Urbana, Primeiras e Segundas Integrações de Arranjos Populacionais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Mauricio</meta:initial-creator>
    <dc:creator>Revisor</dc:creator>
    <meta:creation-date>2018-06-18T12:04:28Z</meta:creation-date>
    <dc:date>2020-06-24T23:03:04Z</dc:date>
  </office:meta>
</office:document-meta>
</file>